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zeta</text:p>
          </table:table-cell>
          <table:table-cell table:formula="of:=[.H1]/[.H2]" office:value-type="float" office:value="0.0400909898492466" calcext:value-type="float">
            <text:p>0,0400909898</text:p>
          </table:table-cell>
          <table:table-cell office:value-type="string" calcext:value-type="string">
            <text:p>Td</text:p>
          </table:table-cell>
          <table:table-cell table:formula="of:=2*PI()/[.K2]" office:value-type="float" office:value="0.100840719950949" calcext:value-type="float">
            <text:p>0,1008407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77770.78" calcext:value-type="float">
            <text:p>77770,78</text:p>
          </table:table-cell>
          <table:table-cell/>
          <table:table-cell office:value-type="string" calcext:value-type="string">
            <text:p>ccrit</text:p>
          </table:table-cell>
          <table:table-cell table:formula="of:=2*SQRT([.E1]*[.E2])" office:value-type="float" office:value="2494.32604123839" calcext:value-type="float">
            <text:p>2494,3260412384</text:p>
          </table:table-cell>
          <table:table-cell/>
          <table:table-cell office:value-type="string" calcext:value-type="string">
            <text:p>wd</text:p>
          </table:table-cell>
          <table:table-cell table:formula="of:=SQRT(1-[.K1]^2)*[.H3]" office:value-type="float" office:value="62.3080171406537" calcext:value-type="float">
            <text:p>62,3080171407</text:p>
          </table:table-cell>
          <table:table-cell office:value-type="string" calcext:value-type="string">
            <text:p>fd</text:p>
          </table:table-cell>
          <table:table-cell table:formula="of:=1/[.M1]" office:value-type="float" office:value="9.91662892218958" calcext:value-type="float">
            <text:p>9,916628922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wn</text:p>
          </table:table-cell>
          <table:table-cell table:formula="of:=SQRT([.E2]/[.E1])" office:value-type="float" office:value="62.3581510309599" calcext:value-type="float">
            <text:p>62,358151031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0.02" calcext:value-type="float">
            <text:p>0,02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EXP(-[.$K$1]*[.$H$3]*[.B4])*([.$K$3]*COS([.$K$2]*[.B4])+([.$K$4]+[.$K$1]*[.$H$3]*[.$K$3])/[.$K$2]*SIN([.$K$2]*[.B4]))" office:value-type="float" office:value="0.02" calcext:value-type="float">
            <text:p>0,02</text:p>
          </table:table-cell>
          <table:table-cell table:number-columns-repeated="6"/>
          <table:table-cell office:value-type="string" calcext:value-type="string">
            <text:p>v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formula="of:=[.B4]+[.$B$2]" office:value-type="float" office:value="0.005" calcext:value-type="float">
            <text:p>0,005</text:p>
          </table:table-cell>
          <table:table-cell table:formula="of:=EXP(-[.$K$1]*[.$H$3]*[.B5])*([.$K$3]*COS([.$K$2]*[.B5])+([.$K$4]+[.$K$1]*[.$H$3]*[.$K$3])/[.$K$2]*SIN([.$K$2]*[.B5]))" office:value-type="float" office:value="0.0190436879078658" calcext:value-type="float">
            <text:p>0,0190436879</text:p>
          </table:table-cell>
          <table:table-cell table:number-columns-repeated="2"/>
          <table:table-cell>
            <draw:frame table:end-cell-address="Planilha1.O21" table:end-x="16.66mm" table:end-y="4.21mm" draw:z-index="0" draw:name="Gráfico 2" draw:style-name="gr1" draw:text-style-name="P1" svg:width="162.88mm" svg:height="77.96mm" svg:x="3.8mm" svg:y="4.39mm">
              <loext:p draw:notify-on-update-of-ranges="Planilha1.C4:Planilha1.C163 Planilha1.B4:Planilha1.B16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/>
          <table:table-cell table:formula="of:=[.B5]+[.$B$2]" office:value-type="float" office:value="0.01" calcext:value-type="float">
            <text:p>0,01</text:p>
          </table:table-cell>
          <table:table-cell table:formula="of:=EXP(-[.$K$1]*[.$H$3]*[.B6])*([.$K$3]*COS([.$K$2]*[.B6])+([.$K$4]+[.$K$1]*[.$H$3]*[.$K$3])/[.$K$2]*SIN([.$K$2]*[.B6]))" office:value-type="float" office:value="0.0162973974597114" calcext:value-type="float">
            <text:p>0,0162973975</text:p>
          </table:table-cell>
          <table:table-cell table:number-columns-repeated="1021"/>
        </table:table-row>
        <table:table-row table:style-name="ro2">
          <table:table-cell/>
          <table:table-cell table:formula="of:=[.B6]+[.$B$2]" office:value-type="float" office:value="0.015" calcext:value-type="float">
            <text:p>0,015</text:p>
          </table:table-cell>
          <table:table-cell table:formula="of:=EXP(-[.$K$1]*[.$H$3]*[.B7])*([.$K$3]*COS([.$K$2]*[.B7])+([.$K$4]+[.$K$1]*[.$H$3]*[.$K$3])/[.$K$2]*SIN([.$K$2]*[.B7]))" office:value-type="float" office:value="0.0120668611820821" calcext:value-type="float">
            <text:p>0,0120668612</text:p>
          </table:table-cell>
          <table:table-cell table:number-columns-repeated="1021"/>
        </table:table-row>
        <table:table-row table:style-name="ro2">
          <table:table-cell/>
          <table:table-cell table:formula="of:=[.B7]+[.$B$2]" office:value-type="float" office:value="0.02" calcext:value-type="float">
            <text:p>0,02</text:p>
          </table:table-cell>
          <table:table-cell table:formula="of:=EXP(-[.$K$1]*[.$H$3]*[.B8])*([.$K$3]*COS([.$K$2]*[.B8])+([.$K$4]+[.$K$1]*[.$H$3]*[.$K$3])/[.$K$2]*SIN([.$K$2]*[.B8]))" office:value-type="float" office:value="0.00679161239739129" calcext:value-type="float">
            <text:p>0,0067916124</text:p>
          </table:table-cell>
          <table:table-cell table:number-columns-repeated="1021"/>
        </table:table-row>
        <table:table-row table:style-name="ro2">
          <table:table-cell/>
          <table:table-cell table:formula="of:=[.B8]+[.$B$2]" office:value-type="float" office:value="0.025" calcext:value-type="float">
            <text:p>0,025</text:p>
          </table:table-cell>
          <table:table-cell table:formula="of:=EXP(-[.$K$1]*[.$H$3]*[.B9])*([.$K$3]*COS([.$K$2]*[.B9])+([.$K$4]+[.$K$1]*[.$H$3]*[.$K$3])/[.$K$2]*SIN([.$K$2]*[.B9]))" office:value-type="float" office:value="0.000999823541556262" calcext:value-type="float">
            <text:p>0,0009998235</text:p>
          </table:table-cell>
          <table:table-cell table:number-columns-repeated="1021"/>
        </table:table-row>
        <table:table-row table:style-name="ro2">
          <table:table-cell/>
          <table:table-cell table:formula="of:=[.B9]+[.$B$2]" office:value-type="float" office:value="0.03" calcext:value-type="float">
            <text:p>0,03</text:p>
          </table:table-cell>
          <table:table-cell table:formula="of:=EXP(-[.$K$1]*[.$H$3]*[.B10])*([.$K$3]*COS([.$K$2]*[.B10])+([.$K$4]+[.$K$1]*[.$H$3]*[.$K$3])/[.$K$2]*SIN([.$K$2]*[.B10]))" office:value-type="float" office:value="-0.00474418185164805" calcext:value-type="float">
            <text:p>-0,0047441819</text:p>
          </table:table-cell>
          <table:table-cell table:number-columns-repeated="1021"/>
        </table:table-row>
        <table:table-row table:style-name="ro2">
          <table:table-cell/>
          <table:table-cell table:formula="of:=[.B10]+[.$B$2]" office:value-type="float" office:value="0.035" calcext:value-type="float">
            <text:p>0,035</text:p>
          </table:table-cell>
          <table:table-cell table:formula="of:=EXP(-[.$K$1]*[.$H$3]*[.B11])*([.$K$3]*COS([.$K$2]*[.B11])+([.$K$4]+[.$K$1]*[.$H$3]*[.$K$3])/[.$K$2]*SIN([.$K$2]*[.B11]))" office:value-type="float" office:value="-0.00989456401429543" calcext:value-type="float">
            <text:p>-0,009894564</text:p>
          </table:table-cell>
          <table:table-cell table:number-columns-repeated="1021"/>
        </table:table-row>
        <table:table-row table:style-name="ro2">
          <table:table-cell/>
          <table:table-cell table:formula="of:=[.B11]+[.$B$2]" office:value-type="float" office:value="0.04" calcext:value-type="float">
            <text:p>0,04</text:p>
          </table:table-cell>
          <table:table-cell table:formula="of:=EXP(-[.$K$1]*[.$H$3]*[.B12])*([.$K$3]*COS([.$K$2]*[.B12])+([.$K$4]+[.$K$1]*[.$H$3]*[.$K$3])/[.$K$2]*SIN([.$K$2]*[.B12]))" office:value-type="float" office:value="-0.0139754926017613" calcext:value-type="float">
            <text:p>-0,0139754926</text:p>
          </table:table-cell>
          <table:table-cell table:number-columns-repeated="1021"/>
        </table:table-row>
        <table:table-row table:style-name="ro2">
          <table:table-cell/>
          <table:table-cell table:formula="of:=[.B12]+[.$B$2]" office:value-type="float" office:value="0.045" calcext:value-type="float">
            <text:p>0,045</text:p>
          </table:table-cell>
          <table:table-cell table:formula="of:=EXP(-[.$K$1]*[.$H$3]*[.B13])*([.$K$3]*COS([.$K$2]*[.B13])+([.$K$4]+[.$K$1]*[.$H$3]*[.$K$3])/[.$K$2]*SIN([.$K$2]*[.B13]))" office:value-type="float" office:value="-0.0166247329614605" calcext:value-type="float">
            <text:p>-0,016624733</text:p>
          </table:table-cell>
          <table:table-cell table:number-columns-repeated="1021"/>
        </table:table-row>
        <table:table-row table:style-name="ro2">
          <table:table-cell/>
          <table:table-cell table:formula="of:=[.B13]+[.$B$2]" office:value-type="float" office:value="0.05" calcext:value-type="float">
            <text:p>0,05</text:p>
          </table:table-cell>
          <table:table-cell table:formula="of:=EXP(-[.$K$1]*[.$H$3]*[.B14])*([.$K$3]*COS([.$K$2]*[.B14])+([.$K$4]+[.$K$1]*[.$H$3]*[.$K$3])/[.$K$2]*SIN([.$K$2]*[.B14]))" office:value-type="float" office:value="-0.0176253381807836" calcext:value-type="float">
            <text:p>-0,0176253382</text:p>
          </table:table-cell>
          <table:table-cell table:number-columns-repeated="1021"/>
        </table:table-row>
        <table:table-row table:style-name="ro2">
          <table:table-cell/>
          <table:table-cell table:formula="of:=[.B14]+[.$B$2]" office:value-type="float" office:value="0.055" calcext:value-type="float">
            <text:p>0,055</text:p>
          </table:table-cell>
          <table:table-cell table:formula="of:=EXP(-[.$K$1]*[.$H$3]*[.B15])*([.$K$3]*COS([.$K$2]*[.B15])+([.$K$4]+[.$K$1]*[.$H$3]*[.$K$3])/[.$K$2]*SIN([.$K$2]*[.B15]))" office:value-type="float" office:value="-0.0169227224510351" calcext:value-type="float">
            <text:p>-0,0169227225</text:p>
          </table:table-cell>
          <table:table-cell table:number-columns-repeated="1021"/>
        </table:table-row>
        <table:table-row table:style-name="ro2">
          <table:table-cell/>
          <table:table-cell table:formula="of:=[.B15]+[.$B$2]" office:value-type="float" office:value="0.06" calcext:value-type="float">
            <text:p>0,06</text:p>
          </table:table-cell>
          <table:table-cell table:formula="of:=EXP(-[.$K$1]*[.$H$3]*[.B16])*([.$K$3]*COS([.$K$2]*[.B16])+([.$K$4]+[.$K$1]*[.$H$3]*[.$K$3])/[.$K$2]*SIN([.$K$2]*[.B16]))" office:value-type="float" office:value="-0.0146258507342784" calcext:value-type="float">
            <text:p>-0,0146258507</text:p>
          </table:table-cell>
          <table:table-cell table:number-columns-repeated="1021"/>
        </table:table-row>
        <table:table-row table:style-name="ro2">
          <table:table-cell/>
          <table:table-cell table:formula="of:=[.B16]+[.$B$2]" office:value-type="float" office:value="0.065" calcext:value-type="float">
            <text:p>0,065</text:p>
          </table:table-cell>
          <table:table-cell table:formula="of:=EXP(-[.$K$1]*[.$H$3]*[.B17])*([.$K$3]*COS([.$K$2]*[.B17])+([.$K$4]+[.$K$1]*[.$H$3]*[.$K$3])/[.$K$2]*SIN([.$K$2]*[.B17]))" office:value-type="float" office:value="-0.0109928236072819" calcext:value-type="float">
            <text:p>-0,0109928236</text:p>
          </table:table-cell>
          <table:table-cell table:number-columns-repeated="1021"/>
        </table:table-row>
        <table:table-row table:style-name="ro2">
          <table:table-cell/>
          <table:table-cell table:formula="of:=[.B17]+[.$B$2]" office:value-type="float" office:value="0.07" calcext:value-type="float">
            <text:p>0,07</text:p>
          </table:table-cell>
          <table:table-cell table:formula="of:=EXP(-[.$K$1]*[.$H$3]*[.B18])*([.$K$3]*COS([.$K$2]*[.B18])+([.$K$4]+[.$K$1]*[.$H$3]*[.$K$3])/[.$K$2]*SIN([.$K$2]*[.B18]))" office:value-type="float" office:value="-0.00640261536728051" calcext:value-type="float">
            <text:p>-0,0064026154</text:p>
          </table:table-cell>
          <table:table-cell table:number-columns-repeated="1021"/>
        </table:table-row>
        <table:table-row table:style-name="ro2">
          <table:table-cell/>
          <table:table-cell table:formula="of:=[.B18]+[.$B$2]" office:value-type="float" office:value="0.075" calcext:value-type="float">
            <text:p>0,075</text:p>
          </table:table-cell>
          <table:table-cell table:formula="of:=EXP(-[.$K$1]*[.$H$3]*[.B19])*([.$K$3]*COS([.$K$2]*[.B19])+([.$K$4]+[.$K$1]*[.$H$3]*[.$K$3])/[.$K$2]*SIN([.$K$2]*[.B19]))" office:value-type="float" office:value="-0.00131599874505632" calcext:value-type="float">
            <text:p>-0,0013159987</text:p>
          </table:table-cell>
          <table:table-cell table:number-columns-repeated="1021"/>
        </table:table-row>
        <table:table-row table:style-name="ro2">
          <table:table-cell/>
          <table:table-cell table:formula="of:=[.B19]+[.$B$2]" office:value-type="float" office:value="0.08" calcext:value-type="float">
            <text:p>0,08</text:p>
          </table:table-cell>
          <table:table-cell table:formula="of:=EXP(-[.$K$1]*[.$H$3]*[.B20])*([.$K$3]*COS([.$K$2]*[.B20])+([.$K$4]+[.$K$1]*[.$H$3]*[.$K$3])/[.$K$2]*SIN([.$K$2]*[.B20]))" office:value-type="float" office:value="0.00377035552961691" calcext:value-type="float">
            <text:p>0,0037703555</text:p>
          </table:table-cell>
          <table:table-cell table:number-columns-repeated="1021"/>
        </table:table-row>
        <table:table-row table:style-name="ro2">
          <table:table-cell/>
          <table:table-cell table:formula="of:=[.B20]+[.$B$2]" office:value-type="float" office:value="0.085" calcext:value-type="float">
            <text:p>0,085</text:p>
          </table:table-cell>
          <table:table-cell table:formula="of:=EXP(-[.$K$1]*[.$H$3]*[.B21])*([.$K$3]*COS([.$K$2]*[.B21])+([.$K$4]+[.$K$1]*[.$H$3]*[.$K$3])/[.$K$2]*SIN([.$K$2]*[.B21]))" office:value-type="float" office:value="0.00837206455515191" calcext:value-type="float">
            <text:p>0,0083720646</text:p>
          </table:table-cell>
          <table:table-cell table:number-columns-repeated="1021"/>
        </table:table-row>
        <table:table-row table:style-name="ro2">
          <table:table-cell/>
          <table:table-cell table:formula="of:=[.B21]+[.$B$2]" office:value-type="float" office:value="0.09" calcext:value-type="float">
            <text:p>0,09</text:p>
          </table:table-cell>
          <table:table-cell table:formula="of:=EXP(-[.$K$1]*[.$H$3]*[.B22])*([.$K$3]*COS([.$K$2]*[.B22])+([.$K$4]+[.$K$1]*[.$H$3]*[.$K$3])/[.$K$2]*SIN([.$K$2]*[.B22]))" office:value-type="float" office:value="0.012062859164817" calcext:value-type="float">
            <text:p>0,0120628592</text:p>
          </table:table-cell>
          <table:table-cell table:number-columns-repeated="1021"/>
        </table:table-row>
        <table:table-row table:style-name="ro2">
          <table:table-cell/>
          <table:table-cell table:formula="of:=[.B22]+[.$B$2]" office:value-type="float" office:value="0.095" calcext:value-type="float">
            <text:p>0,095</text:p>
          </table:table-cell>
          <table:table-cell table:formula="of:=EXP(-[.$K$1]*[.$H$3]*[.B23])*([.$K$3]*COS([.$K$2]*[.B23])+([.$K$4]+[.$K$1]*[.$H$3]*[.$K$3])/[.$K$2]*SIN([.$K$2]*[.B23]))" office:value-type="float" office:value="0.0145137440355447" calcext:value-type="float">
            <text:p>0,014513744</text:p>
          </table:table-cell>
          <table:table-cell table:number-columns-repeated="1021"/>
        </table:table-row>
        <table:table-row table:style-name="ro2">
          <table:table-cell/>
          <table:table-cell table:formula="of:=[.B23]+[.$B$2]" office:value-type="float" office:value="0.1" calcext:value-type="float">
            <text:p>0,1</text:p>
          </table:table-cell>
          <table:table-cell table:formula="of:=EXP(-[.$K$1]*[.$H$3]*[.B24])*([.$K$3]*COS([.$K$2]*[.B24])+([.$K$4]+[.$K$1]*[.$H$3]*[.$K$3])/[.$K$2]*SIN([.$K$2]*[.B24]))" office:value-type="float" office:value="0.0155219272387358" calcext:value-type="float">
            <text:p>0,0155219272</text:p>
          </table:table-cell>
          <table:table-cell table:number-columns-repeated="1021"/>
        </table:table-row>
        <table:table-row table:style-name="ro2">
          <table:table-cell/>
          <table:table-cell table:formula="of:=[.B24]+[.$B$2]" office:value-type="float" office:value="0.105" calcext:value-type="float">
            <text:p>0,105</text:p>
          </table:table-cell>
          <table:table-cell table:formula="of:=EXP(-[.$K$1]*[.$H$3]*[.B25])*([.$K$3]*COS([.$K$2]*[.B25])+([.$K$4]+[.$K$1]*[.$H$3]*[.$K$3])/[.$K$2]*SIN([.$K$2]*[.B25]))" office:value-type="float" office:value="0.0150270167750992" calcext:value-type="float">
            <text:p>0,0150270168</text:p>
          </table:table-cell>
          <table:table-cell table:number-columns-repeated="1021"/>
        </table:table-row>
        <table:table-row table:style-name="ro2">
          <table:table-cell/>
          <table:table-cell table:formula="of:=[.B25]+[.$B$2]" office:value-type="float" office:value="0.11" calcext:value-type="float">
            <text:p>0,11</text:p>
          </table:table-cell>
          <table:table-cell table:formula="of:=EXP(-[.$K$1]*[.$H$3]*[.B26])*([.$K$3]*COS([.$K$2]*[.B26])+([.$K$4]+[.$K$1]*[.$H$3]*[.$K$3])/[.$K$2]*SIN([.$K$2]*[.B26]))" office:value-type="float" office:value="0.0131132560262897" calcext:value-type="float">
            <text:p>0,013113256</text:p>
          </table:table-cell>
          <table:table-cell table:number-columns-repeated="1021"/>
        </table:table-row>
        <table:table-row table:style-name="ro2">
          <table:table-cell/>
          <table:table-cell table:formula="of:=[.B26]+[.$B$2]" office:value-type="float" office:value="0.115" calcext:value-type="float">
            <text:p>0,115</text:p>
          </table:table-cell>
          <table:table-cell table:formula="of:=EXP(-[.$K$1]*[.$H$3]*[.B27])*([.$K$3]*COS([.$K$2]*[.B27])+([.$K$4]+[.$K$1]*[.$H$3]*[.$K$3])/[.$K$2]*SIN([.$K$2]*[.B27]))" office:value-type="float" office:value="0.00999792993468794" calcext:value-type="float">
            <text:p>0,0099979299</text:p>
          </table:table-cell>
          <table:table-cell table:number-columns-repeated="1021"/>
        </table:table-row>
        <table:table-row table:style-name="ro2">
          <table:table-cell/>
          <table:table-cell table:formula="of:=[.B27]+[.$B$2]" office:value-type="float" office:value="0.12" calcext:value-type="float">
            <text:p>0,12</text:p>
          </table:table-cell>
          <table:table-cell table:formula="of:=EXP(-[.$K$1]*[.$H$3]*[.B28])*([.$K$3]*COS([.$K$2]*[.B28])+([.$K$4]+[.$K$1]*[.$H$3]*[.$K$3])/[.$K$2]*SIN([.$K$2]*[.B28]))" office:value-type="float" office:value="0.00600738747291275" calcext:value-type="float">
            <text:p>0,0060073875</text:p>
          </table:table-cell>
          <table:table-cell table:number-columns-repeated="1021"/>
        </table:table-row>
        <table:table-row table:style-name="ro1">
          <table:table-cell/>
          <table:table-cell table:formula="of:=[.B28]+[.$B$2]" office:value-type="float" office:value="0.125" calcext:value-type="float">
            <text:p>0,125</text:p>
          </table:table-cell>
          <table:table-cell table:formula="of:=EXP(-[.$K$1]*[.$H$3]*[.B29])*([.$K$3]*COS([.$K$2]*[.B29])+([.$K$4]+[.$K$1]*[.$H$3]*[.$K$3])/[.$K$2]*SIN([.$K$2]*[.B29]))" office:value-type="float" office:value="0.00154326961296443" calcext:value-type="float">
            <text:p>0,0015432696</text:p>
          </table:table-cell>
          <table:table-cell table:number-columns-repeated="1021"/>
        </table:table-row>
        <table:table-row table:style-name="ro1">
          <table:table-cell/>
          <table:table-cell table:formula="of:=[.B29]+[.$B$2]" office:value-type="float" office:value="0.13" calcext:value-type="float">
            <text:p>0,13</text:p>
          </table:table-cell>
          <table:table-cell table:formula="of:=EXP(-[.$K$1]*[.$H$3]*[.B30])*([.$K$3]*COS([.$K$2]*[.B30])+([.$K$4]+[.$K$1]*[.$H$3]*[.$K$3])/[.$K$2]*SIN([.$K$2]*[.B30]))" office:value-type="float" office:value="-0.00295759916211292" calcext:value-type="float">
            <text:p>-0,0029575992</text:p>
          </table:table-cell>
          <table:table-cell table:number-columns-repeated="1021"/>
        </table:table-row>
        <table:table-row table:style-name="ro1">
          <table:table-cell/>
          <table:table-cell table:formula="of:=[.B30]+[.$B$2]" office:value-type="float" office:value="0.135" calcext:value-type="float">
            <text:p>0,135</text:p>
          </table:table-cell>
          <table:table-cell table:formula="of:=EXP(-[.$K$1]*[.$H$3]*[.B31])*([.$K$3]*COS([.$K$2]*[.B31])+([.$K$4]+[.$K$1]*[.$H$3]*[.$K$3])/[.$K$2]*SIN([.$K$2]*[.B31]))" office:value-type="float" office:value="-0.0070656796999372" calcext:value-type="float">
            <text:p>-0,0070656797</text:p>
          </table:table-cell>
          <table:table-cell table:number-columns-repeated="1021"/>
        </table:table-row>
        <table:table-row table:style-name="ro1">
          <table:table-cell/>
          <table:table-cell table:formula="of:=[.B31]+[.$B$2]" office:value-type="float" office:value="0.14" calcext:value-type="float">
            <text:p>0,14</text:p>
          </table:table-cell>
          <table:table-cell table:formula="of:=EXP(-[.$K$1]*[.$H$3]*[.B32])*([.$K$3]*COS([.$K$2]*[.B32])+([.$K$4]+[.$K$1]*[.$H$3]*[.$K$3])/[.$K$2]*SIN([.$K$2]*[.B32]))" office:value-type="float" office:value="-0.0103994446562986" calcext:value-type="float">
            <text:p>-0,0103994447</text:p>
          </table:table-cell>
          <table:table-cell table:number-columns-repeated="1021"/>
        </table:table-row>
        <table:table-row table:style-name="ro1">
          <table:table-cell/>
          <table:table-cell table:formula="of:=[.B32]+[.$B$2]" office:value-type="float" office:value="0.145" calcext:value-type="float">
            <text:p>0,145</text:p>
          </table:table-cell>
          <table:table-cell table:formula="of:=EXP(-[.$K$1]*[.$H$3]*[.B33])*([.$K$3]*COS([.$K$2]*[.B33])+([.$K$4]+[.$K$1]*[.$H$3]*[.$K$3])/[.$K$2]*SIN([.$K$2]*[.B33]))" office:value-type="float" office:value="-0.0126605271181441" calcext:value-type="float">
            <text:p>-0,0126605271</text:p>
          </table:table-cell>
          <table:table-cell table:number-columns-repeated="1021"/>
        </table:table-row>
        <table:table-row table:style-name="ro1">
          <table:table-cell/>
          <table:table-cell table:formula="of:=[.B33]+[.$B$2]" office:value-type="float" office:value="0.15" calcext:value-type="float">
            <text:p>0,15</text:p>
          </table:table-cell>
          <table:table-cell table:formula="of:=EXP(-[.$K$1]*[.$H$3]*[.B34])*([.$K$3]*COS([.$K$2]*[.B34])+([.$K$4]+[.$K$1]*[.$H$3]*[.$K$3])/[.$K$2]*SIN([.$K$2]*[.B34]))" office:value-type="float" office:value="-0.0136600817767803" calcext:value-type="float">
            <text:p>-0,0136600818</text:p>
          </table:table-cell>
          <table:table-cell table:number-columns-repeated="1021"/>
        </table:table-row>
        <table:table-row table:style-name="ro1">
          <table:table-cell/>
          <table:table-cell table:formula="of:=[.B34]+[.$B$2]" office:value-type="float" office:value="0.155" calcext:value-type="float">
            <text:p>0,155</text:p>
          </table:table-cell>
          <table:table-cell table:formula="of:=EXP(-[.$K$1]*[.$H$3]*[.B35])*([.$K$3]*COS([.$K$2]*[.B35])+([.$K$4]+[.$K$1]*[.$H$3]*[.$K$3])/[.$K$2]*SIN([.$K$2]*[.B35]))" office:value-type="float" office:value="-0.013334065157473" calcext:value-type="float">
            <text:p>-0,0133340652</text:p>
          </table:table-cell>
          <table:table-cell table:number-columns-repeated="1021"/>
        </table:table-row>
        <table:table-row table:style-name="ro1">
          <table:table-cell/>
          <table:table-cell table:formula="of:=[.B35]+[.$B$2]" office:value-type="float" office:value="0.16" calcext:value-type="float">
            <text:p>0,16</text:p>
          </table:table-cell>
          <table:table-cell table:formula="of:=EXP(-[.$K$1]*[.$H$3]*[.B36])*([.$K$3]*COS([.$K$2]*[.B36])+([.$K$4]+[.$K$1]*[.$H$3]*[.$K$3])/[.$K$2]*SIN([.$K$2]*[.B36]))" office:value-type="float" office:value="-0.0117462533110011" calcext:value-type="float">
            <text:p>-0,0117462533</text:p>
          </table:table-cell>
          <table:table-cell table:number-columns-repeated="1021"/>
        </table:table-row>
        <table:table-row table:style-name="ro1">
          <table:table-cell/>
          <table:table-cell table:formula="of:=[.B36]+[.$B$2]" office:value-type="float" office:value="0.165" calcext:value-type="float">
            <text:p>0,165</text:p>
          </table:table-cell>
          <table:table-cell table:formula="of:=EXP(-[.$K$1]*[.$H$3]*[.B37])*([.$K$3]*COS([.$K$2]*[.B37])+([.$K$4]+[.$K$1]*[.$H$3]*[.$K$3])/[.$K$2]*SIN([.$K$2]*[.B37]))" office:value-type="float" office:value="-0.00907901234613074" calcext:value-type="float">
            <text:p>-0,0090790123</text:p>
          </table:table-cell>
          <table:table-cell table:number-columns-repeated="1021"/>
        </table:table-row>
        <table:table-row table:style-name="ro1">
          <table:table-cell/>
          <table:table-cell table:formula="of:=[.B37]+[.$B$2]" office:value-type="float" office:value="0.17" calcext:value-type="float">
            <text:p>0,17</text:p>
          </table:table-cell>
          <table:table-cell table:formula="of:=EXP(-[.$K$1]*[.$H$3]*[.B38])*([.$K$3]*COS([.$K$2]*[.B38])+([.$K$4]+[.$K$1]*[.$H$3]*[.$K$3])/[.$K$2]*SIN([.$K$2]*[.B38]))" office:value-type="float" office:value="-0.00561300313741945" calcext:value-type="float">
            <text:p>-0,0056130031</text:p>
          </table:table-cell>
          <table:table-cell table:number-columns-repeated="1021"/>
        </table:table-row>
        <table:table-row table:style-name="ro1">
          <table:table-cell/>
          <table:table-cell table:formula="of:=[.B38]+[.$B$2]" office:value-type="float" office:value="0.175" calcext:value-type="float">
            <text:p>0,175</text:p>
          </table:table-cell>
          <table:table-cell table:formula="of:=EXP(-[.$K$1]*[.$H$3]*[.B39])*([.$K$3]*COS([.$K$2]*[.B39])+([.$K$4]+[.$K$1]*[.$H$3]*[.$K$3])/[.$K$2]*SIN([.$K$2]*[.B39]))" office:value-type="float" office:value="-0.00169802620849828" calcext:value-type="float">
            <text:p>-0,0016980262</text:p>
          </table:table-cell>
          <table:table-cell table:number-columns-repeated="1021"/>
        </table:table-row>
        <table:table-row table:style-name="ro1">
          <table:table-cell/>
          <table:table-cell table:formula="of:=[.B39]+[.$B$2]" office:value-type="float" office:value="0.18" calcext:value-type="float">
            <text:p>0,18</text:p>
          </table:table-cell>
          <table:table-cell table:formula="of:=EXP(-[.$K$1]*[.$H$3]*[.B40])*([.$K$3]*COS([.$K$2]*[.B40])+([.$K$4]+[.$K$1]*[.$H$3]*[.$K$3])/[.$K$2]*SIN([.$K$2]*[.B40]))" office:value-type="float" office:value="0.00228199792663675" calcext:value-type="float">
            <text:p>0,0022819979</text:p>
          </table:table-cell>
          <table:table-cell table:number-columns-repeated="1021"/>
        </table:table-row>
        <table:table-row table:style-name="ro1">
          <table:table-cell/>
          <table:table-cell table:formula="of:=[.B40]+[.$B$2]" office:value-type="float" office:value="0.185" calcext:value-type="float">
            <text:p>0,185</text:p>
          </table:table-cell>
          <table:table-cell table:formula="of:=EXP(-[.$K$1]*[.$H$3]*[.B41])*([.$K$3]*COS([.$K$2]*[.B41])+([.$K$4]+[.$K$1]*[.$H$3]*[.$K$3])/[.$K$2]*SIN([.$K$2]*[.B41]))" office:value-type="float" office:value="0.00594643313696195" calcext:value-type="float">
            <text:p>0,0059464331</text:p>
          </table:table-cell>
          <table:table-cell table:number-columns-repeated="1021"/>
        </table:table-row>
        <table:table-row table:style-name="ro1">
          <table:table-cell/>
          <table:table-cell table:formula="of:=[.B41]+[.$B$2]" office:value-type="float" office:value="0.19" calcext:value-type="float">
            <text:p>0,19</text:p>
          </table:table-cell>
          <table:table-cell table:formula="of:=EXP(-[.$K$1]*[.$H$3]*[.B42])*([.$K$3]*COS([.$K$2]*[.B42])+([.$K$4]+[.$K$1]*[.$H$3]*[.$K$3])/[.$K$2]*SIN([.$K$2]*[.B42]))" office:value-type="float" office:value="0.00895409574846258" calcext:value-type="float">
            <text:p>0,0089540957</text:p>
          </table:table-cell>
          <table:table-cell table:number-columns-repeated="1021"/>
        </table:table-row>
        <table:table-row table:style-name="ro1">
          <table:table-cell/>
          <table:table-cell table:formula="of:=[.B42]+[.$B$2]" office:value-type="float" office:value="0.195" calcext:value-type="float">
            <text:p>0,195</text:p>
          </table:table-cell>
          <table:table-cell table:formula="of:=EXP(-[.$K$1]*[.$H$3]*[.B43])*([.$K$3]*COS([.$K$2]*[.B43])+([.$K$4]+[.$K$1]*[.$H$3]*[.$K$3])/[.$K$2]*SIN([.$K$2]*[.B43]))" office:value-type="float" office:value="0.0110347724447294" calcext:value-type="float">
            <text:p>0,0110347724</text:p>
          </table:table-cell>
          <table:table-cell table:number-columns-repeated="1021"/>
        </table:table-row>
        <table:table-row table:style-name="ro1">
          <table:table-cell/>
          <table:table-cell table:formula="of:=[.B43]+[.$B$2]" office:value-type="float" office:value="0.2" calcext:value-type="float">
            <text:p>0,2</text:p>
          </table:table-cell>
          <table:table-cell table:formula="of:=EXP(-[.$K$1]*[.$H$3]*[.B44])*([.$K$3]*COS([.$K$2]*[.B44])+([.$K$4]+[.$K$1]*[.$H$3]*[.$K$3])/[.$K$2]*SIN([.$K$2]*[.B44]))" office:value-type="float" office:value="0.0120132012593466" calcext:value-type="float">
            <text:p>0,0120132013</text:p>
          </table:table-cell>
          <table:table-cell table:number-columns-repeated="1021"/>
        </table:table-row>
        <table:table-row table:style-name="ro1">
          <table:table-cell/>
          <table:table-cell table:formula="of:=[.B44]+[.$B$2]" office:value-type="float" office:value="0.205" calcext:value-type="float">
            <text:p>0,205</text:p>
          </table:table-cell>
          <table:table-cell table:formula="of:=EXP(-[.$K$1]*[.$H$3]*[.B45])*([.$K$3]*COS([.$K$2]*[.B45])+([.$K$4]+[.$K$1]*[.$H$3]*[.$K$3])/[.$K$2]*SIN([.$K$2]*[.B45]))" office:value-type="float" office:value="0.0118234179623097" calcext:value-type="float">
            <text:p>0,011823418</text:p>
          </table:table-cell>
          <table:table-cell table:number-columns-repeated="1021"/>
        </table:table-row>
        <table:table-row table:style-name="ro1">
          <table:table-cell/>
          <table:table-cell table:formula="of:=[.B45]+[.$B$2]" office:value-type="float" office:value="0.21" calcext:value-type="float">
            <text:p>0,21</text:p>
          </table:table-cell>
          <table:table-cell table:formula="of:=EXP(-[.$K$1]*[.$H$3]*[.B46])*([.$K$3]*COS([.$K$2]*[.B46])+([.$K$4]+[.$K$1]*[.$H$3]*[.$K$3])/[.$K$2]*SIN([.$K$2]*[.B46]))" office:value-type="float" office:value="0.0105123394686259" calcext:value-type="float">
            <text:p>0,0105123395</text:p>
          </table:table-cell>
          <table:table-cell table:number-columns-repeated="1021"/>
        </table:table-row>
        <table:table-row table:style-name="ro1">
          <table:table-cell/>
          <table:table-cell table:formula="of:=[.B46]+[.$B$2]" office:value-type="float" office:value="0.215" calcext:value-type="float">
            <text:p>0,215</text:p>
          </table:table-cell>
          <table:table-cell table:formula="of:=EXP(-[.$K$1]*[.$H$3]*[.B47])*([.$K$3]*COS([.$K$2]*[.B47])+([.$K$4]+[.$K$1]*[.$H$3]*[.$K$3])/[.$K$2]*SIN([.$K$2]*[.B47]))" office:value-type="float" office:value="0.00823250874879102" calcext:value-type="float">
            <text:p>0,0082325087</text:p>
          </table:table-cell>
          <table:table-cell table:number-columns-repeated="1021"/>
        </table:table-row>
        <table:table-row table:style-name="ro1">
          <table:table-cell/>
          <table:table-cell table:formula="of:=[.B47]+[.$B$2]" office:value-type="float" office:value="0.22" calcext:value-type="float">
            <text:p>0,22</text:p>
          </table:table-cell>
          <table:table-cell table:formula="of:=EXP(-[.$K$1]*[.$H$3]*[.B48])*([.$K$3]*COS([.$K$2]*[.B48])+([.$K$4]+[.$K$1]*[.$H$3]*[.$K$3])/[.$K$2]*SIN([.$K$2]*[.B48]))" office:value-type="float" office:value="0.00522495976941345" calcext:value-type="float">
            <text:p>0,0052249598</text:p>
          </table:table-cell>
          <table:table-cell table:number-columns-repeated="1021"/>
        </table:table-row>
        <table:table-row table:style-name="ro1">
          <table:table-cell/>
          <table:table-cell table:formula="of:=[.B48]+[.$B$2]" office:value-type="float" office:value="0.225" calcext:value-type="float">
            <text:p>0,225</text:p>
          </table:table-cell>
          <table:table-cell table:formula="of:=EXP(-[.$K$1]*[.$H$3]*[.B49])*([.$K$3]*COS([.$K$2]*[.B49])+([.$K$4]+[.$K$1]*[.$H$3]*[.$K$3])/[.$K$2]*SIN([.$K$2]*[.B49]))" office:value-type="float" office:value="0.00179407822645004" calcext:value-type="float">
            <text:p>0,0017940782</text:p>
          </table:table-cell>
          <table:table-cell table:number-columns-repeated="1021"/>
        </table:table-row>
        <table:table-row table:style-name="ro1">
          <table:table-cell/>
          <table:table-cell table:formula="of:=[.B49]+[.$B$2]" office:value-type="float" office:value="0.23" calcext:value-type="float">
            <text:p>0,23</text:p>
          </table:table-cell>
          <table:table-cell table:formula="of:=EXP(-[.$K$1]*[.$H$3]*[.B50])*([.$K$3]*COS([.$K$2]*[.B50])+([.$K$4]+[.$K$1]*[.$H$3]*[.$K$3])/[.$K$2]*SIN([.$K$2]*[.B50]))" office:value-type="float" office:value="-0.00172295021359337" calcext:value-type="float">
            <text:p>-0,0017229502</text:p>
          </table:table-cell>
          <table:table-cell table:number-columns-repeated="1021"/>
        </table:table-row>
        <table:table-row table:style-name="ro1">
          <table:table-cell/>
          <table:table-cell table:formula="of:=[.B50]+[.$B$2]" office:value-type="float" office:value="0.235" calcext:value-type="float">
            <text:p>0,235</text:p>
          </table:table-cell>
          <table:table-cell table:formula="of:=EXP(-[.$K$1]*[.$H$3]*[.B51])*([.$K$3]*COS([.$K$2]*[.B51])+([.$K$4]+[.$K$1]*[.$H$3]*[.$K$3])/[.$K$2]*SIN([.$K$2]*[.B51]))" office:value-type="float" office:value="-0.00498906099032853" calcext:value-type="float">
            <text:p>-0,004989061</text:p>
          </table:table-cell>
          <table:table-cell table:number-columns-repeated="1021"/>
        </table:table-row>
        <table:table-row table:style-name="ro1">
          <table:table-cell/>
          <table:table-cell table:formula="of:=[.B51]+[.$B$2]" office:value-type="float" office:value="0.24" calcext:value-type="float">
            <text:p>0,24</text:p>
          </table:table-cell>
          <table:table-cell table:formula="of:=EXP(-[.$K$1]*[.$H$3]*[.B52])*([.$K$3]*COS([.$K$2]*[.B52])+([.$K$4]+[.$K$1]*[.$H$3]*[.$K$3])/[.$K$2]*SIN([.$K$2]*[.B52]))" office:value-type="float" office:value="-0.00769940736855911" calcext:value-type="float">
            <text:p>-0,0076994074</text:p>
          </table:table-cell>
          <table:table-cell table:number-columns-repeated="1021"/>
        </table:table-row>
        <table:table-row table:style-name="ro1">
          <table:table-cell/>
          <table:table-cell table:formula="of:=[.B52]+[.$B$2]" office:value-type="float" office:value="0.245" calcext:value-type="float">
            <text:p>0,245</text:p>
          </table:table-cell>
          <table:table-cell table:formula="of:=EXP(-[.$K$1]*[.$H$3]*[.B53])*([.$K$3]*COS([.$K$2]*[.B53])+([.$K$4]+[.$K$1]*[.$H$3]*[.$K$3])/[.$K$2]*SIN([.$K$2]*[.B53]))" office:value-type="float" office:value="-0.00960959648257561" calcext:value-type="float">
            <text:p>-0,0096095965</text:p>
          </table:table-cell>
          <table:table-cell table:number-columns-repeated="1021"/>
        </table:table-row>
        <table:table-row table:style-name="ro1">
          <table:table-cell/>
          <table:table-cell table:formula="of:=[.B53]+[.$B$2]" office:value-type="float" office:value="0.25" calcext:value-type="float">
            <text:p>0,25</text:p>
          </table:table-cell>
          <table:table-cell table:formula="of:=EXP(-[.$K$1]*[.$H$3]*[.B54])*([.$K$3]*COS([.$K$2]*[.B54])+([.$K$4]+[.$K$1]*[.$H$3]*[.$K$3])/[.$K$2]*SIN([.$K$2]*[.B54]))" office:value-type="float" office:value="-0.0105574710195209" calcext:value-type="float">
            <text:p>-0,010557471</text:p>
          </table:table-cell>
          <table:table-cell table:number-columns-repeated="1021"/>
        </table:table-row>
        <table:table-row table:style-name="ro1">
          <table:table-cell/>
          <table:table-cell table:formula="of:=[.B54]+[.$B$2]" office:value-type="float" office:value="0.255" calcext:value-type="float">
            <text:p>0,255</text:p>
          </table:table-cell>
          <table:table-cell table:formula="of:=EXP(-[.$K$1]*[.$H$3]*[.B55])*([.$K$3]*COS([.$K$2]*[.B55])+([.$K$4]+[.$K$1]*[.$H$3]*[.$K$3])/[.$K$2]*SIN([.$K$2]*[.B55]))" office:value-type="float" office:value="-0.0104765215629341" calcext:value-type="float">
            <text:p>-0,0104765216</text:p>
          </table:table-cell>
          <table:table-cell table:number-columns-repeated="1021"/>
        </table:table-row>
        <table:table-row table:style-name="ro1">
          <table:table-cell/>
          <table:table-cell table:formula="of:=[.B55]+[.$B$2]" office:value-type="float" office:value="0.26" calcext:value-type="float">
            <text:p>0,26</text:p>
          </table:table-cell>
          <table:table-cell table:formula="of:=EXP(-[.$K$1]*[.$H$3]*[.B56])*([.$K$3]*COS([.$K$2]*[.B56])+([.$K$4]+[.$K$1]*[.$H$3]*[.$K$3])/[.$K$2]*SIN([.$K$2]*[.B56]))" office:value-type="float" office:value="-0.00939985893690808" calcext:value-type="float">
            <text:p>-0,0093998589</text:p>
          </table:table-cell>
          <table:table-cell table:number-columns-repeated="1021"/>
        </table:table-row>
        <table:table-row table:style-name="ro1">
          <table:table-cell/>
          <table:table-cell table:formula="of:=[.B56]+[.$B$2]" office:value-type="float" office:value="0.265" calcext:value-type="float">
            <text:p>0,265</text:p>
          </table:table-cell>
          <table:table-cell table:formula="of:=EXP(-[.$K$1]*[.$H$3]*[.B57])*([.$K$3]*COS([.$K$2]*[.B57])+([.$K$4]+[.$K$1]*[.$H$3]*[.$K$3])/[.$K$2]*SIN([.$K$2]*[.B57]))" office:value-type="float" office:value="-0.00745460132655476" calcext:value-type="float">
            <text:p>-0,0074546013</text:p>
          </table:table-cell>
          <table:table-cell table:number-columns-repeated="1021"/>
        </table:table-row>
        <table:table-row table:style-name="ro1">
          <table:table-cell/>
          <table:table-cell table:formula="of:=[.B57]+[.$B$2]" office:value-type="float" office:value="0.27" calcext:value-type="float">
            <text:p>0,27</text:p>
          </table:table-cell>
          <table:table-cell table:formula="of:=EXP(-[.$K$1]*[.$H$3]*[.B58])*([.$K$3]*COS([.$K$2]*[.B58])+([.$K$4]+[.$K$1]*[.$H$3]*[.$K$3])/[.$K$2]*SIN([.$K$2]*[.B58]))" office:value-type="float" office:value="-0.0048474473668151" calcext:value-type="float">
            <text:p>-0,0048474474</text:p>
          </table:table-cell>
          <table:table-cell table:number-columns-repeated="1021"/>
        </table:table-row>
        <table:table-row table:style-name="ro1">
          <table:table-cell/>
          <table:table-cell table:formula="of:=[.B58]+[.$B$2]" office:value-type="float" office:value="0.275" calcext:value-type="float">
            <text:p>0,275</text:p>
          </table:table-cell>
          <table:table-cell table:formula="of:=EXP(-[.$K$1]*[.$H$3]*[.B59])*([.$K$3]*COS([.$K$2]*[.B59])+([.$K$4]+[.$K$1]*[.$H$3]*[.$K$3])/[.$K$2]*SIN([.$K$2]*[.B59]))" office:value-type="float" office:value="-0.00184302673857341" calcext:value-type="float">
            <text:p>-0,0018430267</text:p>
          </table:table-cell>
          <table:table-cell table:number-columns-repeated="1021"/>
        </table:table-row>
        <table:table-row table:style-name="ro1">
          <table:table-cell/>
          <table:table-cell table:formula="of:=[.B59]+[.$B$2]" office:value-type="float" office:value="0.28" calcext:value-type="float">
            <text:p>0,28</text:p>
          </table:table-cell>
          <table:table-cell table:formula="of:=EXP(-[.$K$1]*[.$H$3]*[.B60])*([.$K$3]*COS([.$K$2]*[.B60])+([.$K$4]+[.$K$1]*[.$H$3]*[.$K$3])/[.$K$2]*SIN([.$K$2]*[.B60]))" office:value-type="float" office:value="0.00126273166370081" calcext:value-type="float">
            <text:p>0,0012627317</text:p>
          </table:table-cell>
          <table:table-cell table:number-columns-repeated="1021"/>
        </table:table-row>
        <table:table-row table:style-name="ro1">
          <table:table-cell/>
          <table:table-cell table:formula="of:=[.B60]+[.$B$2]" office:value-type="float" office:value="0.285" calcext:value-type="float">
            <text:p>0,285</text:p>
          </table:table-cell>
          <table:table-cell table:formula="of:=EXP(-[.$K$1]*[.$H$3]*[.B61])*([.$K$3]*COS([.$K$2]*[.B61])+([.$K$4]+[.$K$1]*[.$H$3]*[.$K$3])/[.$K$2]*SIN([.$K$2]*[.B61]))" office:value-type="float" office:value="0.00417155474374094" calcext:value-type="float">
            <text:p>0,0041715547</text:p>
          </table:table-cell>
          <table:table-cell table:number-columns-repeated="1021"/>
        </table:table-row>
        <table:table-row table:style-name="ro1">
          <table:table-cell/>
          <table:table-cell table:formula="of:=[.B61]+[.$B$2]" office:value-type="float" office:value="0.29" calcext:value-type="float">
            <text:p>0,29</text:p>
          </table:table-cell>
          <table:table-cell table:formula="of:=EXP(-[.$K$1]*[.$H$3]*[.B62])*([.$K$3]*COS([.$K$2]*[.B62])+([.$K$4]+[.$K$1]*[.$H$3]*[.$K$3])/[.$K$2]*SIN([.$K$2]*[.B62]))" office:value-type="float" office:value="0.00661128855913027" calcext:value-type="float">
            <text:p>0,0066112886</text:p>
          </table:table-cell>
          <table:table-cell table:number-columns-repeated="1021"/>
        </table:table-row>
        <table:table-row table:style-name="ro1">
          <table:table-cell/>
          <table:table-cell table:formula="of:=[.B62]+[.$B$2]" office:value-type="float" office:value="0.295" calcext:value-type="float">
            <text:p>0,295</text:p>
          </table:table-cell>
          <table:table-cell table:formula="of:=EXP(-[.$K$1]*[.$H$3]*[.B63])*([.$K$3]*COS([.$K$2]*[.B63])+([.$K$4]+[.$K$1]*[.$H$3]*[.$K$3])/[.$K$2]*SIN([.$K$2]*[.B63]))" office:value-type="float" office:value="0.00836117150572283" calcext:value-type="float">
            <text:p>0,0083611715</text:p>
          </table:table-cell>
          <table:table-cell table:number-columns-repeated="1021"/>
        </table:table-row>
        <table:table-row table:style-name="ro1">
          <table:table-cell/>
          <table:table-cell table:formula="of:=[.B63]+[.$B$2]" office:value-type="float" office:value="0.3" calcext:value-type="float">
            <text:p>0,3</text:p>
          </table:table-cell>
          <table:table-cell table:formula="of:=EXP(-[.$K$1]*[.$H$3]*[.B64])*([.$K$3]*COS([.$K$2]*[.B64])+([.$K$4]+[.$K$1]*[.$H$3]*[.$K$3])/[.$K$2]*SIN([.$K$2]*[.B64]))" office:value-type="float" office:value="0.00927158925228068" calcext:value-type="float">
            <text:p>0,0092715893</text:p>
          </table:table-cell>
          <table:table-cell table:number-columns-repeated="1021"/>
        </table:table-row>
        <table:table-row table:style-name="ro1">
          <table:table-cell/>
          <table:table-cell table:formula="of:=[.B64]+[.$B$2]" office:value-type="float" office:value="0.305" calcext:value-type="float">
            <text:p>0,305</text:p>
          </table:table-cell>
          <table:table-cell table:formula="of:=EXP(-[.$K$1]*[.$H$3]*[.B65])*([.$K$3]*COS([.$K$2]*[.B65])+([.$K$4]+[.$K$1]*[.$H$3]*[.$K$3])/[.$K$2]*SIN([.$K$2]*[.B65]))" office:value-type="float" office:value="0.00927656634737129" calcext:value-type="float">
            <text:p>0,0092765663</text:p>
          </table:table-cell>
          <table:table-cell table:number-columns-repeated="1021"/>
        </table:table-row>
        <table:table-row table:style-name="ro1">
          <table:table-cell/>
          <table:table-cell table:formula="of:=[.B65]+[.$B$2]" office:value-type="float" office:value="0.31" calcext:value-type="float">
            <text:p>0,31</text:p>
          </table:table-cell>
          <table:table-cell table:formula="of:=EXP(-[.$K$1]*[.$H$3]*[.B66])*([.$K$3]*COS([.$K$2]*[.B66])+([.$K$4]+[.$K$1]*[.$H$3]*[.$K$3])/[.$K$2]*SIN([.$K$2]*[.B66]))" office:value-type="float" office:value="0.00839798421604634" calcext:value-type="float">
            <text:p>0,0083979842</text:p>
          </table:table-cell>
          <table:table-cell table:number-columns-repeated="1021"/>
        </table:table-row>
        <table:table-row table:style-name="ro1">
          <table:table-cell/>
          <table:table-cell table:formula="of:=[.B66]+[.$B$2]" office:value-type="float" office:value="0.315" calcext:value-type="float">
            <text:p>0,315</text:p>
          </table:table-cell>
          <table:table-cell table:formula="of:=EXP(-[.$K$1]*[.$H$3]*[.B67])*([.$K$3]*COS([.$K$2]*[.B67])+([.$K$4]+[.$K$1]*[.$H$3]*[.$K$3])/[.$K$2]*SIN([.$K$2]*[.B67]))" office:value-type="float" office:value="0.00674132812948931" calcext:value-type="float">
            <text:p>0,0067413281</text:p>
          </table:table-cell>
          <table:table-cell table:number-columns-repeated="1021"/>
        </table:table-row>
        <table:table-row table:style-name="ro1">
          <table:table-cell/>
          <table:table-cell table:formula="of:=[.B67]+[.$B$2]" office:value-type="float" office:value="0.32" calcext:value-type="float">
            <text:p>0,32</text:p>
          </table:table-cell>
          <table:table-cell table:formula="of:=EXP(-[.$K$1]*[.$H$3]*[.B68])*([.$K$3]*COS([.$K$2]*[.B68])+([.$K$4]+[.$K$1]*[.$H$3]*[.$K$3])/[.$K$2]*SIN([.$K$2]*[.B68]))" office:value-type="float" office:value="0.00448357732737735" calcext:value-type="float">
            <text:p>0,0044835773</text:p>
          </table:table-cell>
          <table:table-cell table:number-columns-repeated="1021"/>
        </table:table-row>
        <table:table-row table:style-name="ro1">
          <table:table-cell/>
          <table:table-cell table:formula="of:=[.B68]+[.$B$2]" office:value-type="float" office:value="0.325" calcext:value-type="float">
            <text:p>0,325</text:p>
          </table:table-cell>
          <table:table-cell table:formula="of:=EXP(-[.$K$1]*[.$H$3]*[.B69])*([.$K$3]*COS([.$K$2]*[.B69])+([.$K$4]+[.$K$1]*[.$H$3]*[.$K$3])/[.$K$2]*SIN([.$K$2]*[.B69]))" office:value-type="float" office:value="0.0018545855406196" calcext:value-type="float">
            <text:p>0,0018545855</text:p>
          </table:table-cell>
          <table:table-cell table:number-columns-repeated="1021"/>
        </table:table-row>
        <table:table-row table:style-name="ro1">
          <table:table-cell/>
          <table:table-cell table:formula="of:=[.B69]+[.$B$2]" office:value-type="float" office:value="0.33" calcext:value-type="float">
            <text:p>0,33</text:p>
          </table:table-cell>
          <table:table-cell table:formula="of:=EXP(-[.$K$1]*[.$H$3]*[.B70])*([.$K$3]*COS([.$K$2]*[.B70])+([.$K$4]+[.$K$1]*[.$H$3]*[.$K$3])/[.$K$2]*SIN([.$K$2]*[.B70]))" office:value-type="float" office:value="-0.000886114172058096" calcext:value-type="float">
            <text:p>-0,0008861142</text:p>
          </table:table-cell>
          <table:table-cell table:number-columns-repeated="1021"/>
        </table:table-row>
        <table:table-row table:style-name="ro1">
          <table:table-cell/>
          <table:table-cell table:formula="of:=[.B70]+[.$B$2]" office:value-type="float" office:value="0.335" calcext:value-type="float">
            <text:p>0,335</text:p>
          </table:table-cell>
          <table:table-cell table:formula="of:=EXP(-[.$K$1]*[.$H$3]*[.B71])*([.$K$3]*COS([.$K$2]*[.B71])+([.$K$4]+[.$K$1]*[.$H$3]*[.$K$3])/[.$K$2]*SIN([.$K$2]*[.B71]))" office:value-type="float" office:value="-0.00347475835184371" calcext:value-type="float">
            <text:p>-0,0034747584</text:p>
          </table:table-cell>
          <table:table-cell table:number-columns-repeated="1021"/>
        </table:table-row>
        <table:table-row table:style-name="ro1">
          <table:table-cell/>
          <table:table-cell table:formula="of:=[.B71]+[.$B$2]" office:value-type="float" office:value="0.34" calcext:value-type="float">
            <text:p>0,34</text:p>
          </table:table-cell>
          <table:table-cell table:formula="of:=EXP(-[.$K$1]*[.$H$3]*[.B72])*([.$K$3]*COS([.$K$2]*[.B72])+([.$K$4]+[.$K$1]*[.$H$3]*[.$K$3])/[.$K$2]*SIN([.$K$2]*[.B72]))" office:value-type="float" office:value="-0.00566857660549738" calcext:value-type="float">
            <text:p>-0,0056685766</text:p>
          </table:table-cell>
          <table:table-cell table:number-columns-repeated="1021"/>
        </table:table-row>
        <table:table-row table:style-name="ro1">
          <table:table-cell/>
          <table:table-cell table:formula="of:=[.B72]+[.$B$2]" office:value-type="float" office:value="0.345" calcext:value-type="float">
            <text:p>0,345</text:p>
          </table:table-cell>
          <table:table-cell table:formula="of:=EXP(-[.$K$1]*[.$H$3]*[.B73])*([.$K$3]*COS([.$K$2]*[.B73])+([.$K$4]+[.$K$1]*[.$H$3]*[.$K$3])/[.$K$2]*SIN([.$K$2]*[.B73]))" office:value-type="float" office:value="-0.0072683930663244" calcext:value-type="float">
            <text:p>-0,0072683931</text:p>
          </table:table-cell>
          <table:table-cell table:number-columns-repeated="1021"/>
        </table:table-row>
        <table:table-row table:style-name="ro1">
          <table:table-cell/>
          <table:table-cell table:formula="of:=[.B73]+[.$B$2]" office:value-type="float" office:value="0.35" calcext:value-type="float">
            <text:p>0,35</text:p>
          </table:table-cell>
          <table:table-cell table:formula="of:=EXP(-[.$K$1]*[.$H$3]*[.B74])*([.$K$3]*COS([.$K$2]*[.B74])+([.$K$4]+[.$K$1]*[.$H$3]*[.$K$3])/[.$K$2]*SIN([.$K$2]*[.B74]))" office:value-type="float" office:value="-0.00813651818037905" calcext:value-type="float">
            <text:p>-0,0081365182</text:p>
          </table:table-cell>
          <table:table-cell table:number-columns-repeated="1021"/>
        </table:table-row>
        <table:table-row table:style-name="ro1">
          <table:table-cell/>
          <table:table-cell table:formula="of:=[.B74]+[.$B$2]" office:value-type="float" office:value="0.355" calcext:value-type="float">
            <text:p>0,355</text:p>
          </table:table-cell>
          <table:table-cell table:formula="of:=EXP(-[.$K$1]*[.$H$3]*[.B75])*([.$K$3]*COS([.$K$2]*[.B75])+([.$K$4]+[.$K$1]*[.$H$3]*[.$K$3])/[.$K$2]*SIN([.$K$2]*[.B75]))" office:value-type="float" office:value="-0.00820834320959025" calcext:value-type="float">
            <text:p>-0,0082083432</text:p>
          </table:table-cell>
          <table:table-cell table:number-columns-repeated="1021"/>
        </table:table-row>
        <table:table-row table:style-name="ro1">
          <table:table-cell/>
          <table:table-cell table:formula="of:=[.B75]+[.$B$2]" office:value-type="float" office:value="0.36" calcext:value-type="float">
            <text:p>0,36</text:p>
          </table:table-cell>
          <table:table-cell table:formula="of:=EXP(-[.$K$1]*[.$H$3]*[.B76])*([.$K$3]*COS([.$K$2]*[.B76])+([.$K$4]+[.$K$1]*[.$H$3]*[.$K$3])/[.$K$2]*SIN([.$K$2]*[.B76]))" office:value-type="float" office:value="-0.00749668875159212" calcext:value-type="float">
            <text:p>-0,0074966888</text:p>
          </table:table-cell>
          <table:table-cell table:number-columns-repeated="1021"/>
        </table:table-row>
        <table:table-row table:style-name="ro1">
          <table:table-cell/>
          <table:table-cell table:formula="of:=[.B76]+[.$B$2]" office:value-type="float" office:value="0.365" calcext:value-type="float">
            <text:p>0,365</text:p>
          </table:table-cell>
          <table:table-cell table:formula="of:=EXP(-[.$K$1]*[.$H$3]*[.B77])*([.$K$3]*COS([.$K$2]*[.B77])+([.$K$4]+[.$K$1]*[.$H$3]*[.$K$3])/[.$K$2]*SIN([.$K$2]*[.B77]))" office:value-type="float" office:value="-0.00608867205712129" calcext:value-type="float">
            <text:p>-0,0060886721</text:p>
          </table:table-cell>
          <table:table-cell table:number-columns-repeated="1021"/>
        </table:table-row>
        <table:table-row table:style-name="ro1">
          <table:table-cell/>
          <table:table-cell table:formula="of:=[.B77]+[.$B$2]" office:value-type="float" office:value="0.37" calcext:value-type="float">
            <text:p>0,37</text:p>
          </table:table-cell>
          <table:table-cell table:formula="of:=EXP(-[.$K$1]*[.$H$3]*[.B78])*([.$K$3]*COS([.$K$2]*[.B78])+([.$K$4]+[.$K$1]*[.$H$3]*[.$K$3])/[.$K$2]*SIN([.$K$2]*[.B78]))" office:value-type="float" office:value="-0.00413557619165977" calcext:value-type="float">
            <text:p>-0,0041355762</text:p>
          </table:table-cell>
          <table:table-cell table:number-columns-repeated="1021"/>
        </table:table-row>
        <table:table-row table:style-name="ro1">
          <table:table-cell/>
          <table:table-cell table:formula="of:=[.B78]+[.$B$2]" office:value-type="float" office:value="0.375" calcext:value-type="float">
            <text:p>0,375</text:p>
          </table:table-cell>
          <table:table-cell table:formula="of:=EXP(-[.$K$1]*[.$H$3]*[.B79])*([.$K$3]*COS([.$K$2]*[.B79])+([.$K$4]+[.$K$1]*[.$H$3]*[.$K$3])/[.$K$2]*SIN([.$K$2]*[.B79]))" office:value-type="float" office:value="-0.00183685861773396" calcext:value-type="float">
            <text:p>-0,0018368586</text:p>
          </table:table-cell>
          <table:table-cell table:number-columns-repeated="1021"/>
        </table:table-row>
        <table:table-row table:style-name="ro1">
          <table:table-cell/>
          <table:table-cell table:formula="of:=[.B79]+[.$B$2]" office:value-type="float" office:value="0.38" calcext:value-type="float">
            <text:p>0,38</text:p>
          </table:table-cell>
          <table:table-cell table:formula="of:=EXP(-[.$K$1]*[.$H$3]*[.B80])*([.$K$3]*COS([.$K$2]*[.B80])+([.$K$4]+[.$K$1]*[.$H$3]*[.$K$3])/[.$K$2]*SIN([.$K$2]*[.B80]))" office:value-type="float" office:value="0.000580033191334957" calcext:value-type="float">
            <text:p>0,0005800332</text:p>
          </table:table-cell>
          <table:table-cell table:number-columns-repeated="1021"/>
        </table:table-row>
        <table:table-row table:style-name="ro1">
          <table:table-cell/>
          <table:table-cell table:formula="of:=[.B80]+[.$B$2]" office:value-type="float" office:value="0.385" calcext:value-type="float">
            <text:p>0,385</text:p>
          </table:table-cell>
          <table:table-cell table:formula="of:=EXP(-[.$K$1]*[.$H$3]*[.B81])*([.$K$3]*COS([.$K$2]*[.B81])+([.$K$4]+[.$K$1]*[.$H$3]*[.$K$3])/[.$K$2]*SIN([.$K$2]*[.B81]))" office:value-type="float" office:value="0.00288201335942145" calcext:value-type="float">
            <text:p>0,0028820134</text:p>
          </table:table-cell>
          <table:table-cell table:number-columns-repeated="1021"/>
        </table:table-row>
        <table:table-row table:style-name="ro1">
          <table:table-cell/>
          <table:table-cell table:formula="of:=[.B81]+[.$B$2]" office:value-type="float" office:value="0.39" calcext:value-type="float">
            <text:p>0,39</text:p>
          </table:table-cell>
          <table:table-cell table:formula="of:=EXP(-[.$K$1]*[.$H$3]*[.B82])*([.$K$3]*COS([.$K$2]*[.B82])+([.$K$4]+[.$K$1]*[.$H$3]*[.$K$3])/[.$K$2]*SIN([.$K$2]*[.B82]))" office:value-type="float" office:value="0.0048526943151" calcext:value-type="float">
            <text:p>0,0048526943</text:p>
          </table:table-cell>
          <table:table-cell table:number-columns-repeated="1021"/>
        </table:table-row>
        <table:table-row table:style-name="ro1">
          <table:table-cell/>
          <table:table-cell table:formula="of:=[.B82]+[.$B$2]" office:value-type="float" office:value="0.395" calcext:value-type="float">
            <text:p>0,395</text:p>
          </table:table-cell>
          <table:table-cell table:formula="of:=EXP(-[.$K$1]*[.$H$3]*[.B83])*([.$K$3]*COS([.$K$2]*[.B83])+([.$K$4]+[.$K$1]*[.$H$3]*[.$K$3])/[.$K$2]*SIN([.$K$2]*[.B83]))" office:value-type="float" office:value="0.00631258177224769" calcext:value-type="float">
            <text:p>0,0063125818</text:p>
          </table:table-cell>
          <table:table-cell table:number-columns-repeated="1021"/>
        </table:table-row>
        <table:table-row table:style-name="ro1">
          <table:table-cell/>
          <table:table-cell table:formula="of:=[.B83]+[.$B$2]" office:value-type="float" office:value="0.4" calcext:value-type="float">
            <text:p>0,4</text:p>
          </table:table-cell>
          <table:table-cell table:formula="of:=EXP(-[.$K$1]*[.$H$3]*[.B84])*([.$K$3]*COS([.$K$2]*[.B84])+([.$K$4]+[.$K$1]*[.$H$3]*[.$K$3])/[.$K$2]*SIN([.$K$2]*[.B84]))" office:value-type="float" office:value="0.00713525763219066" calcext:value-type="float">
            <text:p>0,0071352576</text:p>
          </table:table-cell>
          <table:table-cell table:number-columns-repeated="1021"/>
        </table:table-row>
        <table:table-row table:style-name="ro1">
          <table:table-cell/>
          <table:table-cell table:formula="of:=[.B84]+[.$B$2]" office:value-type="float" office:value="0.405" calcext:value-type="float">
            <text:p>0,405</text:p>
          </table:table-cell>
          <table:table-cell table:formula="of:=EXP(-[.$K$1]*[.$H$3]*[.B85])*([.$K$3]*COS([.$K$2]*[.B85])+([.$K$4]+[.$K$1]*[.$H$3]*[.$K$3])/[.$K$2]*SIN([.$K$2]*[.B85]))" office:value-type="float" office:value="0.00725810871772837" calcext:value-type="float">
            <text:p>0,0072581087</text:p>
          </table:table-cell>
          <table:table-cell table:number-columns-repeated="1021"/>
        </table:table-row>
        <table:table-row table:style-name="ro1">
          <table:table-cell/>
          <table:table-cell table:formula="of:=[.B85]+[.$B$2]" office:value-type="float" office:value="0.41" calcext:value-type="float">
            <text:p>0,41</text:p>
          </table:table-cell>
          <table:table-cell table:formula="of:=EXP(-[.$K$1]*[.$H$3]*[.B86])*([.$K$3]*COS([.$K$2]*[.B86])+([.$K$4]+[.$K$1]*[.$H$3]*[.$K$3])/[.$K$2]*SIN([.$K$2]*[.B86]))" office:value-type="float" office:value="0.00668671427212846" calcext:value-type="float">
            <text:p>0,0066867143</text:p>
          </table:table-cell>
          <table:table-cell table:number-columns-repeated="1021"/>
        </table:table-row>
        <table:table-row table:style-name="ro1">
          <table:table-cell/>
          <table:table-cell table:formula="of:=[.B86]+[.$B$2]" office:value-type="float" office:value="0.415" calcext:value-type="float">
            <text:p>0,415</text:p>
          </table:table-cell>
          <table:table-cell table:formula="of:=EXP(-[.$K$1]*[.$H$3]*[.B87])*([.$K$3]*COS([.$K$2]*[.B87])+([.$K$4]+[.$K$1]*[.$H$3]*[.$K$3])/[.$K$2]*SIN([.$K$2]*[.B87]))" office:value-type="float" office:value="0.00549263095353162" calcext:value-type="float">
            <text:p>0,005492631</text:p>
          </table:table-cell>
          <table:table-cell table:number-columns-repeated="1021"/>
        </table:table-row>
        <table:table-row table:style-name="ro1">
          <table:table-cell/>
          <table:table-cell table:formula="of:=[.B87]+[.$B$2]" office:value-type="float" office:value="0.42" calcext:value-type="float">
            <text:p>0,42</text:p>
          </table:table-cell>
          <table:table-cell table:formula="of:=EXP(-[.$K$1]*[.$H$3]*[.B88])*([.$K$3]*COS([.$K$2]*[.B88])+([.$K$4]+[.$K$1]*[.$H$3]*[.$K$3])/[.$K$2]*SIN([.$K$2]*[.B88]))" office:value-type="float" office:value="0.00380494928307564" calcext:value-type="float">
            <text:p>0,0038049493</text:p>
          </table:table-cell>
          <table:table-cell table:number-columns-repeated="1021"/>
        </table:table-row>
        <table:table-row table:style-name="ro1">
          <table:table-cell/>
          <table:table-cell table:formula="of:=[.B88]+[.$B$2]" office:value-type="float" office:value="0.425" calcext:value-type="float">
            <text:p>0,425</text:p>
          </table:table-cell>
          <table:table-cell table:formula="of:=EXP(-[.$K$1]*[.$H$3]*[.B89])*([.$K$3]*COS([.$K$2]*[.B89])+([.$K$4]+[.$K$1]*[.$H$3]*[.$K$3])/[.$K$2]*SIN([.$K$2]*[.B89]))" office:value-type="float" office:value="0.00179657943587014" calcext:value-type="float">
            <text:p>0,0017965794</text:p>
          </table:table-cell>
          <table:table-cell table:number-columns-repeated="1021"/>
        </table:table-row>
        <table:table-row table:style-name="ro1">
          <table:table-cell/>
          <table:table-cell table:formula="of:=[.B89]+[.$B$2]" office:value-type="float" office:value="0.43" calcext:value-type="float">
            <text:p>0,43</text:p>
          </table:table-cell>
          <table:table-cell table:formula="of:=EXP(-[.$K$1]*[.$H$3]*[.B90])*([.$K$3]*COS([.$K$2]*[.B90])+([.$K$4]+[.$K$1]*[.$H$3]*[.$K$3])/[.$K$2]*SIN([.$K$2]*[.B90]))" office:value-type="float" office:value="-0.000333297445297223" calcext:value-type="float">
            <text:p>-0,0003332974</text:p>
          </table:table-cell>
          <table:table-cell table:number-columns-repeated="1021"/>
        </table:table-row>
        <table:table-row table:style-name="ro1">
          <table:table-cell/>
          <table:table-cell table:formula="of:=[.B90]+[.$B$2]" office:value-type="float" office:value="0.435" calcext:value-type="float">
            <text:p>0,435</text:p>
          </table:table-cell>
          <table:table-cell table:formula="of:=EXP(-[.$K$1]*[.$H$3]*[.B91])*([.$K$3]*COS([.$K$2]*[.B91])+([.$K$4]+[.$K$1]*[.$H$3]*[.$K$3])/[.$K$2]*SIN([.$K$2]*[.B91]))" office:value-type="float" office:value="-0.00237884652382235" calcext:value-type="float">
            <text:p>-0,0023788465</text:p>
          </table:table-cell>
          <table:table-cell table:number-columns-repeated="1021"/>
        </table:table-row>
        <table:table-row table:style-name="ro1">
          <table:table-cell/>
          <table:table-cell table:formula="of:=[.B91]+[.$B$2]" office:value-type="float" office:value="0.44" calcext:value-type="float">
            <text:p>0,44</text:p>
          </table:table-cell>
          <table:table-cell table:formula="of:=EXP(-[.$K$1]*[.$H$3]*[.B92])*([.$K$3]*COS([.$K$2]*[.B92])+([.$K$4]+[.$K$1]*[.$H$3]*[.$K$3])/[.$K$2]*SIN([.$K$2]*[.B92]))" office:value-type="float" office:value="-0.00414734584293963" calcext:value-type="float">
            <text:p>-0,0041473458</text:p>
          </table:table-cell>
          <table:table-cell table:number-columns-repeated="1021"/>
        </table:table-row>
        <table:table-row table:style-name="ro1">
          <table:table-cell/>
          <table:table-cell table:formula="of:=[.B92]+[.$B$2]" office:value-type="float" office:value="0.445" calcext:value-type="float">
            <text:p>0,445</text:p>
          </table:table-cell>
          <table:table-cell table:formula="of:=EXP(-[.$K$1]*[.$H$3]*[.B93])*([.$K$3]*COS([.$K$2]*[.B93])+([.$K$4]+[.$K$1]*[.$H$3]*[.$K$3])/[.$K$2]*SIN([.$K$2]*[.B93]))" office:value-type="float" office:value="-0.00547721608049636" calcext:value-type="float">
            <text:p>-0,0054772161</text:p>
          </table:table-cell>
          <table:table-cell table:number-columns-repeated="1021"/>
        </table:table-row>
        <table:table-row table:style-name="ro1">
          <table:table-cell/>
          <table:table-cell table:formula="of:=[.B93]+[.$B$2]" office:value-type="float" office:value="0.45" calcext:value-type="float">
            <text:p>0,45</text:p>
          </table:table-cell>
          <table:table-cell table:formula="of:=EXP(-[.$K$1]*[.$H$3]*[.B94])*([.$K$3]*COS([.$K$2]*[.B94])+([.$K$4]+[.$K$1]*[.$H$3]*[.$K$3])/[.$K$2]*SIN([.$K$2]*[.B94]))" office:value-type="float" office:value="-0.00625263933728534" calcext:value-type="float">
            <text:p>-0,0062526393</text:p>
          </table:table-cell>
          <table:table-cell table:number-columns-repeated="1021"/>
        </table:table-row>
        <table:table-row table:style-name="ro1">
          <table:table-cell/>
          <table:table-cell table:formula="of:=[.B94]+[.$B$2]" office:value-type="float" office:value="0.455" calcext:value-type="float">
            <text:p>0,455</text:p>
          </table:table-cell>
          <table:table-cell table:formula="of:=EXP(-[.$K$1]*[.$H$3]*[.B95])*([.$K$3]*COS([.$K$2]*[.B95])+([.$K$4]+[.$K$1]*[.$H$3]*[.$K$3])/[.$K$2]*SIN([.$K$2]*[.B95]))" office:value-type="float" office:value="-0.00641345898319712" calcext:value-type="float">
            <text:p>-0,006413459</text:p>
          </table:table-cell>
          <table:table-cell table:number-columns-repeated="1021"/>
        </table:table-row>
        <table:table-row table:style-name="ro1">
          <table:table-cell/>
          <table:table-cell table:formula="of:=[.B95]+[.$B$2]" office:value-type="float" office:value="0.46" calcext:value-type="float">
            <text:p>0,46</text:p>
          </table:table-cell>
          <table:table-cell table:formula="of:=EXP(-[.$K$1]*[.$H$3]*[.B96])*([.$K$3]*COS([.$K$2]*[.B96])+([.$K$4]+[.$K$1]*[.$H$3]*[.$K$3])/[.$K$2]*SIN([.$K$2]*[.B96]))" office:value-type="float" office:value="-0.00595953427906841" calcext:value-type="float">
            <text:p>-0,0059595343</text:p>
          </table:table-cell>
          <table:table-cell table:number-columns-repeated="1021"/>
        </table:table-row>
        <table:table-row table:style-name="ro1">
          <table:table-cell/>
          <table:table-cell table:formula="of:=[.B96]+[.$B$2]" office:value-type="float" office:value="0.465" calcext:value-type="float">
            <text:p>0,465</text:p>
          </table:table-cell>
          <table:table-cell table:formula="of:=EXP(-[.$K$1]*[.$H$3]*[.B97])*([.$K$3]*COS([.$K$2]*[.B97])+([.$K$4]+[.$K$1]*[.$H$3]*[.$K$3])/[.$K$2]*SIN([.$K$2]*[.B97]))" office:value-type="float" office:value="-0.00494927198208434" calcext:value-type="float">
            <text:p>-0,004949272</text:p>
          </table:table-cell>
          <table:table-cell table:number-columns-repeated="1021"/>
        </table:table-row>
        <table:table-row table:style-name="ro1">
          <table:table-cell/>
          <table:table-cell table:formula="of:=[.B97]+[.$B$2]" office:value-type="float" office:value="0.47" calcext:value-type="float">
            <text:p>0,47</text:p>
          </table:table-cell>
          <table:table-cell table:formula="of:=EXP(-[.$K$1]*[.$H$3]*[.B98])*([.$K$3]*COS([.$K$2]*[.B98])+([.$K$4]+[.$K$1]*[.$H$3]*[.$K$3])/[.$K$2]*SIN([.$K$2]*[.B98]))" office:value-type="float" office:value="-0.00349261854531945" calcext:value-type="float">
            <text:p>-0,0034926185</text:p>
          </table:table-cell>
          <table:table-cell table:number-columns-repeated="1021"/>
        </table:table-row>
        <table:table-row table:style-name="ro1">
          <table:table-cell/>
          <table:table-cell table:formula="of:=[.B98]+[.$B$2]" office:value-type="float" office:value="0.475" calcext:value-type="float">
            <text:p>0,475</text:p>
          </table:table-cell>
          <table:table-cell table:formula="of:=EXP(-[.$K$1]*[.$H$3]*[.B99])*([.$K$3]*COS([.$K$2]*[.B99])+([.$K$4]+[.$K$1]*[.$H$3]*[.$K$3])/[.$K$2]*SIN([.$K$2]*[.B99]))" office:value-type="float" office:value="-0.00173931705452654" calcext:value-type="float">
            <text:p>-0,0017393171</text:p>
          </table:table-cell>
          <table:table-cell table:number-columns-repeated="1021"/>
        </table:table-row>
        <table:table-row table:style-name="ro1">
          <table:table-cell/>
          <table:table-cell table:formula="of:=[.B99]+[.$B$2]" office:value-type="float" office:value="0.48" calcext:value-type="float">
            <text:p>0,48</text:p>
          </table:table-cell>
          <table:table-cell table:formula="of:=EXP(-[.$K$1]*[.$H$3]*[.B100])*([.$K$3]*COS([.$K$2]*[.B100])+([.$K$4]+[.$K$1]*[.$H$3]*[.$K$3])/[.$K$2]*SIN([.$K$2]*[.B100]))" office:value-type="float" office:value="0.000136335855243292" calcext:value-type="float">
            <text:p>0,0001363359</text:p>
          </table:table-cell>
          <table:table-cell table:number-columns-repeated="1021"/>
        </table:table-row>
        <table:table-row table:style-name="ro1">
          <table:table-cell/>
          <table:table-cell table:formula="of:=[.B100]+[.$B$2]" office:value-type="float" office:value="0.485" calcext:value-type="float">
            <text:p>0,485</text:p>
          </table:table-cell>
          <table:table-cell table:formula="of:=EXP(-[.$K$1]*[.$H$3]*[.B101])*([.$K$3]*COS([.$K$2]*[.B101])+([.$K$4]+[.$K$1]*[.$H$3]*[.$K$3])/[.$K$2]*SIN([.$K$2]*[.B101]))" office:value-type="float" office:value="0.00195269504101919" calcext:value-type="float">
            <text:p>0,001952695</text:p>
          </table:table-cell>
          <table:table-cell table:number-columns-repeated="1021"/>
        </table:table-row>
        <table:table-row table:style-name="ro1">
          <table:table-cell/>
          <table:table-cell table:formula="of:=[.B101]+[.$B$2]" office:value-type="float" office:value="0.49" calcext:value-type="float">
            <text:p>0,49</text:p>
          </table:table-cell>
          <table:table-cell table:formula="of:=EXP(-[.$K$1]*[.$H$3]*[.B102])*([.$K$3]*COS([.$K$2]*[.B102])+([.$K$4]+[.$K$1]*[.$H$3]*[.$K$3])/[.$K$2]*SIN([.$K$2]*[.B102]))" office:value-type="float" office:value="0.00353824692062855" calcext:value-type="float">
            <text:p>0,0035382469</text:p>
          </table:table-cell>
          <table:table-cell table:number-columns-repeated="1021"/>
        </table:table-row>
        <table:table-row table:style-name="ro1">
          <table:table-cell/>
          <table:table-cell table:formula="of:=[.B102]+[.$B$2]" office:value-type="float" office:value="0.495" calcext:value-type="float">
            <text:p>0,495</text:p>
          </table:table-cell>
          <table:table-cell table:formula="of:=EXP(-[.$K$1]*[.$H$3]*[.B103])*([.$K$3]*COS([.$K$2]*[.B103])+([.$K$4]+[.$K$1]*[.$H$3]*[.$K$3])/[.$K$2]*SIN([.$K$2]*[.B103]))" office:value-type="float" office:value="0.00474769309685158" calcext:value-type="float">
            <text:p>0,0047476931</text:p>
          </table:table-cell>
          <table:table-cell table:number-columns-repeated="1021"/>
        </table:table-row>
        <table:table-row table:style-name="ro1">
          <table:table-cell/>
          <table:table-cell table:formula="of:=[.B103]+[.$B$2]" office:value-type="float" office:value="0.5" calcext:value-type="float">
            <text:p>0,5</text:p>
          </table:table-cell>
          <table:table-cell table:formula="of:=EXP(-[.$K$1]*[.$H$3]*[.B104])*([.$K$3]*COS([.$K$2]*[.B104])+([.$K$4]+[.$K$1]*[.$H$3]*[.$K$3])/[.$K$2]*SIN([.$K$2]*[.B104]))" office:value-type="float" office:value="0.00547514032166741" calcext:value-type="float">
            <text:p>0,0054751403</text:p>
          </table:table-cell>
          <table:table-cell table:number-columns-repeated="1021"/>
        </table:table-row>
        <table:table-row table:style-name="ro1">
          <table:table-cell/>
          <table:table-cell table:formula="of:=[.B104]+[.$B$2]" office:value-type="float" office:value="0.505" calcext:value-type="float">
            <text:p>0,505</text:p>
          </table:table-cell>
          <table:table-cell table:formula="of:=EXP(-[.$K$1]*[.$H$3]*[.B105])*([.$K$3]*COS([.$K$2]*[.B105])+([.$K$4]+[.$K$1]*[.$H$3]*[.$K$3])/[.$K$2]*SIN([.$K$2]*[.B105]))" office:value-type="float" office:value="0.00566321212388258" calcext:value-type="float">
            <text:p>0,0056632121</text:p>
          </table:table-cell>
          <table:table-cell table:number-columns-repeated="1021"/>
        </table:table-row>
        <table:table-row table:style-name="ro1">
          <table:table-cell/>
          <table:table-cell table:formula="of:=[.B105]+[.$B$2]" office:value-type="float" office:value="0.51" calcext:value-type="float">
            <text:p>0,51</text:p>
          </table:table-cell>
          <table:table-cell table:formula="of:=EXP(-[.$K$1]*[.$H$3]*[.B106])*([.$K$3]*COS([.$K$2]*[.B106])+([.$K$4]+[.$K$1]*[.$H$3]*[.$K$3])/[.$K$2]*SIN([.$K$2]*[.B106]))" office:value-type="float" office:value="0.00530731506591884" calcext:value-type="float">
            <text:p>0,0053073151</text:p>
          </table:table-cell>
          <table:table-cell table:number-columns-repeated="1021"/>
        </table:table-row>
        <table:table-row table:style-name="ro1">
          <table:table-cell/>
          <table:table-cell table:formula="of:=[.B106]+[.$B$2]" office:value-type="float" office:value="0.515" calcext:value-type="float">
            <text:p>0,515</text:p>
          </table:table-cell>
          <table:table-cell table:formula="of:=EXP(-[.$K$1]*[.$H$3]*[.B107])*([.$K$3]*COS([.$K$2]*[.B107])+([.$K$4]+[.$K$1]*[.$H$3]*[.$K$3])/[.$K$2]*SIN([.$K$2]*[.B107]))" office:value-type="float" office:value="0.00445477297345462" calcext:value-type="float">
            <text:p>0,004454773</text:p>
          </table:table-cell>
          <table:table-cell table:number-columns-repeated="1021"/>
        </table:table-row>
        <table:table-row table:style-name="ro1">
          <table:table-cell/>
          <table:table-cell table:formula="of:=[.B107]+[.$B$2]" office:value-type="float" office:value="0.52" calcext:value-type="float">
            <text:p>0,52</text:p>
          </table:table-cell>
          <table:table-cell table:formula="of:=EXP(-[.$K$1]*[.$H$3]*[.B108])*([.$K$3]*COS([.$K$2]*[.B108])+([.$K$4]+[.$K$1]*[.$H$3]*[.$K$3])/[.$K$2]*SIN([.$K$2]*[.B108]))" office:value-type="float" office:value="0.00319903829813299" calcext:value-type="float">
            <text:p>0,0031990383</text:p>
          </table:table-cell>
          <table:table-cell table:number-columns-repeated="1021"/>
        </table:table-row>
        <table:table-row table:style-name="ro1">
          <table:table-cell/>
          <table:table-cell table:formula="of:=[.B108]+[.$B$2]" office:value-type="float" office:value="0.525" calcext:value-type="float">
            <text:p>0,525</text:p>
          </table:table-cell>
          <table:table-cell table:formula="of:=EXP(-[.$K$1]*[.$H$3]*[.B109])*([.$K$3]*COS([.$K$2]*[.B109])+([.$K$4]+[.$K$1]*[.$H$3]*[.$K$3])/[.$K$2]*SIN([.$K$2]*[.B109]))" office:value-type="float" office:value="0.00166965342933458" calcext:value-type="float">
            <text:p>0,0016696534</text:p>
          </table:table-cell>
          <table:table-cell table:number-columns-repeated="1021"/>
        </table:table-row>
        <table:table-row table:style-name="ro1">
          <table:table-cell/>
          <table:table-cell table:formula="of:=[.B109]+[.$B$2]" office:value-type="float" office:value="0.53" calcext:value-type="float">
            <text:p>0,53</text:p>
          </table:table-cell>
          <table:table-cell table:formula="of:=EXP(-[.$K$1]*[.$H$3]*[.B110])*([.$K$3]*COS([.$K$2]*[.B110])+([.$K$4]+[.$K$1]*[.$H$3]*[.$K$3])/[.$K$2]*SIN([.$K$2]*[.B110]))" office:value-type="float" office:value="0.0000190229047313855" calcext:value-type="float">
            <text:p>1,90229047313855E-05</text:p>
          </table:table-cell>
          <table:table-cell table:number-columns-repeated="1021"/>
        </table:table-row>
        <table:table-row table:style-name="ro1">
          <table:table-cell/>
          <table:table-cell table:formula="of:=[.B110]+[.$B$2]" office:value-type="float" office:value="0.535" calcext:value-type="float">
            <text:p>0,535</text:p>
          </table:table-cell>
          <table:table-cell table:formula="of:=EXP(-[.$K$1]*[.$H$3]*[.B111])*([.$K$3]*COS([.$K$2]*[.B111])+([.$K$4]+[.$K$1]*[.$H$3]*[.$K$3])/[.$K$2]*SIN([.$K$2]*[.B111]))" office:value-type="float" office:value="-0.00159266501754964" calcext:value-type="float">
            <text:p>-0,001592665</text:p>
          </table:table-cell>
          <table:table-cell table:number-columns-repeated="1021"/>
        </table:table-row>
        <table:table-row table:style-name="ro1">
          <table:table-cell/>
          <table:table-cell table:formula="of:=[.B111]+[.$B$2]" office:value-type="float" office:value="0.54" calcext:value-type="float">
            <text:p>0,54</text:p>
          </table:table-cell>
          <table:table-cell table:formula="of:=EXP(-[.$K$1]*[.$H$3]*[.B112])*([.$K$3]*COS([.$K$2]*[.B112])+([.$K$4]+[.$K$1]*[.$H$3]*[.$K$3])/[.$K$2]*SIN([.$K$2]*[.B112]))" office:value-type="float" office:value="-0.0030128857670253" calcext:value-type="float">
            <text:p>-0,0030128858</text:p>
          </table:table-cell>
          <table:table-cell table:number-columns-repeated="1021"/>
        </table:table-row>
        <table:table-row table:style-name="ro1">
          <table:table-cell/>
          <table:table-cell table:formula="of:=[.B112]+[.$B$2]" office:value-type="float" office:value="0.545" calcext:value-type="float">
            <text:p>0,545</text:p>
          </table:table-cell>
          <table:table-cell table:formula="of:=EXP(-[.$K$1]*[.$H$3]*[.B113])*([.$K$3]*COS([.$K$2]*[.B113])+([.$K$4]+[.$K$1]*[.$H$3]*[.$K$3])/[.$K$2]*SIN([.$K$2]*[.B113]))" office:value-type="float" office:value="-0.00411111463421698" calcext:value-type="float">
            <text:p>-0,0041111146</text:p>
          </table:table-cell>
          <table:table-cell table:number-columns-repeated="1021"/>
        </table:table-row>
        <table:table-row table:style-name="ro1">
          <table:table-cell/>
          <table:table-cell table:formula="of:=[.B113]+[.$B$2]" office:value-type="float" office:value="0.55" calcext:value-type="float">
            <text:p>0,55</text:p>
          </table:table-cell>
          <table:table-cell table:formula="of:=EXP(-[.$K$1]*[.$H$3]*[.B114])*([.$K$3]*COS([.$K$2]*[.B114])+([.$K$4]+[.$K$1]*[.$H$3]*[.$K$3])/[.$K$2]*SIN([.$K$2]*[.B114]))" office:value-type="float" office:value="-0.00479071386726181" calcext:value-type="float">
            <text:p>-0,0047907139</text:p>
          </table:table-cell>
          <table:table-cell table:number-columns-repeated="1021"/>
        </table:table-row>
        <table:table-row table:style-name="ro1">
          <table:table-cell/>
          <table:table-cell table:formula="of:=[.B114]+[.$B$2]" office:value-type="float" office:value="0.555" calcext:value-type="float">
            <text:p>0,555</text:p>
          </table:table-cell>
          <table:table-cell table:formula="of:=EXP(-[.$K$1]*[.$H$3]*[.B115])*([.$K$3]*COS([.$K$2]*[.B115])+([.$K$4]+[.$K$1]*[.$H$3]*[.$K$3])/[.$K$2]*SIN([.$K$2]*[.B115]))" office:value-type="float" office:value="-0.00499729911441497" calcext:value-type="float">
            <text:p>-0,0049972991</text:p>
          </table:table-cell>
          <table:table-cell table:number-columns-repeated="1021"/>
        </table:table-row>
        <table:table-row table:style-name="ro1">
          <table:table-cell/>
          <table:table-cell table:formula="of:=[.B115]+[.$B$2]" office:value-type="float" office:value="0.56" calcext:value-type="float">
            <text:p>0,56</text:p>
          </table:table-cell>
          <table:table-cell table:formula="of:=EXP(-[.$K$1]*[.$H$3]*[.B116])*([.$K$3]*COS([.$K$2]*[.B116])+([.$K$4]+[.$K$1]*[.$H$3]*[.$K$3])/[.$K$2]*SIN([.$K$2]*[.B116]))" office:value-type="float" office:value="-0.00472287537529379" calcext:value-type="float">
            <text:p>-0,0047228754</text:p>
          </table:table-cell>
          <table:table-cell table:number-columns-repeated="1021"/>
        </table:table-row>
        <table:table-row table:style-name="ro1">
          <table:table-cell/>
          <table:table-cell table:formula="of:=[.B116]+[.$B$2]" office:value-type="float" office:value="0.565" calcext:value-type="float">
            <text:p>0,565</text:p>
          </table:table-cell>
          <table:table-cell table:formula="of:=EXP(-[.$K$1]*[.$H$3]*[.B117])*([.$K$3]*COS([.$K$2]*[.B117])+([.$K$4]+[.$K$1]*[.$H$3]*[.$K$3])/[.$K$2]*SIN([.$K$2]*[.B117]))" office:value-type="float" office:value="-0.00400545303252982" calcext:value-type="float">
            <text:p>-0,004005453</text:p>
          </table:table-cell>
          <table:table-cell table:number-columns-repeated="1021"/>
        </table:table-row>
        <table:table-row table:style-name="ro1">
          <table:table-cell/>
          <table:table-cell table:formula="of:=[.B117]+[.$B$2]" office:value-type="float" office:value="0.57" calcext:value-type="float">
            <text:p>0,57</text:p>
          </table:table-cell>
          <table:table-cell table:formula="of:=EXP(-[.$K$1]*[.$H$3]*[.B118])*([.$K$3]*COS([.$K$2]*[.B118])+([.$K$4]+[.$K$1]*[.$H$3]*[.$K$3])/[.$K$2]*SIN([.$K$2]*[.B118]))" office:value-type="float" office:value="-0.00292429212754466" calcext:value-type="float">
            <text:p>-0,0029242921</text:p>
          </table:table-cell>
          <table:table-cell table:number-columns-repeated="1021"/>
        </table:table-row>
        <table:table-row table:style-name="ro1">
          <table:table-cell/>
          <table:table-cell table:formula="of:=[.B118]+[.$B$2]" office:value-type="float" office:value="0.575" calcext:value-type="float">
            <text:p>0,575</text:p>
          </table:table-cell>
          <table:table-cell table:formula="of:=EXP(-[.$K$1]*[.$H$3]*[.B119])*([.$K$3]*COS([.$K$2]*[.B119])+([.$K$4]+[.$K$1]*[.$H$3]*[.$K$3])/[.$K$2]*SIN([.$K$2]*[.B119]))" office:value-type="float" office:value="-0.00159133572193494" calcext:value-type="float">
            <text:p>-0,0015913357</text:p>
          </table:table-cell>
          <table:table-cell table:number-columns-repeated="1021"/>
        </table:table-row>
        <table:table-row table:style-name="ro1">
          <table:table-cell/>
          <table:table-cell table:formula="of:=[.B119]+[.$B$2]" office:value-type="float" office:value="0.58" calcext:value-type="float">
            <text:p>0,58</text:p>
          </table:table-cell>
          <table:table-cell table:formula="of:=EXP(-[.$K$1]*[.$H$3]*[.B120])*([.$K$3]*COS([.$K$2]*[.B120])+([.$K$4]+[.$K$1]*[.$H$3]*[.$K$3])/[.$K$2]*SIN([.$K$2]*[.B120]))" office:value-type="float" office:value="-0.00013974226398742" calcext:value-type="float">
            <text:p>-0,0001397423</text:p>
          </table:table-cell>
          <table:table-cell table:number-columns-repeated="1021"/>
        </table:table-row>
        <table:table-row table:style-name="ro1">
          <table:table-cell/>
          <table:table-cell table:formula="of:=[.B120]+[.$B$2]" office:value-type="float" office:value="0.585" calcext:value-type="float">
            <text:p>0,585</text:p>
          </table:table-cell>
          <table:table-cell table:formula="of:=EXP(-[.$K$1]*[.$H$3]*[.B121])*([.$K$3]*COS([.$K$2]*[.B121])+([.$K$4]+[.$K$1]*[.$H$3]*[.$K$3])/[.$K$2]*SIN([.$K$2]*[.B121]))" office:value-type="float" office:value="0.00128931931535902" calcext:value-type="float">
            <text:p>0,0012893193</text:p>
          </table:table-cell>
          <table:table-cell table:number-columns-repeated="1021"/>
        </table:table-row>
        <table:table-row table:style-name="ro1">
          <table:table-cell/>
          <table:table-cell table:formula="of:=[.B121]+[.$B$2]" office:value-type="float" office:value="0.59" calcext:value-type="float">
            <text:p>0,59</text:p>
          </table:table-cell>
          <table:table-cell table:formula="of:=EXP(-[.$K$1]*[.$H$3]*[.B122])*([.$K$3]*COS([.$K$2]*[.B122])+([.$K$4]+[.$K$1]*[.$H$3]*[.$K$3])/[.$K$2]*SIN([.$K$2]*[.B122]))" office:value-type="float" office:value="0.00256031133955234" calcext:value-type="float">
            <text:p>0,0025603113</text:p>
          </table:table-cell>
          <table:table-cell table:number-columns-repeated="1021"/>
        </table:table-row>
        <table:table-row table:style-name="ro1">
          <table:table-cell/>
          <table:table-cell table:formula="of:=[.B122]+[.$B$2]" office:value-type="float" office:value="0.595" calcext:value-type="float">
            <text:p>0,595</text:p>
          </table:table-cell>
          <table:table-cell table:formula="of:=EXP(-[.$K$1]*[.$H$3]*[.B123])*([.$K$3]*COS([.$K$2]*[.B123])+([.$K$4]+[.$K$1]*[.$H$3]*[.$K$3])/[.$K$2]*SIN([.$K$2]*[.B123]))" office:value-type="float" office:value="0.00355609602586266" calcext:value-type="float">
            <text:p>0,003556096</text:p>
          </table:table-cell>
          <table:table-cell table:number-columns-repeated="1021"/>
        </table:table-row>
        <table:table-row table:style-name="ro1">
          <table:table-cell/>
          <table:table-cell table:formula="of:=[.B123]+[.$B$2]" office:value-type="float" office:value="0.6" calcext:value-type="float">
            <text:p>0,6</text:p>
          </table:table-cell>
          <table:table-cell table:formula="of:=EXP(-[.$K$1]*[.$H$3]*[.B124])*([.$K$3]*COS([.$K$2]*[.B124])+([.$K$4]+[.$K$1]*[.$H$3]*[.$K$3])/[.$K$2]*SIN([.$K$2]*[.B124]))" office:value-type="float" office:value="0.00418863658671958" calcext:value-type="float">
            <text:p>0,0041886366</text:p>
          </table:table-cell>
          <table:table-cell table:number-columns-repeated="1021"/>
        </table:table-row>
        <table:table-row table:style-name="ro1">
          <table:table-cell/>
          <table:table-cell table:formula="of:=[.B124]+[.$B$2]" office:value-type="float" office:value="0.605" calcext:value-type="float">
            <text:p>0,605</text:p>
          </table:table-cell>
          <table:table-cell table:formula="of:=EXP(-[.$K$1]*[.$H$3]*[.B125])*([.$K$3]*COS([.$K$2]*[.B125])+([.$K$4]+[.$K$1]*[.$H$3]*[.$K$3])/[.$K$2]*SIN([.$K$2]*[.B125]))" office:value-type="float" office:value="0.00440666274139747" calcext:value-type="float">
            <text:p>0,0044066627</text:p>
          </table:table-cell>
          <table:table-cell table:number-columns-repeated="1021"/>
        </table:table-row>
        <table:table-row table:style-name="ro1">
          <table:table-cell/>
          <table:table-cell table:formula="of:=[.B125]+[.$B$2]" office:value-type="float" office:value="0.61" calcext:value-type="float">
            <text:p>0,61</text:p>
          </table:table-cell>
          <table:table-cell table:formula="of:=EXP(-[.$K$1]*[.$H$3]*[.B126])*([.$K$3]*COS([.$K$2]*[.B126])+([.$K$4]+[.$K$1]*[.$H$3]*[.$K$3])/[.$K$2]*SIN([.$K$2]*[.B126]))" office:value-type="float" office:value="0.00419964557644312" calcext:value-type="float">
            <text:p>0,0041996456</text:p>
          </table:table-cell>
          <table:table-cell table:number-columns-repeated="1021"/>
        </table:table-row>
        <table:table-row table:style-name="ro1">
          <table:table-cell/>
          <table:table-cell table:formula="of:=[.B126]+[.$B$2]" office:value-type="float" office:value="0.615" calcext:value-type="float">
            <text:p>0,615</text:p>
          </table:table-cell>
          <table:table-cell table:formula="of:=EXP(-[.$K$1]*[.$H$3]*[.B127])*([.$K$3]*COS([.$K$2]*[.B127])+([.$K$4]+[.$K$1]*[.$H$3]*[.$K$3])/[.$K$2]*SIN([.$K$2]*[.B127]))" office:value-type="float" office:value="0.0035977943389953" calcext:value-type="float">
            <text:p>0,0035977943</text:p>
          </table:table-cell>
          <table:table-cell table:number-columns-repeated="1021"/>
        </table:table-row>
        <table:table-row table:style-name="ro1">
          <table:table-cell/>
          <table:table-cell table:formula="of:=[.B127]+[.$B$2]" office:value-type="float" office:value="0.62" calcext:value-type="float">
            <text:p>0,62</text:p>
          </table:table-cell>
          <table:table-cell table:formula="of:=EXP(-[.$K$1]*[.$H$3]*[.B128])*([.$K$3]*COS([.$K$2]*[.B128])+([.$K$4]+[.$K$1]*[.$H$3]*[.$K$3])/[.$K$2]*SIN([.$K$2]*[.B128]))" office:value-type="float" office:value="0.00266817368720579" calcext:value-type="float">
            <text:p>0,0026681737</text:p>
          </table:table-cell>
          <table:table-cell table:number-columns-repeated="1021"/>
        </table:table-row>
        <table:table-row table:style-name="ro1">
          <table:table-cell/>
          <table:table-cell table:formula="of:=[.B128]+[.$B$2]" office:value-type="float" office:value="0.625" calcext:value-type="float">
            <text:p>0,625</text:p>
          </table:table-cell>
          <table:table-cell table:formula="of:=EXP(-[.$K$1]*[.$H$3]*[.B129])*([.$K$3]*COS([.$K$2]*[.B129])+([.$K$4]+[.$K$1]*[.$H$3]*[.$K$3])/[.$K$2]*SIN([.$K$2]*[.B129]))" office:value-type="float" office:value="0.00150740695036768" calcext:value-type="float">
            <text:p>0,001507407</text:p>
          </table:table-cell>
          <table:table-cell table:number-columns-repeated="1021"/>
        </table:table-row>
        <table:table-row table:style-name="ro1">
          <table:table-cell/>
          <table:table-cell table:formula="of:=[.B129]+[.$B$2]" office:value-type="float" office:value="0.63" calcext:value-type="float">
            <text:p>0,63</text:p>
          </table:table-cell>
          <table:table-cell table:formula="of:=EXP(-[.$K$1]*[.$H$3]*[.B130])*([.$K$3]*COS([.$K$2]*[.B130])+([.$K$4]+[.$K$1]*[.$H$3]*[.$K$3])/[.$K$2]*SIN([.$K$2]*[.B130]))" office:value-type="float" office:value="0.000231744581763579" calcext:value-type="float">
            <text:p>0,0002317446</text:p>
          </table:table-cell>
          <table:table-cell table:number-columns-repeated="1021"/>
        </table:table-row>
        <table:table-row table:style-name="ro1">
          <table:table-cell/>
          <table:table-cell table:formula="of:=[.B130]+[.$B$2]" office:value-type="float" office:value="0.635" calcext:value-type="float">
            <text:p>0,635</text:p>
          </table:table-cell>
          <table:table-cell table:formula="of:=EXP(-[.$K$1]*[.$H$3]*[.B131])*([.$K$3]*COS([.$K$2]*[.B131])+([.$K$4]+[.$K$1]*[.$H$3]*[.$K$3])/[.$K$2]*SIN([.$K$2]*[.B131]))" office:value-type="float" office:value="-0.00103449132993607" calcext:value-type="float">
            <text:p>-0,0010344913</text:p>
          </table:table-cell>
          <table:table-cell table:number-columns-repeated="1021"/>
        </table:table-row>
        <table:table-row table:style-name="ro1">
          <table:table-cell/>
          <table:table-cell table:formula="of:=[.B131]+[.$B$2]" office:value-type="float" office:value="0.64" calcext:value-type="float">
            <text:p>0,64</text:p>
          </table:table-cell>
          <table:table-cell table:formula="of:=EXP(-[.$K$1]*[.$H$3]*[.B132])*([.$K$3]*COS([.$K$2]*[.B132])+([.$K$4]+[.$K$1]*[.$H$3]*[.$K$3])/[.$K$2]*SIN([.$K$2]*[.B132]))" office:value-type="float" office:value="-0.00217094593025359" calcext:value-type="float">
            <text:p>-0,0021709459</text:p>
          </table:table-cell>
          <table:table-cell table:number-columns-repeated="1021"/>
        </table:table-row>
        <table:table-row table:style-name="ro1">
          <table:table-cell/>
          <table:table-cell table:formula="of:=[.B132]+[.$B$2]" office:value-type="float" office:value="0.645" calcext:value-type="float">
            <text:p>0,645</text:p>
          </table:table-cell>
          <table:table-cell table:formula="of:=EXP(-[.$K$1]*[.$H$3]*[.B133])*([.$K$3]*COS([.$K$2]*[.B133])+([.$K$4]+[.$K$1]*[.$H$3]*[.$K$3])/[.$K$2]*SIN([.$K$2]*[.B133]))" office:value-type="float" office:value="-0.00307259541565195" calcext:value-type="float">
            <text:p>-0,0030725954</text:p>
          </table:table-cell>
          <table:table-cell table:number-columns-repeated="1021"/>
        </table:table-row>
        <table:table-row table:style-name="ro1">
          <table:table-cell/>
          <table:table-cell table:formula="of:=[.B133]+[.$B$2]" office:value-type="float" office:value="0.65" calcext:value-type="float">
            <text:p>0,65</text:p>
          </table:table-cell>
          <table:table-cell table:formula="of:=EXP(-[.$K$1]*[.$H$3]*[.B134])*([.$K$3]*COS([.$K$2]*[.B134])+([.$K$4]+[.$K$1]*[.$H$3]*[.$K$3])/[.$K$2]*SIN([.$K$2]*[.B134]))" office:value-type="float" office:value="-0.00365937025285747" calcext:value-type="float">
            <text:p>-0,0036593703</text:p>
          </table:table-cell>
          <table:table-cell table:number-columns-repeated="1021"/>
        </table:table-row>
        <table:table-row table:style-name="ro1">
          <table:table-cell/>
          <table:table-cell table:formula="of:=[.B134]+[.$B$2]" office:value-type="float" office:value="0.655" calcext:value-type="float">
            <text:p>0,655</text:p>
          </table:table-cell>
          <table:table-cell table:formula="of:=EXP(-[.$K$1]*[.$H$3]*[.B135])*([.$K$3]*COS([.$K$2]*[.B135])+([.$K$4]+[.$K$1]*[.$H$3]*[.$K$3])/[.$K$2]*SIN([.$K$2]*[.B135]))" office:value-type="float" office:value="-0.00388316432707598" calcext:value-type="float">
            <text:p>-0,0038831643</text:p>
          </table:table-cell>
          <table:table-cell table:number-columns-repeated="1021"/>
        </table:table-row>
        <table:table-row table:style-name="ro1">
          <table:table-cell/>
          <table:table-cell table:formula="of:=[.B135]+[.$B$2]" office:value-type="float" office:value="0.66" calcext:value-type="float">
            <text:p>0,66</text:p>
          </table:table-cell>
          <table:table-cell table:formula="of:=EXP(-[.$K$1]*[.$H$3]*[.B136])*([.$K$3]*COS([.$K$2]*[.B136])+([.$K$4]+[.$K$1]*[.$H$3]*[.$K$3])/[.$K$2]*SIN([.$K$2]*[.B136]))" office:value-type="float" office:value="-0.00373162705770567" calcext:value-type="float">
            <text:p>-0,0037316271</text:p>
          </table:table-cell>
          <table:table-cell table:number-columns-repeated="1021"/>
        </table:table-row>
        <table:table-row table:style-name="ro1">
          <table:table-cell/>
          <table:table-cell table:formula="of:=[.B136]+[.$B$2]" office:value-type="float" office:value="0.665000000000001" calcext:value-type="float">
            <text:p>0,665</text:p>
          </table:table-cell>
          <table:table-cell table:formula="of:=EXP(-[.$K$1]*[.$H$3]*[.B137])*([.$K$3]*COS([.$K$2]*[.B137])+([.$K$4]+[.$K$1]*[.$H$3]*[.$K$3])/[.$K$2]*SIN([.$K$2]*[.B137]))" office:value-type="float" office:value="-0.00322845677535743" calcext:value-type="float">
            <text:p>-0,0032284568</text:p>
          </table:table-cell>
          <table:table-cell table:number-columns-repeated="1021"/>
        </table:table-row>
        <table:table-row table:style-name="ro1">
          <table:table-cell/>
          <table:table-cell table:formula="of:=[.B137]+[.$B$2]" office:value-type="float" office:value="0.67" calcext:value-type="float">
            <text:p>0,67</text:p>
          </table:table-cell>
          <table:table-cell table:formula="of:=EXP(-[.$K$1]*[.$H$3]*[.B138])*([.$K$3]*COS([.$K$2]*[.B138])+([.$K$4]+[.$K$1]*[.$H$3]*[.$K$3])/[.$K$2]*SIN([.$K$2]*[.B138]))" office:value-type="float" office:value="-0.00243025380514024" calcext:value-type="float">
            <text:p>-0,0024302538</text:p>
          </table:table-cell>
          <table:table-cell table:number-columns-repeated="1021"/>
        </table:table-row>
        <table:table-row table:style-name="ro1">
          <table:table-cell/>
          <table:table-cell table:formula="of:=[.B138]+[.$B$2]" office:value-type="float" office:value="0.675" calcext:value-type="float">
            <text:p>0,675</text:p>
          </table:table-cell>
          <table:table-cell table:formula="of:=EXP(-[.$K$1]*[.$H$3]*[.B139])*([.$K$3]*COS([.$K$2]*[.B139])+([.$K$4]+[.$K$1]*[.$H$3]*[.$K$3])/[.$K$2]*SIN([.$K$2]*[.B139]))" office:value-type="float" office:value="-0.00142031788805886" calcext:value-type="float">
            <text:p>-0,0014203179</text:p>
          </table:table-cell>
          <table:table-cell table:number-columns-repeated="1021"/>
        </table:table-row>
        <table:table-row table:style-name="ro1">
          <table:table-cell/>
          <table:table-cell table:formula="of:=[.B139]+[.$B$2]" office:value-type="float" office:value="0.68" calcext:value-type="float">
            <text:p>0,68</text:p>
          </table:table-cell>
          <table:table-cell table:formula="of:=EXP(-[.$K$1]*[.$H$3]*[.B140])*([.$K$3]*COS([.$K$2]*[.B140])+([.$K$4]+[.$K$1]*[.$H$3]*[.$K$3])/[.$K$2]*SIN([.$K$2]*[.B140]))" office:value-type="float" office:value="-0.000300056075986898" calcext:value-type="float">
            <text:p>-0,0003000561</text:p>
          </table:table-cell>
          <table:table-cell table:number-columns-repeated="1021"/>
        </table:table-row>
        <table:table-row table:style-name="ro1">
          <table:table-cell/>
          <table:table-cell table:formula="of:=[.B140]+[.$B$2]" office:value-type="float" office:value="0.685000000000001" calcext:value-type="float">
            <text:p>0,685</text:p>
          </table:table-cell>
          <table:table-cell table:formula="of:=EXP(-[.$K$1]*[.$H$3]*[.B141])*([.$K$3]*COS([.$K$2]*[.B141])+([.$K$4]+[.$K$1]*[.$H$3]*[.$K$3])/[.$K$2]*SIN([.$K$2]*[.B141]))" office:value-type="float" office:value="0.000821121649211124" calcext:value-type="float">
            <text:p>0,0008211216</text:p>
          </table:table-cell>
          <table:table-cell table:number-columns-repeated="1021"/>
        </table:table-row>
        <table:table-row table:style-name="ro1">
          <table:table-cell/>
          <table:table-cell table:formula="of:=[.B141]+[.$B$2]" office:value-type="float" office:value="0.690000000000001" calcext:value-type="float">
            <text:p>0,69</text:p>
          </table:table-cell>
          <table:table-cell table:formula="of:=EXP(-[.$K$1]*[.$H$3]*[.B142])*([.$K$3]*COS([.$K$2]*[.B142])+([.$K$4]+[.$K$1]*[.$H$3]*[.$K$3])/[.$K$2]*SIN([.$K$2]*[.B142]))" office:value-type="float" office:value="0.0018364194224847" calcext:value-type="float">
            <text:p>0,0018364194</text:p>
          </table:table-cell>
          <table:table-cell table:number-columns-repeated="1021"/>
        </table:table-row>
        <table:table-row table:style-name="ro1">
          <table:table-cell/>
          <table:table-cell table:formula="of:=[.B142]+[.$B$2]" office:value-type="float" office:value="0.695" calcext:value-type="float">
            <text:p>0,695</text:p>
          </table:table-cell>
          <table:table-cell table:formula="of:=EXP(-[.$K$1]*[.$H$3]*[.B143])*([.$K$3]*COS([.$K$2]*[.B143])+([.$K$4]+[.$K$1]*[.$H$3]*[.$K$3])/[.$K$2]*SIN([.$K$2]*[.B143]))" office:value-type="float" office:value="0.00265176145608654" calcext:value-type="float">
            <text:p>0,0026517615</text:p>
          </table:table-cell>
          <table:table-cell table:number-columns-repeated="1021"/>
        </table:table-row>
        <table:table-row table:style-name="ro1">
          <table:table-cell/>
          <table:table-cell table:formula="of:=[.B143]+[.$B$2]" office:value-type="float" office:value="0.7" calcext:value-type="float">
            <text:p>0,7</text:p>
          </table:table-cell>
          <table:table-cell table:formula="of:=EXP(-[.$K$1]*[.$H$3]*[.B144])*([.$K$3]*COS([.$K$2]*[.B144])+([.$K$4]+[.$K$1]*[.$H$3]*[.$K$3])/[.$K$2]*SIN([.$K$2]*[.B144]))" office:value-type="float" office:value="0.00319443711037988" calcext:value-type="float">
            <text:p>0,0031944371</text:p>
          </table:table-cell>
          <table:table-cell table:number-columns-repeated="1021"/>
        </table:table-row>
        <table:table-row table:style-name="ro1">
          <table:table-cell/>
          <table:table-cell table:formula="of:=[.B144]+[.$B$2]" office:value-type="float" office:value="0.705000000000001" calcext:value-type="float">
            <text:p>0,705</text:p>
          </table:table-cell>
          <table:table-cell table:formula="of:=EXP(-[.$K$1]*[.$H$3]*[.B145])*([.$K$3]*COS([.$K$2]*[.B145])+([.$K$4]+[.$K$1]*[.$H$3]*[.$K$3])/[.$K$2]*SIN([.$K$2]*[.B145]))" office:value-type="float" office:value="0.00341949784740724" calcext:value-type="float">
            <text:p>0,0034194978</text:p>
          </table:table-cell>
          <table:table-cell table:number-columns-repeated="1021"/>
        </table:table-row>
        <table:table-row table:style-name="ro1">
          <table:table-cell/>
          <table:table-cell table:formula="of:=[.B145]+[.$B$2]" office:value-type="float" office:value="0.710000000000001" calcext:value-type="float">
            <text:p>0,71</text:p>
          </table:table-cell>
          <table:table-cell table:formula="of:=EXP(-[.$K$1]*[.$H$3]*[.B146])*([.$K$3]*COS([.$K$2]*[.B146])+([.$K$4]+[.$K$1]*[.$H$3]*[.$K$3])/[.$K$2]*SIN([.$K$2]*[.B146]))" office:value-type="float" office:value="0.00331335237159577" calcext:value-type="float">
            <text:p>0,0033133524</text:p>
          </table:table-cell>
          <table:table-cell table:number-columns-repeated="1021"/>
        </table:table-row>
        <table:table-row table:style-name="ro1">
          <table:table-cell/>
          <table:table-cell table:formula="of:=[.B146]+[.$B$2]" office:value-type="float" office:value="0.715000000000001" calcext:value-type="float">
            <text:p>0,715</text:p>
          </table:table-cell>
          <table:table-cell table:formula="of:=EXP(-[.$K$1]*[.$H$3]*[.B147])*([.$K$3]*COS([.$K$2]*[.B147])+([.$K$4]+[.$K$1]*[.$H$3]*[.$K$3])/[.$K$2]*SIN([.$K$2]*[.B147]))" office:value-type="float" office:value="0.00289428675814503" calcext:value-type="float">
            <text:p>0,0028942868</text:p>
          </table:table-cell>
          <table:table-cell table:number-columns-repeated="1021"/>
        </table:table-row>
        <table:table-row table:style-name="ro1">
          <table:table-cell/>
          <table:table-cell table:formula="of:=[.B147]+[.$B$2]" office:value-type="float" office:value="0.72" calcext:value-type="float">
            <text:p>0,72</text:p>
          </table:table-cell>
          <table:table-cell table:formula="of:=EXP(-[.$K$1]*[.$H$3]*[.B148])*([.$K$3]*COS([.$K$2]*[.B148])+([.$K$4]+[.$K$1]*[.$H$3]*[.$K$3])/[.$K$2]*SIN([.$K$2]*[.B148]))" office:value-type="float" office:value="0.00220993595797339" calcext:value-type="float">
            <text:p>0,002209936</text:p>
          </table:table-cell>
          <table:table-cell table:number-columns-repeated="1021"/>
        </table:table-row>
        <table:table-row table:style-name="ro1">
          <table:table-cell/>
          <table:table-cell table:formula="of:=[.B148]+[.$B$2]" office:value-type="float" office:value="0.725000000000001" calcext:value-type="float">
            <text:p>0,725</text:p>
          </table:table-cell>
          <table:table-cell table:formula="of:=EXP(-[.$K$1]*[.$H$3]*[.B149])*([.$K$3]*COS([.$K$2]*[.B149])+([.$K$4]+[.$K$1]*[.$H$3]*[.$K$3])/[.$K$2]*SIN([.$K$2]*[.B149]))" office:value-type="float" office:value="0.00133202274647288" calcext:value-type="float">
            <text:p>0,0013320227</text:p>
          </table:table-cell>
          <table:table-cell table:number-columns-repeated="1021"/>
        </table:table-row>
        <table:table-row table:style-name="ro1">
          <table:table-cell/>
          <table:table-cell table:formula="of:=[.B149]+[.$B$2]" office:value-type="float" office:value="0.730000000000001" calcext:value-type="float">
            <text:p>0,73</text:p>
          </table:table-cell>
          <table:table-cell table:formula="of:=EXP(-[.$K$1]*[.$H$3]*[.B150])*([.$K$3]*COS([.$K$2]*[.B150])+([.$K$4]+[.$K$1]*[.$H$3]*[.$K$3])/[.$K$2]*SIN([.$K$2]*[.B150]))" office:value-type="float" office:value="0.000348932609441396" calcext:value-type="float">
            <text:p>0,0003489326</text:p>
          </table:table-cell>
          <table:table-cell table:number-columns-repeated="1021"/>
        </table:table-row>
        <table:table-row table:style-name="ro1">
          <table:table-cell/>
          <table:table-cell table:formula="of:=[.B150]+[.$B$2]" office:value-type="float" office:value="0.735000000000001" calcext:value-type="float">
            <text:p>0,735</text:p>
          </table:table-cell>
          <table:table-cell table:formula="of:=EXP(-[.$K$1]*[.$H$3]*[.B151])*([.$K$3]*COS([.$K$2]*[.B151])+([.$K$4]+[.$K$1]*[.$H$3]*[.$K$3])/[.$K$2]*SIN([.$K$2]*[.B151]))" office:value-type="float" office:value="-0.000643114886138596" calcext:value-type="float">
            <text:p>-0,0006431149</text:p>
          </table:table-cell>
          <table:table-cell table:number-columns-repeated="1021"/>
        </table:table-row>
        <table:table-row table:style-name="ro1">
          <table:table-cell/>
          <table:table-cell table:formula="of:=[.B151]+[.$B$2]" office:value-type="float" office:value="0.740000000000001" calcext:value-type="float">
            <text:p>0,74</text:p>
          </table:table-cell>
          <table:table-cell table:formula="of:=EXP(-[.$K$1]*[.$H$3]*[.B152])*([.$K$3]*COS([.$K$2]*[.B152])+([.$K$4]+[.$K$1]*[.$H$3]*[.$K$3])/[.$K$2]*SIN([.$K$2]*[.B152]))" office:value-type="float" office:value="-0.00154942280567065" calcext:value-type="float">
            <text:p>-0,0015494228</text:p>
          </table:table-cell>
          <table:table-cell table:number-columns-repeated="1021"/>
        </table:table-row>
        <table:table-row table:style-name="ro1">
          <table:table-cell/>
          <table:table-cell table:formula="of:=[.B152]+[.$B$2]" office:value-type="float" office:value="0.745000000000001" calcext:value-type="float">
            <text:p>0,745</text:p>
          </table:table-cell>
          <table:table-cell table:formula="of:=EXP(-[.$K$1]*[.$H$3]*[.B153])*([.$K$3]*COS([.$K$2]*[.B153])+([.$K$4]+[.$K$1]*[.$H$3]*[.$K$3])/[.$K$2]*SIN([.$K$2]*[.B153]))" office:value-type="float" office:value="-0.00228579753740335" calcext:value-type="float">
            <text:p>-0,0022857975</text:p>
          </table:table-cell>
          <table:table-cell table:number-columns-repeated="1021"/>
        </table:table-row>
        <table:table-row table:style-name="ro1">
          <table:table-cell/>
          <table:table-cell table:formula="of:=[.B153]+[.$B$2]" office:value-type="float" office:value="0.750000000000001" calcext:value-type="float">
            <text:p>0,75</text:p>
          </table:table-cell>
          <table:table-cell table:formula="of:=EXP(-[.$K$1]*[.$H$3]*[.B154])*([.$K$3]*COS([.$K$2]*[.B154])+([.$K$4]+[.$K$1]*[.$H$3]*[.$K$3])/[.$K$2]*SIN([.$K$2]*[.B154]))" office:value-type="float" office:value="-0.00278630748466338" calcext:value-type="float">
            <text:p>-0,0027863075</text:p>
          </table:table-cell>
          <table:table-cell table:number-columns-repeated="1021"/>
        </table:table-row>
        <table:table-row table:style-name="ro1">
          <table:table-cell/>
          <table:table-cell table:formula="of:=[.B154]+[.$B$2]" office:value-type="float" office:value="0.755000000000001" calcext:value-type="float">
            <text:p>0,755</text:p>
          </table:table-cell>
          <table:table-cell table:formula="of:=EXP(-[.$K$1]*[.$H$3]*[.B155])*([.$K$3]*COS([.$K$2]*[.B155])+([.$K$4]+[.$K$1]*[.$H$3]*[.$K$3])/[.$K$2]*SIN([.$K$2]*[.B155]))" office:value-type="float" office:value="-0.00300911104665046" calcext:value-type="float">
            <text:p>-0,003009111</text:p>
          </table:table-cell>
          <table:table-cell table:number-columns-repeated="1021"/>
        </table:table-row>
        <table:table-row table:style-name="ro1">
          <table:table-cell/>
          <table:table-cell table:formula="of:=[.B155]+[.$B$2]" office:value-type="float" office:value="0.760000000000001" calcext:value-type="float">
            <text:p>0,76</text:p>
          </table:table-cell>
          <table:table-cell table:formula="of:=EXP(-[.$K$1]*[.$H$3]*[.B156])*([.$K$3]*COS([.$K$2]*[.B156])+([.$K$4]+[.$K$1]*[.$H$3]*[.$K$3])/[.$K$2]*SIN([.$K$2]*[.B156]))" office:value-type="float" office:value="-0.00293984654044393" calcext:value-type="float">
            <text:p>-0,0029398465</text:p>
          </table:table-cell>
          <table:table-cell table:number-columns-repeated="1021"/>
        </table:table-row>
        <table:table-row table:style-name="ro1">
          <table:table-cell/>
          <table:table-cell table:formula="of:=[.B156]+[.$B$2]" office:value-type="float" office:value="0.765000000000001" calcext:value-type="float">
            <text:p>0,765</text:p>
          </table:table-cell>
          <table:table-cell table:formula="of:=EXP(-[.$K$1]*[.$H$3]*[.B157])*([.$K$3]*COS([.$K$2]*[.B157])+([.$K$4]+[.$K$1]*[.$H$3]*[.$K$3])/[.$K$2]*SIN([.$K$2]*[.B157]))" office:value-type="float" office:value="-0.00259232142726314" calcext:value-type="float">
            <text:p>-0,0025923214</text:p>
          </table:table-cell>
          <table:table-cell table:number-columns-repeated="1021"/>
        </table:table-row>
        <table:table-row table:style-name="ro1">
          <table:table-cell/>
          <table:table-cell table:formula="of:=[.B157]+[.$B$2]" office:value-type="float" office:value="0.770000000000001" calcext:value-type="float">
            <text:p>0,77</text:p>
          </table:table-cell>
          <table:table-cell table:formula="of:=EXP(-[.$K$1]*[.$H$3]*[.B158])*([.$K$3]*COS([.$K$2]*[.B158])+([.$K$4]+[.$K$1]*[.$H$3]*[.$K$3])/[.$K$2]*SIN([.$K$2]*[.B158]))" office:value-type="float" office:value="-0.00200650188623118" calcext:value-type="float">
            <text:p>-0,0020065019</text:p>
          </table:table-cell>
          <table:table-cell table:number-columns-repeated="1021"/>
        </table:table-row>
        <table:table-row table:style-name="ro1">
          <table:table-cell/>
          <table:table-cell table:formula="of:=[.B158]+[.$B$2]" office:value-type="float" office:value="0.775000000000001" calcext:value-type="float">
            <text:p>0,775</text:p>
          </table:table-cell>
          <table:table-cell table:formula="of:=EXP(-[.$K$1]*[.$H$3]*[.B159])*([.$K$3]*COS([.$K$2]*[.B159])+([.$K$4]+[.$K$1]*[.$H$3]*[.$K$3])/[.$K$2]*SIN([.$K$2]*[.B159]))" office:value-type="float" office:value="-0.00124406084945932" calcext:value-type="float">
            <text:p>-0,0012440608</text:p>
          </table:table-cell>
          <table:table-cell table:number-columns-repeated="1021"/>
        </table:table-row>
        <table:table-row table:style-name="ro1">
          <table:table-cell/>
          <table:table-cell table:formula="of:=[.B159]+[.$B$2]" office:value-type="float" office:value="0.780000000000001" calcext:value-type="float">
            <text:p>0,78</text:p>
          </table:table-cell>
          <table:table-cell table:formula="of:=EXP(-[.$K$1]*[.$H$3]*[.B160])*([.$K$3]*COS([.$K$2]*[.B160])+([.$K$4]+[.$K$1]*[.$H$3]*[.$K$3])/[.$K$2]*SIN([.$K$2]*[.B160]))" office:value-type="float" office:value="-0.000381968754759002" calcext:value-type="float">
            <text:p>-0,0003819688</text:p>
          </table:table-cell>
          <table:table-cell table:number-columns-repeated="1021"/>
        </table:table-row>
        <table:table-row table:style-name="ro1">
          <table:table-cell/>
          <table:table-cell table:formula="of:=[.B160]+[.$B$2]" office:value-type="float" office:value="0.785000000000001" calcext:value-type="float">
            <text:p>0,785</text:p>
          </table:table-cell>
          <table:table-cell table:formula="of:=EXP(-[.$K$1]*[.$H$3]*[.B161])*([.$K$3]*COS([.$K$2]*[.B161])+([.$K$4]+[.$K$1]*[.$H$3]*[.$K$3])/[.$K$2]*SIN([.$K$2]*[.B161]))" office:value-type="float" office:value="0.000495214285938592" calcext:value-type="float">
            <text:p>0,0004952143</text:p>
          </table:table-cell>
          <table:table-cell table:number-columns-repeated="1021"/>
        </table:table-row>
        <table:table-row table:style-name="ro1">
          <table:table-cell/>
          <table:table-cell table:formula="of:=[.B161]+[.$B$2]" office:value-type="float" office:value="0.790000000000001" calcext:value-type="float">
            <text:p>0,79</text:p>
          </table:table-cell>
          <table:table-cell table:formula="of:=EXP(-[.$K$1]*[.$H$3]*[.B162])*([.$K$3]*COS([.$K$2]*[.B162])+([.$K$4]+[.$K$1]*[.$H$3]*[.$K$3])/[.$K$2]*SIN([.$K$2]*[.B162]))" office:value-type="float" office:value="0.0013035787994575" calcext:value-type="float">
            <text:p>0,0013035788</text:p>
          </table:table-cell>
          <table:table-cell table:number-columns-repeated="1021"/>
        </table:table-row>
        <table:table-row table:style-name="ro2">
          <table:table-cell/>
          <table:table-cell table:formula="of:=[.B162]+[.$B$2]" office:value-type="float" office:value="0.795000000000001" calcext:value-type="float">
            <text:p>0,795</text:p>
          </table:table-cell>
          <table:table-cell table:formula="of:=EXP(-[.$K$1]*[.$H$3]*[.B163])*([.$K$3]*COS([.$K$2]*[.B163])+([.$K$4]+[.$K$1]*[.$H$3]*[.$K$3])/[.$K$2]*SIN([.$K$2]*[.B163]))" office:value-type="float" office:value="0.00196784084784457" calcext:value-type="float">
            <text:p>0,0019678408</text:p>
          </table:table-cell>
          <table:table-cell table:number-columns-repeated="1021"/>
        </table:table-row>
        <table:table-row table:style-name="ro2">
          <table:table-cell/>
          <table:table-cell table:formula="of:=[.B163]+[.$B$2]" office:value-type="float" office:value="0.800000000000001" calcext:value-type="float">
            <text:p>0,8</text:p>
          </table:table-cell>
          <table:table-cell table:formula="of:=EXP(-[.$K$1]*[.$H$3]*[.B164])*([.$K$3]*COS([.$K$2]*[.B164])+([.$K$4]+[.$K$1]*[.$H$3]*[.$K$3])/[.$K$2]*SIN([.$K$2]*[.B164]))" office:value-type="float" office:value="0.00242829858732416" calcext:value-type="float">
            <text:p>0,0024282986</text:p>
          </table:table-cell>
          <table:table-cell table:number-columns-repeated="1021"/>
        </table:table-row>
        <table:table-row table:style-name="ro2">
          <table:table-cell/>
          <table:table-cell table:formula="of:=[.B164]+[.$B$2]" office:value-type="float" office:value="0.805000000000001" calcext:value-type="float">
            <text:p>0,805</text:p>
          </table:table-cell>
          <table:table-cell table:formula="of:=EXP(-[.$K$1]*[.$H$3]*[.B165])*([.$K$3]*COS([.$K$2]*[.B165])+([.$K$4]+[.$K$1]*[.$H$3]*[.$K$3])/[.$K$2]*SIN([.$K$2]*[.B165]))" office:value-type="float" office:value="0.00264613313778046" calcext:value-type="float">
            <text:p>0,0026461331</text:p>
          </table:table-cell>
          <table:table-cell table:number-columns-repeated="1021"/>
        </table:table-row>
        <table:table-row table:style-name="ro2">
          <table:table-cell/>
          <table:table-cell table:formula="of:=[.B165]+[.$B$2]" office:value-type="float" office:value="0.810000000000001" calcext:value-type="float">
            <text:p>0,81</text:p>
          </table:table-cell>
          <table:table-cell table:formula="of:=EXP(-[.$K$1]*[.$H$3]*[.B166])*([.$K$3]*COS([.$K$2]*[.B166])+([.$K$4]+[.$K$1]*[.$H$3]*[.$K$3])/[.$K$2]*SIN([.$K$2]*[.B166]))" office:value-type="float" office:value="0.00260658982355461" calcext:value-type="float">
            <text:p>0,0026065898</text:p>
          </table:table-cell>
          <table:table-cell table:number-columns-repeated="1021"/>
        </table:table-row>
        <table:table-row table:style-name="ro2">
          <table:table-cell/>
          <table:table-cell table:formula="of:=[.B166]+[.$B$2]" office:value-type="float" office:value="0.815000000000001" calcext:value-type="float">
            <text:p>0,815</text:p>
          </table:table-cell>
          <table:table-cell table:formula="of:=EXP(-[.$K$1]*[.$H$3]*[.B167])*([.$K$3]*COS([.$K$2]*[.B167])+([.$K$4]+[.$K$1]*[.$H$3]*[.$K$3])/[.$K$2]*SIN([.$K$2]*[.B167]))" office:value-type="float" office:value="0.00231978915989401" calcext:value-type="float">
            <text:p>0,0023197892</text:p>
          </table:table-cell>
          <table:table-cell table:number-columns-repeated="1021"/>
        </table:table-row>
        <table:table-row table:style-name="ro2">
          <table:table-cell/>
          <table:table-cell table:formula="of:=[.B167]+[.$B$2]" office:value-type="float" office:value="0.820000000000001" calcext:value-type="float">
            <text:p>0,82</text:p>
          </table:table-cell>
          <table:table-cell table:formula="of:=EXP(-[.$K$1]*[.$H$3]*[.B168])*([.$K$3]*COS([.$K$2]*[.B168])+([.$K$4]+[.$K$1]*[.$H$3]*[.$K$3])/[.$K$2]*SIN([.$K$2]*[.B168]))" office:value-type="float" office:value="0.00181914887407347" calcext:value-type="float">
            <text:p>0,0018191489</text:p>
          </table:table-cell>
          <table:table-cell table:number-columns-repeated="1021"/>
        </table:table-row>
        <table:table-row table:style-name="ro2">
          <table:table-cell/>
          <table:table-cell table:formula="of:=[.B168]+[.$B$2]" office:value-type="float" office:value="0.825000000000001" calcext:value-type="float">
            <text:p>0,825</text:p>
          </table:table-cell>
          <table:table-cell table:formula="of:=EXP(-[.$K$1]*[.$H$3]*[.B169])*([.$K$3]*COS([.$K$2]*[.B169])+([.$K$4]+[.$K$1]*[.$H$3]*[.$K$3])/[.$K$2]*SIN([.$K$2]*[.B169]))" office:value-type="float" office:value="0.00115762622080186" calcext:value-type="float">
            <text:p>0,0011576262</text:p>
          </table:table-cell>
          <table:table-cell table:number-columns-repeated="1021"/>
        </table:table-row>
        <table:table-row table:style-name="ro2">
          <table:table-cell/>
          <table:table-cell table:formula="of:=[.B169]+[.$B$2]" office:value-type="float" office:value="0.830000000000001" calcext:value-type="float">
            <text:p>0,83</text:p>
          </table:table-cell>
          <table:table-cell table:formula="of:=EXP(-[.$K$1]*[.$H$3]*[.B170])*([.$K$3]*COS([.$K$2]*[.B170])+([.$K$4]+[.$K$1]*[.$H$3]*[.$K$3])/[.$K$2]*SIN([.$K$2]*[.B170]))" office:value-type="float" office:value="0.000402192265061827" calcext:value-type="float">
            <text:p>0,0004021923</text:p>
          </table:table-cell>
          <table:table-cell table:number-columns-repeated="1021"/>
        </table:table-row>
        <table:table-row table:style-name="ro2">
          <table:table-cell/>
          <table:table-cell table:formula="of:=[.B170]+[.$B$2]" office:value-type="float" office:value="0.835000000000001" calcext:value-type="float">
            <text:p>0,835</text:p>
          </table:table-cell>
          <table:table-cell table:formula="of:=EXP(-[.$K$1]*[.$H$3]*[.B171])*([.$K$3]*COS([.$K$2]*[.B171])+([.$K$4]+[.$K$1]*[.$H$3]*[.$K$3])/[.$K$2]*SIN([.$K$2]*[.B171]))" office:value-type="float" office:value="-0.000372891983460864" calcext:value-type="float">
            <text:p>-0,000372892</text:p>
          </table:table-cell>
          <table:table-cell table:number-columns-repeated="1021"/>
        </table:table-row>
        <table:table-row table:style-name="ro2">
          <table:table-cell/>
          <table:table-cell table:formula="of:=[.B171]+[.$B$2]" office:value-type="float" office:value="0.840000000000001" calcext:value-type="float">
            <text:p>0,84</text:p>
          </table:table-cell>
          <table:table-cell table:formula="of:=EXP(-[.$K$1]*[.$H$3]*[.B172])*([.$K$3]*COS([.$K$2]*[.B172])+([.$K$4]+[.$K$1]*[.$H$3]*[.$K$3])/[.$K$2]*SIN([.$K$2]*[.B172]))" office:value-type="float" office:value="-0.00109332766728287" calcext:value-type="float">
            <text:p>-0,0010933277</text:p>
          </table:table-cell>
          <table:table-cell table:number-columns-repeated="1021"/>
        </table:table-row>
        <table:table-row table:style-name="ro2">
          <table:table-cell/>
          <table:table-cell table:formula="of:=[.B172]+[.$B$2]" office:value-type="float" office:value="0.845000000000001" calcext:value-type="float">
            <text:p>0,845</text:p>
          </table:table-cell>
          <table:table-cell table:formula="of:=EXP(-[.$K$1]*[.$H$3]*[.B173])*([.$K$3]*COS([.$K$2]*[.B173])+([.$K$4]+[.$K$1]*[.$H$3]*[.$K$3])/[.$K$2]*SIN([.$K$2]*[.B173]))" office:value-type="float" office:value="-0.00169185472748204" calcext:value-type="float">
            <text:p>-0,0016918547</text:p>
          </table:table-cell>
          <table:table-cell table:number-columns-repeated="1021"/>
        </table:table-row>
        <table:table-row table:style-name="ro2">
          <table:table-cell/>
          <table:table-cell table:formula="of:=[.B173]+[.$B$2]" office:value-type="float" office:value="0.850000000000001" calcext:value-type="float">
            <text:p>0,85</text:p>
          </table:table-cell>
          <table:table-cell table:formula="of:=EXP(-[.$K$1]*[.$H$3]*[.B174])*([.$K$3]*COS([.$K$2]*[.B174])+([.$K$4]+[.$K$1]*[.$H$3]*[.$K$3])/[.$K$2]*SIN([.$K$2]*[.B174]))" office:value-type="float" office:value="-0.00211448350029796" calcext:value-type="float">
            <text:p>-0,0021144835</text:p>
          </table:table-cell>
          <table:table-cell table:number-columns-repeated="1021"/>
        </table:table-row>
        <table:table-row table:style-name="ro2">
          <table:table-cell/>
          <table:table-cell table:formula="of:=[.B174]+[.$B$2]" office:value-type="float" office:value="0.855000000000001" calcext:value-type="float">
            <text:p>0,855</text:p>
          </table:table-cell>
          <table:table-cell table:formula="of:=EXP(-[.$K$1]*[.$H$3]*[.B175])*([.$K$3]*COS([.$K$2]*[.B175])+([.$K$4]+[.$K$1]*[.$H$3]*[.$K$3])/[.$K$2]*SIN([.$K$2]*[.B175]))" office:value-type="float" office:value="-0.00232530867395047" calcext:value-type="float">
            <text:p>-0,0023253087</text:p>
          </table:table-cell>
          <table:table-cell table:number-columns-repeated="1021"/>
        </table:table-row>
        <table:table-row table:style-name="ro2">
          <table:table-cell/>
          <table:table-cell table:formula="of:=[.B175]+[.$B$2]" office:value-type="float" office:value="0.860000000000001" calcext:value-type="float">
            <text:p>0,86</text:p>
          </table:table-cell>
          <table:table-cell table:formula="of:=EXP(-[.$K$1]*[.$H$3]*[.B176])*([.$K$3]*COS([.$K$2]*[.B176])+([.$K$4]+[.$K$1]*[.$H$3]*[.$K$3])/[.$K$2]*SIN([.$K$2]*[.B176]))" office:value-type="float" office:value="-0.00230948215920703" calcext:value-type="float">
            <text:p>-0,0023094822</text:p>
          </table:table-cell>
          <table:table-cell table:number-columns-repeated="1021"/>
        </table:table-row>
        <table:table-row table:style-name="ro2">
          <table:table-cell/>
          <table:table-cell table:formula="of:=[.B176]+[.$B$2]" office:value-type="float" office:value="0.865000000000001" calcext:value-type="float">
            <text:p>0,865</text:p>
          </table:table-cell>
          <table:table-cell table:formula="of:=EXP(-[.$K$1]*[.$H$3]*[.B177])*([.$K$3]*COS([.$K$2]*[.B177])+([.$K$4]+[.$K$1]*[.$H$3]*[.$K$3])/[.$K$2]*SIN([.$K$2]*[.B177]))" office:value-type="float" office:value="-0.00207410721454584" calcext:value-type="float">
            <text:p>-0,0020741072</text:p>
          </table:table-cell>
          <table:table-cell table:number-columns-repeated="1021"/>
        </table:table-row>
        <table:table-row table:style-name="ro2">
          <table:table-cell/>
          <table:table-cell table:formula="of:=[.B177]+[.$B$2]" office:value-type="float" office:value="0.870000000000001" calcext:value-type="float">
            <text:p>0,87</text:p>
          </table:table-cell>
          <table:table-cell table:formula="of:=EXP(-[.$K$1]*[.$H$3]*[.B178])*([.$K$3]*COS([.$K$2]*[.B178])+([.$K$4]+[.$K$1]*[.$H$3]*[.$K$3])/[.$K$2]*SIN([.$K$2]*[.B178]))" office:value-type="float" office:value="-0.00164701999999385" calcext:value-type="float">
            <text:p>-0,00164702</text:p>
          </table:table-cell>
          <table:table-cell table:number-columns-repeated="1021"/>
        </table:table-row>
        <table:table-row table:style-name="ro2">
          <table:table-cell/>
          <table:table-cell table:formula="of:=[.B178]+[.$B$2]" office:value-type="float" office:value="0.875000000000001" calcext:value-type="float">
            <text:p>0,875</text:p>
          </table:table-cell>
          <table:table-cell table:formula="of:=EXP(-[.$K$1]*[.$H$3]*[.B179])*([.$K$3]*COS([.$K$2]*[.B179])+([.$K$4]+[.$K$1]*[.$H$3]*[.$K$3])/[.$K$2]*SIN([.$K$2]*[.B179]))" office:value-type="float" office:value="-0.00107362675563949" calcext:value-type="float">
            <text:p>-0,0010736268</text:p>
          </table:table-cell>
          <table:table-cell table:number-columns-repeated="1021"/>
        </table:table-row>
        <table:table-row table:style-name="ro2">
          <table:table-cell/>
          <table:table-cell table:formula="of:=[.B179]+[.$B$2]" office:value-type="float" office:value="0.880000000000001" calcext:value-type="float">
            <text:p>0,88</text:p>
          </table:table-cell>
          <table:table-cell table:formula="of:=EXP(-[.$K$1]*[.$H$3]*[.B180])*([.$K$3]*COS([.$K$2]*[.B180])+([.$K$4]+[.$K$1]*[.$H$3]*[.$K$3])/[.$K$2]*SIN([.$K$2]*[.B180]))" office:value-type="float" office:value="-0.000412145816970769" calcext:value-type="float">
            <text:p>-0,0004121458</text:p>
          </table:table-cell>
          <table:table-cell table:number-columns-repeated="1021"/>
        </table:table-row>
        <table:table-row table:style-name="ro2">
          <table:table-cell/>
          <table:table-cell table:formula="of:=[.B180]+[.$B$2]" office:value-type="float" office:value="0.885000000000001" calcext:value-type="float">
            <text:p>0,885</text:p>
          </table:table-cell>
          <table:table-cell table:formula="of:=EXP(-[.$K$1]*[.$H$3]*[.B181])*([.$K$3]*COS([.$K$2]*[.B181])+([.$K$4]+[.$K$1]*[.$H$3]*[.$K$3])/[.$K$2]*SIN([.$K$2]*[.B181]))" office:value-type="float" office:value="0.000272253030524961" calcext:value-type="float">
            <text:p>0,000272253</text:p>
          </table:table-cell>
          <table:table-cell table:number-columns-repeated="1021"/>
        </table:table-row>
        <table:table-row table:style-name="ro2">
          <table:table-cell/>
          <table:table-cell table:formula="of:=[.B181]+[.$B$2]" office:value-type="float" office:value="0.890000000000001" calcext:value-type="float">
            <text:p>0,89</text:p>
          </table:table-cell>
          <table:table-cell table:formula="of:=EXP(-[.$K$1]*[.$H$3]*[.B182])*([.$K$3]*COS([.$K$2]*[.B182])+([.$K$4]+[.$K$1]*[.$H$3]*[.$K$3])/[.$K$2]*SIN([.$K$2]*[.B182]))" office:value-type="float" office:value="0.000913826505171827" calcext:value-type="float">
            <text:p>0,0009138265</text:p>
          </table:table-cell>
          <table:table-cell table:number-columns-repeated="1021"/>
        </table:table-row>
        <table:table-row table:style-name="ro2">
          <table:table-cell/>
          <table:table-cell table:formula="of:=[.B182]+[.$B$2]" office:value-type="float" office:value="0.895000000000001" calcext:value-type="float">
            <text:p>0,895</text:p>
          </table:table-cell>
          <table:table-cell table:formula="of:=EXP(-[.$K$1]*[.$H$3]*[.B183])*([.$K$3]*COS([.$K$2]*[.B183])+([.$K$4]+[.$K$1]*[.$H$3]*[.$K$3])/[.$K$2]*SIN([.$K$2]*[.B183]))" office:value-type="float" office:value="0.00145253292650607" calcext:value-type="float">
            <text:p>0,0014525329</text:p>
          </table:table-cell>
          <table:table-cell table:number-columns-repeated="1021"/>
        </table:table-row>
        <table:table-row table:style-name="ro2">
          <table:table-cell/>
          <table:table-cell table:formula="of:=[.B183]+[.$B$2]" office:value-type="float" office:value="0.900000000000001" calcext:value-type="float">
            <text:p>0,9</text:p>
          </table:table-cell>
          <table:table-cell table:formula="of:=EXP(-[.$K$1]*[.$H$3]*[.B184])*([.$K$3]*COS([.$K$2]*[.B184])+([.$K$4]+[.$K$1]*[.$H$3]*[.$K$3])/[.$K$2]*SIN([.$K$2]*[.B184]))" office:value-type="float" office:value="0.00183960939870623" calcext:value-type="float">
            <text:p>0,0018396094</text:p>
          </table:table-cell>
          <table:table-cell table:number-columns-repeated="1021"/>
        </table:table-row>
        <table:table-row table:style-name="ro2">
          <table:table-cell/>
          <table:table-cell table:formula="of:=[.B184]+[.$B$2]" office:value-type="float" office:value="0.905000000000001" calcext:value-type="float">
            <text:p>0,905</text:p>
          </table:table-cell>
          <table:table-cell table:formula="of:=EXP(-[.$K$1]*[.$H$3]*[.B185])*([.$K$3]*COS([.$K$2]*[.B185])+([.$K$4]+[.$K$1]*[.$H$3]*[.$K$3])/[.$K$2]*SIN([.$K$2]*[.B185]))" office:value-type="float" office:value="0.00204193717904055" calcext:value-type="float">
            <text:p>0,0020419372</text:p>
          </table:table-cell>
          <table:table-cell table:number-columns-repeated="1021"/>
        </table:table-row>
        <table:table-row table:style-name="ro2">
          <table:table-cell/>
          <table:table-cell table:formula="of:=[.B185]+[.$B$2]" office:value-type="float" office:value="0.910000000000001" calcext:value-type="float">
            <text:p>0,91</text:p>
          </table:table-cell>
          <table:table-cell table:formula="of:=EXP(-[.$K$1]*[.$H$3]*[.B186])*([.$K$3]*COS([.$K$2]*[.B186])+([.$K$4]+[.$K$1]*[.$H$3]*[.$K$3])/[.$K$2]*SIN([.$K$2]*[.B186]))" office:value-type="float" office:value="0.00204480942349939" calcext:value-type="float">
            <text:p>0,0020448094</text:p>
          </table:table-cell>
          <table:table-cell table:number-columns-repeated="1021"/>
        </table:table-row>
        <table:table-row table:style-name="ro2">
          <table:table-cell/>
          <table:table-cell table:formula="of:=[.B186]+[.$B$2]" office:value-type="float" office:value="0.915000000000001" calcext:value-type="float">
            <text:p>0,915</text:p>
          </table:table-cell>
          <table:table-cell table:formula="of:=EXP(-[.$K$1]*[.$H$3]*[.B187])*([.$K$3]*COS([.$K$2]*[.B187])+([.$K$4]+[.$K$1]*[.$H$3]*[.$K$3])/[.$K$2]*SIN([.$K$2]*[.B187]))" office:value-type="float" office:value="0.00185287717401327" calcext:value-type="float">
            <text:p>0,0018528772</text:p>
          </table:table-cell>
          <table:table-cell table:number-columns-repeated="1021"/>
        </table:table-row>
        <table:table-row table:style-name="ro2">
          <table:table-cell/>
          <table:table-cell table:formula="of:=[.B187]+[.$B$2]" office:value-type="float" office:value="0.920000000000001" calcext:value-type="float">
            <text:p>0,92</text:p>
          </table:table-cell>
          <table:table-cell table:formula="of:=EXP(-[.$K$1]*[.$H$3]*[.B188])*([.$K$3]*COS([.$K$2]*[.B188])+([.$K$4]+[.$K$1]*[.$H$3]*[.$K$3])/[.$K$2]*SIN([.$K$2]*[.B188]))" office:value-type="float" office:value="0.00148922847731909" calcext:value-type="float">
            <text:p>0,0014892285</text:p>
          </table:table-cell>
          <table:table-cell table:number-columns-repeated="1021"/>
        </table:table-row>
        <table:table-row table:style-name="ro2">
          <table:table-cell/>
          <table:table-cell table:formula="of:=[.B188]+[.$B$2]" office:value-type="float" office:value="0.925000000000001" calcext:value-type="float">
            <text:p>0,925</text:p>
          </table:table-cell>
          <table:table-cell table:formula="of:=EXP(-[.$K$1]*[.$H$3]*[.B189])*([.$K$3]*COS([.$K$2]*[.B189])+([.$K$4]+[.$K$1]*[.$H$3]*[.$K$3])/[.$K$2]*SIN([.$K$2]*[.B189]))" office:value-type="float" office:value="0.000992734427000564" calcext:value-type="float">
            <text:p>0,0009927344</text:p>
          </table:table-cell>
          <table:table-cell table:number-columns-repeated="1021"/>
        </table:table-row>
        <table:table-row table:style-name="ro2">
          <table:table-cell/>
          <table:table-cell table:formula="of:=[.B189]+[.$B$2]" office:value-type="float" office:value="0.930000000000001" calcext:value-type="float">
            <text:p>0,93</text:p>
          </table:table-cell>
          <table:table-cell table:formula="of:=EXP(-[.$K$1]*[.$H$3]*[.B190])*([.$K$3]*COS([.$K$2]*[.B190])+([.$K$4]+[.$K$1]*[.$H$3]*[.$K$3])/[.$K$2]*SIN([.$K$2]*[.B190]))" office:value-type="float" office:value="0.000413957663214601" calcext:value-type="float">
            <text:p>0,0004139577</text:p>
          </table:table-cell>
          <table:table-cell table:number-columns-repeated="1021"/>
        </table:table-row>
        <table:table-row table:style-name="ro2">
          <table:table-cell/>
          <table:table-cell table:formula="of:=[.B190]+[.$B$2]" office:value-type="float" office:value="0.935000000000001" calcext:value-type="float">
            <text:p>0,935</text:p>
          </table:table-cell>
          <table:table-cell table:formula="of:=EXP(-[.$K$1]*[.$H$3]*[.B191])*([.$K$3]*COS([.$K$2]*[.B191])+([.$K$4]+[.$K$1]*[.$H$3]*[.$K$3])/[.$K$2]*SIN([.$K$2]*[.B191]))" office:value-type="float" office:value="-0.000189951530519746" calcext:value-type="float">
            <text:p>-0,0001899515</text:p>
          </table:table-cell>
          <table:table-cell table:number-columns-repeated="1021"/>
        </table:table-row>
        <table:table-row table:style-name="ro2">
          <table:table-cell/>
          <table:table-cell table:formula="of:=[.B191]+[.$B$2]" office:value-type="float" office:value="0.940000000000001" calcext:value-type="float">
            <text:p>0,94</text:p>
          </table:table-cell>
          <table:table-cell table:formula="of:=EXP(-[.$K$1]*[.$H$3]*[.B192])*([.$K$3]*COS([.$K$2]*[.B192])+([.$K$4]+[.$K$1]*[.$H$3]*[.$K$3])/[.$K$2]*SIN([.$K$2]*[.B192]))" office:value-type="float" office:value="-0.000760860476533635" calcext:value-type="float">
            <text:p>-0,0007608605</text:p>
          </table:table-cell>
          <table:table-cell table:number-columns-repeated="1021"/>
        </table:table-row>
        <table:table-row table:style-name="ro2">
          <table:table-cell/>
          <table:table-cell table:formula="of:=[.B192]+[.$B$2]" office:value-type="float" office:value="0.945000000000001" calcext:value-type="float">
            <text:p>0,945</text:p>
          </table:table-cell>
          <table:table-cell table:formula="of:=EXP(-[.$K$1]*[.$H$3]*[.B193])*([.$K$3]*COS([.$K$2]*[.B193])+([.$K$4]+[.$K$1]*[.$H$3]*[.$K$3])/[.$K$2]*SIN([.$K$2]*[.B193]))" office:value-type="float" office:value="-0.00124521451458302" calcext:value-type="float">
            <text:p>-0,0012452145</text:p>
          </table:table-cell>
          <table:table-cell table:number-columns-repeated="1021"/>
        </table:table-row>
        <table:table-row table:style-name="ro2">
          <table:table-cell/>
          <table:table-cell table:formula="of:=[.B193]+[.$B$2]" office:value-type="float" office:value="0.950000000000001" calcext:value-type="float">
            <text:p>0,95</text:p>
          </table:table-cell>
          <table:table-cell table:formula="of:=EXP(-[.$K$1]*[.$H$3]*[.B194])*([.$K$3]*COS([.$K$2]*[.B194])+([.$K$4]+[.$K$1]*[.$H$3]*[.$K$3])/[.$K$2]*SIN([.$K$2]*[.B194]))" office:value-type="float" office:value="-0.00159902414749663" calcext:value-type="float">
            <text:p>-0,0015990241</text:p>
          </table:table-cell>
          <table:table-cell table:number-columns-repeated="1021"/>
        </table:table-row>
        <table:table-row table:style-name="ro2">
          <table:table-cell/>
          <table:table-cell table:formula="of:=[.B194]+[.$B$2]" office:value-type="float" office:value="0.955000000000001" calcext:value-type="float">
            <text:p>0,955</text:p>
          </table:table-cell>
          <table:table-cell table:formula="of:=EXP(-[.$K$1]*[.$H$3]*[.B195])*([.$K$3]*COS([.$K$2]*[.B195])+([.$K$4]+[.$K$1]*[.$H$3]*[.$K$3])/[.$K$2]*SIN([.$K$2]*[.B195]))" office:value-type="float" office:value="-0.00179181813345172" calcext:value-type="float">
            <text:p>-0,0017918181</text:p>
          </table:table-cell>
          <table:table-cell table:number-columns-repeated="1021"/>
        </table:table-row>
        <table:table-row table:style-name="ro2">
          <table:table-cell/>
          <table:table-cell table:formula="of:=[.B195]+[.$B$2]" office:value-type="float" office:value="0.960000000000001" calcext:value-type="float">
            <text:p>0,96</text:p>
          </table:table-cell>
          <table:table-cell table:formula="of:=EXP(-[.$K$1]*[.$H$3]*[.B196])*([.$K$3]*COS([.$K$2]*[.B196])+([.$K$4]+[.$K$1]*[.$H$3]*[.$K$3])/[.$K$2]*SIN([.$K$2]*[.B196]))" office:value-type="float" office:value="-0.00180921159044118" calcext:value-type="float">
            <text:p>-0,0018092116</text:p>
          </table:table-cell>
          <table:table-cell table:number-columns-repeated="1021"/>
        </table:table-row>
        <table:table-row table:style-name="ro2">
          <table:table-cell/>
          <table:table-cell table:formula="of:=[.B196]+[.$B$2]" office:value-type="float" office:value="0.965000000000001" calcext:value-type="float">
            <text:p>0,965</text:p>
          </table:table-cell>
          <table:table-cell table:formula="of:=EXP(-[.$K$1]*[.$H$3]*[.B197])*([.$K$3]*COS([.$K$2]*[.B197])+([.$K$4]+[.$K$1]*[.$H$3]*[.$K$3])/[.$K$2]*SIN([.$K$2]*[.B197]))" office:value-type="float" office:value="-0.00165387873980622" calcext:value-type="float">
            <text:p>-0,0016538787</text:p>
          </table:table-cell>
          <table:table-cell table:number-columns-repeated="1021"/>
        </table:table-row>
        <table:table-row table:style-name="ro2">
          <table:table-cell/>
          <table:table-cell table:formula="of:=[.B197]+[.$B$2]" office:value-type="float" office:value="0.970000000000001" calcext:value-type="float">
            <text:p>0,97</text:p>
          </table:table-cell>
          <table:table-cell table:formula="of:=EXP(-[.$K$1]*[.$H$3]*[.B198])*([.$K$3]*COS([.$K$2]*[.B198])+([.$K$4]+[.$K$1]*[.$H$3]*[.$K$3])/[.$K$2]*SIN([.$K$2]*[.B198]))" office:value-type="float" office:value="-0.00134487704103631" calcext:value-type="float">
            <text:p>-0,001344877</text:p>
          </table:table-cell>
          <table:table-cell table:number-columns-repeated="1021"/>
        </table:table-row>
        <table:table-row table:style-name="ro2">
          <table:table-cell/>
          <table:table-cell table:formula="of:=[.B198]+[.$B$2]" office:value-type="float" office:value="0.975000000000001" calcext:value-type="float">
            <text:p>0,975</text:p>
          </table:table-cell>
          <table:table-cell table:formula="of:=EXP(-[.$K$1]*[.$H$3]*[.B199])*([.$K$3]*COS([.$K$2]*[.B199])+([.$K$4]+[.$K$1]*[.$H$3]*[.$K$3])/[.$K$2]*SIN([.$K$2]*[.B199]))" office:value-type="float" office:value="-0.000915427786881664" calcext:value-type="float">
            <text:p>-0,0009154278</text:p>
          </table:table-cell>
          <table:table-cell table:number-columns-repeated="1021"/>
        </table:table-row>
        <table:table-row table:style-name="ro2">
          <table:table-cell/>
          <table:table-cell table:formula="of:=[.B199]+[.$B$2]" office:value-type="float" office:value="0.980000000000001" calcext:value-type="float">
            <text:p>0,98</text:p>
          </table:table-cell>
          <table:table-cell table:formula="of:=EXP(-[.$K$1]*[.$H$3]*[.B200])*([.$K$3]*COS([.$K$2]*[.B200])+([.$K$4]+[.$K$1]*[.$H$3]*[.$K$3])/[.$K$2]*SIN([.$K$2]*[.B200]))" office:value-type="float" office:value="-0.000409402629757436" calcext:value-type="float">
            <text:p>-0,0004094026</text:p>
          </table:table-cell>
          <table:table-cell table:number-columns-repeated="1021"/>
        </table:table-row>
        <table:table-row table:style-name="ro2">
          <table:table-cell/>
          <table:table-cell table:formula="of:=[.B200]+[.$B$2]" office:value-type="float" office:value="0.985000000000001" calcext:value-type="float">
            <text:p>0,985</text:p>
          </table:table-cell>
          <table:table-cell table:formula="of:=EXP(-[.$K$1]*[.$H$3]*[.B201])*([.$K$3]*COS([.$K$2]*[.B201])+([.$K$4]+[.$K$1]*[.$H$3]*[.$K$3])/[.$K$2]*SIN([.$K$2]*[.B201]))" office:value-type="float" office:value="0.000123117410843097" calcext:value-type="float">
            <text:p>0,0001231174</text:p>
          </table:table-cell>
          <table:table-cell table:number-columns-repeated="1021"/>
        </table:table-row>
        <table:table-row table:style-name="ro2">
          <table:table-cell/>
          <table:table-cell table:formula="of:=[.B201]+[.$B$2]" office:value-type="float" office:value="0.990000000000001" calcext:value-type="float">
            <text:p>0,99</text:p>
          </table:table-cell>
          <table:table-cell table:formula="of:=EXP(-[.$K$1]*[.$H$3]*[.B202])*([.$K$3]*COS([.$K$2]*[.B202])+([.$K$4]+[.$K$1]*[.$H$3]*[.$K$3])/[.$K$2]*SIN([.$K$2]*[.B202]))" office:value-type="float" office:value="0.000630764629828002" calcext:value-type="float">
            <text:p>0,0006307646</text:p>
          </table:table-cell>
          <table:table-cell table:number-columns-repeated="1021"/>
        </table:table-row>
        <table:table-row table:style-name="ro2">
          <table:table-cell/>
          <table:table-cell table:formula="of:=[.B202]+[.$B$2]" office:value-type="float" office:value="0.995000000000001" calcext:value-type="float">
            <text:p>0,995</text:p>
          </table:table-cell>
          <table:table-cell table:formula="of:=EXP(-[.$K$1]*[.$H$3]*[.B203])*([.$K$3]*COS([.$K$2]*[.B203])+([.$K$4]+[.$K$1]*[.$H$3]*[.$K$3])/[.$K$2]*SIN([.$K$2]*[.B203]))" office:value-type="float" office:value="0.00106580831162939" calcext:value-type="float">
            <text:p>0,0010658083</text:p>
          </table:table-cell>
          <table:table-cell table:number-columns-repeated="1021"/>
        </table:table-row>
        <table:table-row table:style-name="ro2">
          <table:table-cell/>
          <table:table-cell table:formula="of:=[.B203]+[.$B$2]" office:value-type="float" office:value="1" calcext:value-type="float">
            <text:p>1</text:p>
          </table:table-cell>
          <table:table-cell table:formula="of:=EXP(-[.$K$1]*[.$H$3]*[.B204])*([.$K$3]*COS([.$K$2]*[.B204])+([.$K$4]+[.$K$1]*[.$H$3]*[.$K$3])/[.$K$2]*SIN([.$K$2]*[.B204]))" office:value-type="float" office:value="0.00138861047750004" calcext:value-type="float">
            <text:p>0,0013886105</text:p>
          </table:table-cell>
          <table:table-cell table:number-columns-repeated="1021"/>
        </table:table-row>
        <table:table-row table:style-name="ro2">
          <table:table-cell/>
          <table:table-cell table:formula="of:=[.B204]+[.$B$2]" office:value-type="float" office:value="1.005" calcext:value-type="float">
            <text:p>1,005</text:p>
          </table:table-cell>
          <table:table-cell table:formula="of:=EXP(-[.$K$1]*[.$H$3]*[.B205])*([.$K$3]*COS([.$K$2]*[.B205])+([.$K$4]+[.$K$1]*[.$H$3]*[.$K$3])/[.$K$2]*SIN([.$K$2]*[.B205]))" office:value-type="float" office:value="0.00157120092345343" calcext:value-type="float">
            <text:p>0,0015712009</text:p>
          </table:table-cell>
          <table:table-cell table:number-columns-repeated="1021"/>
        </table:table-row>
        <table:table-row table:style-name="ro2">
          <table:table-cell/>
          <table:table-cell table:formula="of:=[.B205]+[.$B$2]" office:value-type="float" office:value="1.01" calcext:value-type="float">
            <text:p>1,01</text:p>
          </table:table-cell>
          <table:table-cell table:formula="of:=EXP(-[.$K$1]*[.$H$3]*[.B206])*([.$K$3]*COS([.$K$2]*[.B206])+([.$K$4]+[.$K$1]*[.$H$3]*[.$K$3])/[.$K$2]*SIN([.$K$2]*[.B206]))" office:value-type="float" office:value="0.00159965283162694" calcext:value-type="float">
            <text:p>0,0015996528</text:p>
          </table:table-cell>
          <table:table-cell table:number-columns-repeated="1021"/>
        </table:table-row>
        <table:table-row table:style-name="ro2">
          <table:table-cell/>
          <table:table-cell table:formula="of:=[.B206]+[.$B$2]" office:value-type="float" office:value="1.015" calcext:value-type="float">
            <text:p>1,015</text:p>
          </table:table-cell>
          <table:table-cell table:formula="of:=EXP(-[.$K$1]*[.$H$3]*[.B207])*([.$K$3]*COS([.$K$2]*[.B207])+([.$K$4]+[.$K$1]*[.$H$3]*[.$K$3])/[.$K$2]*SIN([.$K$2]*[.B207]))" office:value-type="float" office:value="0.00147506233213781" calcext:value-type="float">
            <text:p>0,0014750623</text:p>
          </table:table-cell>
          <table:table-cell table:number-columns-repeated="1021"/>
        </table:table-row>
        <table:table-row table:style-name="ro2">
          <table:table-cell/>
          <table:table-cell table:formula="of:=[.B207]+[.$B$2]" office:value-type="float" office:value="1.02" calcext:value-type="float">
            <text:p>1,02</text:p>
          </table:table-cell>
          <table:table-cell table:formula="of:=EXP(-[.$K$1]*[.$H$3]*[.B208])*([.$K$3]*COS([.$K$2]*[.B208])+([.$K$4]+[.$K$1]*[.$H$3]*[.$K$3])/[.$K$2]*SIN([.$K$2]*[.B208]))" office:value-type="float" office:value="0.00121307319728659" calcext:value-type="float">
            <text:p>0,0012130732</text:p>
          </table:table-cell>
          <table:table-cell table:number-columns-repeated="1021"/>
        </table:table-row>
        <table:table-row table:style-name="ro2">
          <table:table-cell/>
          <table:table-cell table:formula="of:=[.B208]+[.$B$2]" office:value-type="float" office:value="1.025" calcext:value-type="float">
            <text:p>1,025</text:p>
          </table:table-cell>
          <table:table-cell table:formula="of:=EXP(-[.$K$1]*[.$H$3]*[.B209])*([.$K$3]*COS([.$K$2]*[.B209])+([.$K$4]+[.$K$1]*[.$H$3]*[.$K$3])/[.$K$2]*SIN([.$K$2]*[.B209]))" office:value-type="float" office:value="0.000842027853771892" calcext:value-type="float">
            <text:p>0,0008420279</text:p>
          </table:table-cell>
          <table:table-cell table:number-columns-repeated="1021"/>
        </table:table-row>
        <table:table-row table:style-name="ro2">
          <table:table-cell/>
          <table:table-cell table:formula="of:=[.B209]+[.$B$2]" office:value-type="float" office:value="1.03" calcext:value-type="float">
            <text:p>1,03</text:p>
          </table:table-cell>
          <table:table-cell table:formula="of:=EXP(-[.$K$1]*[.$H$3]*[.B210])*([.$K$3]*COS([.$K$2]*[.B210])+([.$K$4]+[.$K$1]*[.$H$3]*[.$K$3])/[.$K$2]*SIN([.$K$2]*[.B210]))" office:value-type="float" office:value="0.000399954714117962" calcext:value-type="float">
            <text:p>0,0003999547</text:p>
          </table:table-cell>
          <table:table-cell table:number-columns-repeated="1021"/>
        </table:table-row>
        <table:table-row table:style-name="ro2">
          <table:table-cell/>
          <table:table-cell table:formula="of:=[.B210]+[.$B$2]" office:value-type="float" office:value="1.035" calcext:value-type="float">
            <text:p>1,035</text:p>
          </table:table-cell>
          <table:table-cell table:formula="of:=EXP(-[.$K$1]*[.$H$3]*[.B211])*([.$K$3]*COS([.$K$2]*[.B211])+([.$K$4]+[.$K$1]*[.$H$3]*[.$K$3])/[.$K$2]*SIN([.$K$2]*[.B211]))" office:value-type="float" office:value="-0.0000692925354806422" calcext:value-type="float">
            <text:p>-6,92925354806422E-05</text:p>
          </table:table-cell>
          <table:table-cell table:number-columns-repeated="1021"/>
        </table:table-row>
        <table:table-row table:style-name="ro2">
          <table:table-cell/>
          <table:table-cell table:formula="of:=[.B211]+[.$B$2]" office:value-type="float" office:value="1.04" calcext:value-type="float">
            <text:p>1,04</text:p>
          </table:table-cell>
          <table:table-cell table:formula="of:=EXP(-[.$K$1]*[.$H$3]*[.B212])*([.$K$3]*COS([.$K$2]*[.B212])+([.$K$4]+[.$K$1]*[.$H$3]*[.$K$3])/[.$K$2]*SIN([.$K$2]*[.B212]))" office:value-type="float" office:value="-0.000520355084969092" calcext:value-type="float">
            <text:p>-0,0005203551</text:p>
          </table:table-cell>
          <table:table-cell table:number-columns-repeated="1021"/>
        </table:table-row>
        <table:table-row table:style-name="ro2">
          <table:table-cell/>
          <table:table-cell table:formula="of:=[.B212]+[.$B$2]" office:value-type="float" office:value="1.045" calcext:value-type="float">
            <text:p>1,045</text:p>
          </table:table-cell>
          <table:table-cell table:formula="of:=EXP(-[.$K$1]*[.$H$3]*[.B213])*([.$K$3]*COS([.$K$2]*[.B213])+([.$K$4]+[.$K$1]*[.$H$3]*[.$K$3])/[.$K$2]*SIN([.$K$2]*[.B213]))" office:value-type="float" office:value="-0.000910725823002074" calcext:value-type="float">
            <text:p>-0,0009107258</text:p>
          </table:table-cell>
          <table:table-cell table:number-columns-repeated="1021"/>
        </table:table-row>
        <table:table-row table:style-name="ro2">
          <table:table-cell/>
          <table:table-cell table:formula="of:=[.B213]+[.$B$2]" office:value-type="float" office:value="1.05" calcext:value-type="float">
            <text:p>1,05</text:p>
          </table:table-cell>
          <table:table-cell table:formula="of:=EXP(-[.$K$1]*[.$H$3]*[.B214])*([.$K$3]*COS([.$K$2]*[.B214])+([.$K$4]+[.$K$1]*[.$H$3]*[.$K$3])/[.$K$2]*SIN([.$K$2]*[.B214]))" office:value-type="float" office:value="-0.00120472701302041" calcext:value-type="float">
            <text:p>-0,001204727</text:p>
          </table:table-cell>
          <table:table-cell table:number-columns-repeated="1021"/>
        </table:table-row>
        <table:table-row table:style-name="ro2">
          <table:table-cell/>
          <table:table-cell table:formula="of:=[.B214]+[.$B$2]" office:value-type="float" office:value="1.055" calcext:value-type="float">
            <text:p>1,055</text:p>
          </table:table-cell>
          <table:table-cell table:formula="of:=EXP(-[.$K$1]*[.$H$3]*[.B215])*([.$K$3]*COS([.$K$2]*[.B215])+([.$K$4]+[.$K$1]*[.$H$3]*[.$K$3])/[.$K$2]*SIN([.$K$2]*[.B215]))" office:value-type="float" office:value="-0.00137673937749741" calcext:value-type="float">
            <text:p>-0,0013767394</text:p>
          </table:table-cell>
          <table:table-cell table:number-columns-repeated="1021"/>
        </table:table-row>
        <table:table-row table:style-name="ro2">
          <table:table-cell/>
          <table:table-cell table:formula="of:=[.B215]+[.$B$2]" office:value-type="float" office:value="1.06" calcext:value-type="float">
            <text:p>1,06</text:p>
          </table:table-cell>
          <table:table-cell table:formula="of:=EXP(-[.$K$1]*[.$H$3]*[.B216])*([.$K$3]*COS([.$K$2]*[.B216])+([.$K$4]+[.$K$1]*[.$H$3]*[.$K$3])/[.$K$2]*SIN([.$K$2]*[.B216]))" office:value-type="float" office:value="-0.00141339355739113" calcext:value-type="float">
            <text:p>-0,0014133936</text:p>
          </table:table-cell>
          <table:table-cell table:number-columns-repeated="1021"/>
        </table:table-row>
        <table:table-row table:style-name="ro2">
          <table:table-cell/>
          <table:table-cell table:formula="of:=[.B216]+[.$B$2]" office:value-type="float" office:value="1.065" calcext:value-type="float">
            <text:p>1,065</text:p>
          </table:table-cell>
          <table:table-cell table:formula="of:=EXP(-[.$K$1]*[.$H$3]*[.B217])*([.$K$3]*COS([.$K$2]*[.B217])+([.$K$4]+[.$K$1]*[.$H$3]*[.$K$3])/[.$K$2]*SIN([.$K$2]*[.B217]))" office:value-type="float" office:value="-0.00131454086633217" calcext:value-type="float">
            <text:p>-0,0013145409</text:p>
          </table:table-cell>
          <table:table-cell table:number-columns-repeated="1021"/>
        </table:table-row>
        <table:table-row table:style-name="ro2">
          <table:table-cell/>
          <table:table-cell table:formula="of:=[.B217]+[.$B$2]" office:value-type="float" office:value="1.07" calcext:value-type="float">
            <text:p>1,07</text:p>
          </table:table-cell>
          <table:table-cell table:formula="of:=EXP(-[.$K$1]*[.$H$3]*[.B218])*([.$K$3]*COS([.$K$2]*[.B218])+([.$K$4]+[.$K$1]*[.$H$3]*[.$K$3])/[.$K$2]*SIN([.$K$2]*[.B218]))" office:value-type="float" office:value="-0.00109294103091899" calcext:value-type="float">
            <text:p>-0,001092941</text:p>
          </table:table-cell>
          <table:table-cell table:number-columns-repeated="1021"/>
        </table:table-row>
        <table:table-row table:style-name="ro2">
          <table:table-cell/>
          <table:table-cell table:formula="of:=[.B218]+[.$B$2]" office:value-type="float" office:value="1.075" calcext:value-type="float">
            <text:p>1,075</text:p>
          </table:table-cell>
          <table:table-cell table:formula="of:=EXP(-[.$K$1]*[.$H$3]*[.B219])*([.$K$3]*COS([.$K$2]*[.B219])+([.$K$4]+[.$K$1]*[.$H$3]*[.$K$3])/[.$K$2]*SIN([.$K$2]*[.B219]))" office:value-type="float" office:value="-0.000772728332311938" calcext:value-type="float">
            <text:p>-0,0007727283</text:p>
          </table:table-cell>
          <table:table-cell table:number-columns-repeated="1021"/>
        </table:table-row>
        <table:table-row table:style-name="ro2">
          <table:table-cell/>
          <table:table-cell table:formula="of:=[.B219]+[.$B$2]" office:value-type="float" office:value="1.08" calcext:value-type="float">
            <text:p>1,08</text:p>
          </table:table-cell>
          <table:table-cell table:formula="of:=EXP(-[.$K$1]*[.$H$3]*[.B220])*([.$K$3]*COS([.$K$2]*[.B220])+([.$K$4]+[.$K$1]*[.$H$3]*[.$K$3])/[.$K$2]*SIN([.$K$2]*[.B220]))" office:value-type="float" office:value="-0.000386832384624767" calcext:value-type="float">
            <text:p>-0,0003868324</text:p>
          </table:table-cell>
          <table:table-cell table:number-columns-repeated="1021"/>
        </table:table-row>
        <table:table-row table:style-name="ro2">
          <table:table-cell/>
          <table:table-cell table:formula="of:=[.B220]+[.$B$2]" office:value-type="float" office:value="1.085" calcext:value-type="float">
            <text:p>1,085</text:p>
          </table:table-cell>
          <table:table-cell table:formula="of:=EXP(-[.$K$1]*[.$H$3]*[.B221])*([.$K$3]*COS([.$K$2]*[.B221])+([.$K$4]+[.$K$1]*[.$H$3]*[.$K$3])/[.$K$2]*SIN([.$K$2]*[.B221]))" office:value-type="float" office:value="0.0000263750124601464" calcext:value-type="float">
            <text:p>0,000026375</text:p>
          </table:table-cell>
          <table:table-cell table:number-columns-repeated="1021"/>
        </table:table-row>
        <table:table-row table:style-name="ro2">
          <table:table-cell/>
          <table:table-cell table:formula="of:=[.B221]+[.$B$2]" office:value-type="float" office:value="1.09" calcext:value-type="float">
            <text:p>1,09</text:p>
          </table:table-cell>
          <table:table-cell table:formula="of:=EXP(-[.$K$1]*[.$H$3]*[.B222])*([.$K$3]*COS([.$K$2]*[.B222])+([.$K$4]+[.$K$1]*[.$H$3]*[.$K$3])/[.$K$2]*SIN([.$K$2]*[.B222]))" office:value-type="float" office:value="0.000426868507875516" calcext:value-type="float">
            <text:p>0,0004268685</text:p>
          </table:table-cell>
          <table:table-cell table:number-columns-repeated="1021"/>
        </table:table-row>
        <table:table-row table:style-name="ro2">
          <table:table-cell/>
          <table:table-cell table:formula="of:=[.B222]+[.$B$2]" office:value-type="float" office:value="1.095" calcext:value-type="float">
            <text:p>1,095</text:p>
          </table:table-cell>
          <table:table-cell table:formula="of:=EXP(-[.$K$1]*[.$H$3]*[.B223])*([.$K$3]*COS([.$K$2]*[.B223])+([.$K$4]+[.$K$1]*[.$H$3]*[.$K$3])/[.$K$2]*SIN([.$K$2]*[.B223]))" office:value-type="float" office:value="0.000776821764496293" calcext:value-type="float">
            <text:p>0,0007768218</text:p>
          </table:table-cell>
          <table:table-cell table:number-columns-repeated="1021"/>
        </table:table-row>
        <table:table-row table:style-name="ro2">
          <table:table-cell/>
          <table:table-cell table:formula="of:=[.B223]+[.$B$2]" office:value-type="float" office:value="1.1" calcext:value-type="float">
            <text:p>1,1</text:p>
          </table:table-cell>
          <table:table-cell table:formula="of:=EXP(-[.$K$1]*[.$H$3]*[.B224])*([.$K$3]*COS([.$K$2]*[.B224])+([.$K$4]+[.$K$1]*[.$H$3]*[.$K$3])/[.$K$2]*SIN([.$K$2]*[.B224]))" office:value-type="float" office:value="0.0010441554853348" calcext:value-type="float">
            <text:p>0,0010441555</text:p>
          </table:table-cell>
          <table:table-cell table:number-columns-repeated="1021"/>
        </table:table-row>
        <table:table-row table:style-name="ro2">
          <table:table-cell/>
          <table:table-cell table:formula="of:=[.B224]+[.$B$2]" office:value-type="float" office:value="1.105" calcext:value-type="float">
            <text:p>1,105</text:p>
          </table:table-cell>
          <table:table-cell table:formula="of:=EXP(-[.$K$1]*[.$H$3]*[.B225])*([.$K$3]*COS([.$K$2]*[.B225])+([.$K$4]+[.$K$1]*[.$H$3]*[.$K$3])/[.$K$2]*SIN([.$K$2]*[.B225]))" office:value-type="float" office:value="0.00120545053010314" calcext:value-type="float">
            <text:p>0,0012054505</text:p>
          </table:table-cell>
          <table:table-cell table:number-columns-repeated="1021"/>
        </table:table-row>
        <table:table-row table:style-name="ro2">
          <table:table-cell/>
          <table:table-cell table:formula="of:=[.B225]+[.$B$2]" office:value-type="float" office:value="1.11" calcext:value-type="float">
            <text:p>1,11</text:p>
          </table:table-cell>
          <table:table-cell table:formula="of:=EXP(-[.$K$1]*[.$H$3]*[.B226])*([.$K$3]*COS([.$K$2]*[.B226])+([.$K$4]+[.$K$1]*[.$H$3]*[.$K$3])/[.$K$2]*SIN([.$K$2]*[.B226]))" office:value-type="float" office:value="0.00124796437294273" calcext:value-type="float">
            <text:p>0,0012479644</text:p>
          </table:table-cell>
          <table:table-cell table:number-columns-repeated="1021"/>
        </table:table-row>
        <table:table-row table:style-name="ro2">
          <table:table-cell/>
          <table:table-cell table:formula="of:=[.B226]+[.$B$2]" office:value-type="float" office:value="1.115" calcext:value-type="float">
            <text:p>1,115</text:p>
          </table:table-cell>
          <table:table-cell table:formula="of:=EXP(-[.$K$1]*[.$H$3]*[.B227])*([.$K$3]*COS([.$K$2]*[.B227])+([.$K$4]+[.$K$1]*[.$H$3]*[.$K$3])/[.$K$2]*SIN([.$K$2]*[.B227]))" office:value-type="float" office:value="0.0011705810063489" calcext:value-type="float">
            <text:p>0,001170581</text:p>
          </table:table-cell>
          <table:table-cell table:number-columns-repeated="1021"/>
        </table:table-row>
        <table:table-row table:style-name="ro2">
          <table:table-cell/>
          <table:table-cell table:formula="of:=[.B227]+[.$B$2]" office:value-type="float" office:value="1.12" calcext:value-type="float">
            <text:p>1,12</text:p>
          </table:table-cell>
          <table:table-cell table:formula="of:=EXP(-[.$K$1]*[.$H$3]*[.B228])*([.$K$3]*COS([.$K$2]*[.B228])+([.$K$4]+[.$K$1]*[.$H$3]*[.$K$3])/[.$K$2]*SIN([.$K$2]*[.B228]))" office:value-type="float" office:value="0.000983630162284763" calcext:value-type="float">
            <text:p>0,0009836302</text:p>
          </table:table-cell>
          <table:table-cell table:number-columns-repeated="1021"/>
        </table:table-row>
        <table:table-row table:style-name="ro2">
          <table:table-cell/>
          <table:table-cell table:formula="of:=[.B228]+[.$B$2]" office:value-type="float" office:value="1.125" calcext:value-type="float">
            <text:p>1,125</text:p>
          </table:table-cell>
          <table:table-cell table:formula="of:=EXP(-[.$K$1]*[.$H$3]*[.B229])*([.$K$3]*COS([.$K$2]*[.B229])+([.$K$4]+[.$K$1]*[.$H$3]*[.$K$3])/[.$K$2]*SIN([.$K$2]*[.B229]))" office:value-type="float" office:value="0.000707620983279576" calcext:value-type="float">
            <text:p>0,000707621</text:p>
          </table:table-cell>
          <table:table-cell table:number-columns-repeated="1021"/>
        </table:table-row>
        <table:table-row table:style-name="ro2">
          <table:table-cell/>
          <table:table-cell table:formula="of:=[.B229]+[.$B$2]" office:value-type="float" office:value="1.13" calcext:value-type="float">
            <text:p>1,13</text:p>
          </table:table-cell>
          <table:table-cell table:formula="of:=EXP(-[.$K$1]*[.$H$3]*[.B230])*([.$K$3]*COS([.$K$2]*[.B230])+([.$K$4]+[.$K$1]*[.$H$3]*[.$K$3])/[.$K$2]*SIN([.$K$2]*[.B230]))" office:value-type="float" office:value="0.000371037542287137" calcext:value-type="float">
            <text:p>0,0003710375</text:p>
          </table:table-cell>
          <table:table-cell table:number-columns-repeated="1021"/>
        </table:table-row>
        <table:table-row table:style-name="ro2">
          <table:table-cell/>
          <table:table-cell table:formula="of:=[.B230]+[.$B$2]" office:value-type="float" office:value="1.135" calcext:value-type="float">
            <text:p>1,135</text:p>
          </table:table-cell>
          <table:table-cell table:formula="of:=EXP(-[.$K$1]*[.$H$3]*[.B231])*([.$K$3]*COS([.$K$2]*[.B231])+([.$K$4]+[.$K$1]*[.$H$3]*[.$K$3])/[.$K$2]*SIN([.$K$2]*[.B231]))" office:value-type="float" office:value="0.00000742931385930865" calcext:value-type="float">
            <text:p>7,42931385930865E-06</text:p>
          </table:table-cell>
          <table:table-cell table:number-columns-repeated="1021"/>
        </table:table-row>
        <table:table-row table:style-name="ro2">
          <table:table-cell/>
          <table:table-cell table:formula="of:=[.B231]+[.$B$2]" office:value-type="float" office:value="1.14" calcext:value-type="float">
            <text:p>1,14</text:p>
          </table:table-cell>
          <table:table-cell table:formula="of:=EXP(-[.$K$1]*[.$H$3]*[.B232])*([.$K$3]*COS([.$K$2]*[.B232])+([.$K$4]+[.$K$1]*[.$H$3]*[.$K$3])/[.$K$2]*SIN([.$K$2]*[.B232]))" office:value-type="float" office:value="-0.00034790891214795" calcext:value-type="float">
            <text:p>-0,0003479089</text:p>
          </table:table-cell>
          <table:table-cell table:number-columns-repeated="1021"/>
        </table:table-row>
        <table:table-row table:style-name="ro2">
          <table:table-cell/>
          <table:table-cell table:formula="of:=[.B232]+[.$B$2]" office:value-type="float" office:value="1.145" calcext:value-type="float">
            <text:p>1,145</text:p>
          </table:table-cell>
          <table:table-cell table:formula="of:=EXP(-[.$K$1]*[.$H$3]*[.B233])*([.$K$3]*COS([.$K$2]*[.B233])+([.$K$4]+[.$K$1]*[.$H$3]*[.$K$3])/[.$K$2]*SIN([.$K$2]*[.B233]))" office:value-type="float" office:value="-0.000661341355465072" calcext:value-type="float">
            <text:p>-0,0006613414</text:p>
          </table:table-cell>
          <table:table-cell table:number-columns-repeated="1021"/>
        </table:table-row>
        <table:table-row table:style-name="ro2">
          <table:table-cell/>
          <table:table-cell table:formula="of:=[.B233]+[.$B$2]" office:value-type="float" office:value="1.15" calcext:value-type="float">
            <text:p>1,15</text:p>
          </table:table-cell>
          <table:table-cell table:formula="of:=EXP(-[.$K$1]*[.$H$3]*[.B234])*([.$K$3]*COS([.$K$2]*[.B234])+([.$K$4]+[.$K$1]*[.$H$3]*[.$K$3])/[.$K$2]*SIN([.$K$2]*[.B234]))" office:value-type="float" office:value="-0.000904053524561793" calcext:value-type="float">
            <text:p>-0,0009040535</text:p>
          </table:table-cell>
          <table:table-cell table:number-columns-repeated="1021"/>
        </table:table-row>
        <table:table-row table:style-name="ro2">
          <table:table-cell/>
          <table:table-cell table:formula="of:=[.B234]+[.$B$2]" office:value-type="float" office:value="1.155" calcext:value-type="float">
            <text:p>1,155</text:p>
          </table:table-cell>
          <table:table-cell table:formula="of:=EXP(-[.$K$1]*[.$H$3]*[.B235])*([.$K$3]*COS([.$K$2]*[.B235])+([.$K$4]+[.$K$1]*[.$H$3]*[.$K$3])/[.$K$2]*SIN([.$K$2]*[.B235]))" office:value-type="float" office:value="-0.00105467727248816" calcext:value-type="float">
            <text:p>-0,0010546773</text:p>
          </table:table-cell>
          <table:table-cell table:number-columns-repeated="1021"/>
        </table:table-row>
        <table:table-row table:style-name="ro2">
          <table:table-cell/>
          <table:table-cell table:formula="of:=[.B235]+[.$B$2]" office:value-type="float" office:value="1.16" calcext:value-type="float">
            <text:p>1,16</text:p>
          </table:table-cell>
          <table:table-cell table:formula="of:=EXP(-[.$K$1]*[.$H$3]*[.B236])*([.$K$3]*COS([.$K$2]*[.B236])+([.$K$4]+[.$K$1]*[.$H$3]*[.$K$3])/[.$K$2]*SIN([.$K$2]*[.B236]))" office:value-type="float" office:value="-0.00110114190124075" calcext:value-type="float">
            <text:p>-0,0011011419</text:p>
          </table:table-cell>
          <table:table-cell table:number-columns-repeated="1021"/>
        </table:table-row>
        <table:table-row table:style-name="ro2">
          <table:table-cell/>
          <table:table-cell table:formula="of:=[.B236]+[.$B$2]" office:value-type="float" office:value="1.165" calcext:value-type="float">
            <text:p>1,165</text:p>
          </table:table-cell>
          <table:table-cell table:formula="of:=EXP(-[.$K$1]*[.$H$3]*[.B237])*([.$K$3]*COS([.$K$2]*[.B237])+([.$K$4]+[.$K$1]*[.$H$3]*[.$K$3])/[.$K$2]*SIN([.$K$2]*[.B237]))" office:value-type="float" office:value="-0.00104159413714263" calcext:value-type="float">
            <text:p>-0,0010415941</text:p>
          </table:table-cell>
          <table:table-cell table:number-columns-repeated="1021"/>
        </table:table-row>
        <table:table-row table:style-name="ro2">
          <table:table-cell/>
          <table:table-cell table:formula="of:=[.B237]+[.$B$2]" office:value-type="float" office:value="1.17" calcext:value-type="float">
            <text:p>1,17</text:p>
          </table:table-cell>
          <table:table-cell table:formula="of:=EXP(-[.$K$1]*[.$H$3]*[.B238])*([.$K$3]*COS([.$K$2]*[.B238])+([.$K$4]+[.$K$1]*[.$H$3]*[.$K$3])/[.$K$2]*SIN([.$K$2]*[.B238]))" office:value-type="float" office:value="-0.00088432235476945" calcext:value-type="float">
            <text:p>-0,0008843224</text:p>
          </table:table-cell>
          <table:table-cell table:number-columns-repeated="1021"/>
        </table:table-row>
        <table:table-row table:style-name="ro2">
          <table:table-cell/>
          <table:table-cell table:formula="of:=[.B238]+[.$B$2]" office:value-type="float" office:value="1.175" calcext:value-type="float">
            <text:p>1,175</text:p>
          </table:table-cell>
          <table:table-cell table:formula="of:=EXP(-[.$K$1]*[.$H$3]*[.B239])*([.$K$3]*COS([.$K$2]*[.B239])+([.$K$4]+[.$K$1]*[.$H$3]*[.$K$3])/[.$K$2]*SIN([.$K$2]*[.B239]))" office:value-type="float" office:value="-0.000646716851004376" calcext:value-type="float">
            <text:p>-0,0006467169</text:p>
          </table:table-cell>
          <table:table-cell table:number-columns-repeated="1021"/>
        </table:table-row>
        <table:table-row table:style-name="ro2">
          <table:table-cell/>
          <table:table-cell table:formula="of:=[.B239]+[.$B$2]" office:value-type="float" office:value="1.18" calcext:value-type="float">
            <text:p>1,18</text:p>
          </table:table-cell>
          <table:table-cell table:formula="of:=EXP(-[.$K$1]*[.$H$3]*[.B240])*([.$K$3]*COS([.$K$2]*[.B240])+([.$K$4]+[.$K$1]*[.$H$3]*[.$K$3])/[.$K$2]*SIN([.$K$2]*[.B240]))" office:value-type="float" office:value="-0.00035338898557324" calcext:value-type="float">
            <text:p>-0,000353389</text:p>
          </table:table-cell>
          <table:table-cell table:number-columns-repeated="1021"/>
        </table:table-row>
        <table:table-row table:style-name="ro2">
          <table:table-cell/>
          <table:table-cell table:formula="of:=[.B240]+[.$B$2]" office:value-type="float" office:value="1.185" calcext:value-type="float">
            <text:p>1,185</text:p>
          </table:table-cell>
          <table:table-cell table:formula="of:=EXP(-[.$K$1]*[.$H$3]*[.B241])*([.$K$3]*COS([.$K$2]*[.B241])+([.$K$4]+[.$K$1]*[.$H$3]*[.$K$3])/[.$K$2]*SIN([.$K$2]*[.B241]))" office:value-type="float" office:value="-0.0000336490758323521" calcext:value-type="float">
            <text:p>-3,36490758323521E-05</text:p>
          </table:table-cell>
          <table:table-cell table:number-columns-repeated="1021"/>
        </table:table-row>
        <table:table-row table:style-name="ro2">
          <table:table-cell/>
          <table:table-cell table:formula="of:=[.B241]+[.$B$2]" office:value-type="float" office:value="1.19" calcext:value-type="float">
            <text:p>1,19</text:p>
          </table:table-cell>
          <table:table-cell table:formula="of:=EXP(-[.$K$1]*[.$H$3]*[.B242])*([.$K$3]*COS([.$K$2]*[.B242])+([.$K$4]+[.$K$1]*[.$H$3]*[.$K$3])/[.$K$2]*SIN([.$K$2]*[.B242]))" office:value-type="float" office:value="0.000281400933832496" calcext:value-type="float">
            <text:p>0,0002814009</text:p>
          </table:table-cell>
          <table:table-cell table:number-columns-repeated="1021"/>
        </table:table-row>
        <table:table-row table:style-name="ro2">
          <table:table-cell/>
          <table:table-cell table:formula="of:=[.B242]+[.$B$2]" office:value-type="float" office:value="1.195" calcext:value-type="float">
            <text:p>1,195</text:p>
          </table:table-cell>
          <table:table-cell table:formula="of:=EXP(-[.$K$1]*[.$H$3]*[.B243])*([.$K$3]*COS([.$K$2]*[.B243])+([.$K$4]+[.$K$1]*[.$H$3]*[.$K$3])/[.$K$2]*SIN([.$K$2]*[.B243]))" office:value-type="float" office:value="0.000561873642587768" calcext:value-type="float">
            <text:p>0,0005618736</text:p>
          </table:table-cell>
          <table:table-cell table:number-columns-repeated="1021"/>
        </table:table-row>
        <table:table-row table:style-name="ro2">
          <table:table-cell/>
          <table:table-cell table:formula="of:=[.B243]+[.$B$2]" office:value-type="float" office:value="1.2" calcext:value-type="float">
            <text:p>1,2</text:p>
          </table:table-cell>
          <table:table-cell table:formula="of:=EXP(-[.$K$1]*[.$H$3]*[.B244])*([.$K$3]*COS([.$K$2]*[.B244])+([.$K$4]+[.$K$1]*[.$H$3]*[.$K$3])/[.$K$2]*SIN([.$K$2]*[.B244]))" office:value-type="float" office:value="0.000781912476347998" calcext:value-type="float">
            <text:p>0,0007819125</text:p>
          </table:table-cell>
          <table:table-cell table:number-columns-repeated="1021"/>
        </table:table-row>
        <table:table-row table:style-name="ro2">
          <table:table-cell/>
          <table:table-cell table:formula="of:=[.B244]+[.$B$2]" office:value-type="float" office:value="1.205" calcext:value-type="float">
            <text:p>1,205</text:p>
          </table:table-cell>
          <table:table-cell table:formula="of:=EXP(-[.$K$1]*[.$H$3]*[.B245])*([.$K$3]*COS([.$K$2]*[.B245])+([.$K$4]+[.$K$1]*[.$H$3]*[.$K$3])/[.$K$2]*SIN([.$K$2]*[.B245]))" office:value-type="float" office:value="0.000922054568490571" calcext:value-type="float">
            <text:p>0,0009220546</text:p>
          </table:table-cell>
          <table:table-cell table:number-columns-repeated="1021"/>
        </table:table-row>
        <table:table-row table:style-name="ro2">
          <table:table-cell/>
          <table:table-cell table:formula="of:=[.B245]+[.$B$2]" office:value-type="float" office:value="1.21" calcext:value-type="float">
            <text:p>1,21</text:p>
          </table:table-cell>
          <table:table-cell table:formula="of:=EXP(-[.$K$1]*[.$H$3]*[.B246])*([.$K$3]*COS([.$K$2]*[.B246])+([.$K$4]+[.$K$1]*[.$H$3]*[.$K$3])/[.$K$2]*SIN([.$K$2]*[.B246]))" office:value-type="float" office:value="0.000970926408137878" calcext:value-type="float">
            <text:p>0,0009709264</text:p>
          </table:table-cell>
          <table:table-cell table:number-columns-repeated="1021"/>
        </table:table-row>
        <table:table-row table:style-name="ro2">
          <table:table-cell/>
          <table:table-cell table:formula="of:=[.B246]+[.$B$2]" office:value-type="float" office:value="1.215" calcext:value-type="float">
            <text:p>1,215</text:p>
          </table:table-cell>
          <table:table-cell table:formula="of:=EXP(-[.$K$1]*[.$H$3]*[.B247])*([.$K$3]*COS([.$K$2]*[.B247])+([.$K$4]+[.$K$1]*[.$H$3]*[.$K$3])/[.$K$2]*SIN([.$K$2]*[.B247]))" office:value-type="float" office:value="0.00092612724816064" calcext:value-type="float">
            <text:p>0,0009261272</text:p>
          </table:table-cell>
          <table:table-cell table:number-columns-repeated="1021"/>
        </table:table-row>
        <table:table-row table:style-name="ro2">
          <table:table-cell/>
          <table:table-cell table:formula="of:=[.B247]+[.$B$2]" office:value-type="float" office:value="1.22" calcext:value-type="float">
            <text:p>1,22</text:p>
          </table:table-cell>
          <table:table-cell table:formula="of:=EXP(-[.$K$1]*[.$H$3]*[.B248])*([.$K$3]*COS([.$K$2]*[.B248])+([.$K$4]+[.$K$1]*[.$H$3]*[.$K$3])/[.$K$2]*SIN([.$K$2]*[.B248]))" office:value-type="float" office:value="0.000794236197487262" calcext:value-type="float">
            <text:p>0,0007942362</text:p>
          </table:table-cell>
          <table:table-cell table:number-columns-repeated="1021"/>
        </table:table-row>
        <table:table-row table:style-name="ro2">
          <table:table-cell/>
          <table:table-cell table:formula="of:=[.B248]+[.$B$2]" office:value-type="float" office:value="1.225" calcext:value-type="float">
            <text:p>1,225</text:p>
          </table:table-cell>
          <table:table-cell table:formula="of:=EXP(-[.$K$1]*[.$H$3]*[.B249])*([.$K$3]*COS([.$K$2]*[.B249])+([.$K$4]+[.$K$1]*[.$H$3]*[.$K$3])/[.$K$2]*SIN([.$K$2]*[.B249]))" office:value-type="float" office:value="0.000589963958608103" calcext:value-type="float">
            <text:p>0,000589964</text:p>
          </table:table-cell>
          <table:table-cell table:number-columns-repeated="1021"/>
        </table:table-row>
        <table:table-row table:style-name="ro2">
          <table:table-cell/>
          <table:table-cell table:formula="of:=[.B249]+[.$B$2]" office:value-type="float" office:value="1.23" calcext:value-type="float">
            <text:p>1,23</text:p>
          </table:table-cell>
          <table:table-cell table:formula="of:=EXP(-[.$K$1]*[.$H$3]*[.B250])*([.$K$3]*COS([.$K$2]*[.B250])+([.$K$4]+[.$K$1]*[.$H$3]*[.$K$3])/[.$K$2]*SIN([.$K$2]*[.B250]))" office:value-type="float" office:value="0.000334551111742755" calcext:value-type="float">
            <text:p>0,0003345511</text:p>
          </table:table-cell>
          <table:table-cell table:number-columns-repeated="1021"/>
        </table:table-row>
        <table:table-row table:style-name="ro2">
          <table:table-cell/>
          <table:table-cell table:formula="of:=[.B250]+[.$B$2]" office:value-type="float" office:value="1.235" calcext:value-type="float">
            <text:p>1,235</text:p>
          </table:table-cell>
          <table:table-cell table:formula="of:=EXP(-[.$K$1]*[.$H$3]*[.B251])*([.$K$3]*COS([.$K$2]*[.B251])+([.$K$4]+[.$K$1]*[.$H$3]*[.$K$3])/[.$K$2]*SIN([.$K$2]*[.B251]))" office:value-type="float" office:value="0.0000535840848931285" calcext:value-type="float">
            <text:p>5,35840848931285E-05</text:p>
          </table:table-cell>
          <table:table-cell table:number-columns-repeated="1021"/>
        </table:table-row>
        <table:table-row table:style-name="ro2">
          <table:table-cell/>
          <table:table-cell table:formula="of:=[.B251]+[.$B$2]" office:value-type="float" office:value="1.24" calcext:value-type="float">
            <text:p>1,24</text:p>
          </table:table-cell>
          <table:table-cell table:formula="of:=EXP(-[.$K$1]*[.$H$3]*[.B252])*([.$K$3]*COS([.$K$2]*[.B252])+([.$K$4]+[.$K$1]*[.$H$3]*[.$K$3])/[.$K$2]*SIN([.$K$2]*[.B252]))" office:value-type="float" office:value="-0.000225548820848554" calcext:value-type="float">
            <text:p>-0,0002255488</text:p>
          </table:table-cell>
          <table:table-cell table:number-columns-repeated="1021"/>
        </table:table-row>
        <table:table-row table:style-name="ro2">
          <table:table-cell/>
          <table:table-cell table:formula="of:=[.B252]+[.$B$2]" office:value-type="float" office:value="1.245" calcext:value-type="float">
            <text:p>1,245</text:p>
          </table:table-cell>
          <table:table-cell table:formula="of:=EXP(-[.$K$1]*[.$H$3]*[.B253])*([.$K$3]*COS([.$K$2]*[.B253])+([.$K$4]+[.$K$1]*[.$H$3]*[.$K$3])/[.$K$2]*SIN([.$K$2]*[.B253]))" office:value-type="float" office:value="-0.000476310193026101" calcext:value-type="float">
            <text:p>-0,0004763102</text:p>
          </table:table-cell>
          <table:table-cell table:number-columns-repeated="1021"/>
        </table:table-row>
        <table:table-row table:style-name="ro2">
          <table:table-cell/>
          <table:table-cell table:formula="of:=[.B253]+[.$B$2]" office:value-type="float" office:value="1.25" calcext:value-type="float">
            <text:p>1,25</text:p>
          </table:table-cell>
          <table:table-cell table:formula="of:=EXP(-[.$K$1]*[.$H$3]*[.B254])*([.$K$3]*COS([.$K$2]*[.B254])+([.$K$4]+[.$K$1]*[.$H$3]*[.$K$3])/[.$K$2]*SIN([.$K$2]*[.B254]))" office:value-type="float" office:value="-0.000675519739847073" calcext:value-type="float">
            <text:p>-0,0006755197</text:p>
          </table:table-cell>
          <table:table-cell table:number-columns-repeated="1021"/>
        </table:table-row>
        <table:table-row table:style-name="ro2">
          <table:table-cell/>
          <table:table-cell table:formula="of:=[.B254]+[.$B$2]" office:value-type="float" office:value="1.255" calcext:value-type="float">
            <text:p>1,255</text:p>
          </table:table-cell>
          <table:table-cell table:formula="of:=EXP(-[.$K$1]*[.$H$3]*[.B255])*([.$K$3]*COS([.$K$2]*[.B255])+([.$K$4]+[.$K$1]*[.$H$3]*[.$K$3])/[.$K$2]*SIN([.$K$2]*[.B255]))" office:value-type="float" office:value="-0.000805478934051632" calcext:value-type="float">
            <text:p>-0,0008054789</text:p>
          </table:table-cell>
          <table:table-cell table:number-columns-repeated="1021"/>
        </table:table-row>
        <table:table-row table:style-name="ro2">
          <table:table-cell/>
          <table:table-cell table:formula="of:=[.B255]+[.$B$2]" office:value-type="float" office:value="1.26" calcext:value-type="float">
            <text:p>1,26</text:p>
          </table:table-cell>
          <table:table-cell table:formula="of:=EXP(-[.$K$1]*[.$H$3]*[.B256])*([.$K$3]*COS([.$K$2]*[.B256])+([.$K$4]+[.$K$1]*[.$H$3]*[.$K$3])/[.$K$2]*SIN([.$K$2]*[.B256]))" office:value-type="float" office:value="-0.000855521153606361" calcext:value-type="float">
            <text:p>-0,0008555212</text:p>
          </table:table-cell>
          <table:table-cell table:number-columns-repeated="1021"/>
        </table:table-row>
        <table:table-row table:style-name="ro2">
          <table:table-cell/>
          <table:table-cell table:formula="of:=[.B256]+[.$B$2]" office:value-type="float" office:value="1.265" calcext:value-type="float">
            <text:p>1,265</text:p>
          </table:table-cell>
          <table:table-cell table:formula="of:=EXP(-[.$K$1]*[.$H$3]*[.B257])*([.$K$3]*COS([.$K$2]*[.B257])+([.$K$4]+[.$K$1]*[.$H$3]*[.$K$3])/[.$K$2]*SIN([.$K$2]*[.B257]))" office:value-type="float" office:value="-0.000822853879024881" calcext:value-type="float">
            <text:p>-0,0008228539</text:p>
          </table:table-cell>
          <table:table-cell table:number-columns-repeated="1021"/>
        </table:table-row>
        <table:table-row table:style-name="ro2">
          <table:table-cell/>
          <table:table-cell table:formula="of:=[.B257]+[.$B$2]" office:value-type="float" office:value="1.27" calcext:value-type="float">
            <text:p>1,27</text:p>
          </table:table-cell>
          <table:table-cell table:formula="of:=EXP(-[.$K$1]*[.$H$3]*[.B258])*([.$K$3]*COS([.$K$2]*[.B258])+([.$K$4]+[.$K$1]*[.$H$3]*[.$K$3])/[.$K$2]*SIN([.$K$2]*[.B258]))" office:value-type="float" office:value="-0.000712630221422217" calcext:value-type="float">
            <text:p>-0,0007126302</text:p>
          </table:table-cell>
          <table:table-cell table:number-columns-repeated="1021"/>
        </table:table-row>
        <table:table-row table:style-name="ro2">
          <table:table-cell/>
          <table:table-cell table:formula="of:=[.B258]+[.$B$2]" office:value-type="float" office:value="1.27499999999999" calcext:value-type="float">
            <text:p>1,275</text:p>
          </table:table-cell>
          <table:table-cell table:formula="of:=EXP(-[.$K$1]*[.$H$3]*[.B259])*([.$K$3]*COS([.$K$2]*[.B259])+([.$K$4]+[.$K$1]*[.$H$3]*[.$K$3])/[.$K$2]*SIN([.$K$2]*[.B259]))" office:value-type="float" office:value="-0.000537261997355209" calcext:value-type="float">
            <text:p>-0,000537262</text:p>
          </table:table-cell>
          <table:table-cell table:number-columns-repeated="1021"/>
        </table:table-row>
        <table:table-row table:style-name="ro2">
          <table:table-cell/>
          <table:table-cell table:formula="of:=[.B259]+[.$B$2]" office:value-type="float" office:value="1.27999999999999" calcext:value-type="float">
            <text:p>1,28</text:p>
          </table:table-cell>
          <table:table-cell table:formula="of:=EXP(-[.$K$1]*[.$H$3]*[.B260])*([.$K$3]*COS([.$K$2]*[.B260])+([.$K$4]+[.$K$1]*[.$H$3]*[.$K$3])/[.$K$2]*SIN([.$K$2]*[.B260]))" office:value-type="float" office:value="-0.000315058494750597" calcext:value-type="float">
            <text:p>-0,0003150585</text:p>
          </table:table-cell>
          <table:table-cell table:number-columns-repeated="1021"/>
        </table:table-row>
        <table:table-row table:style-name="ro2">
          <table:table-cell/>
          <table:table-cell table:formula="of:=[.B260]+[.$B$2]" office:value-type="float" office:value="1.28499999999999" calcext:value-type="float">
            <text:p>1,285</text:p>
          </table:table-cell>
          <table:table-cell table:formula="of:=EXP(-[.$K$1]*[.$H$3]*[.B261])*([.$K$3]*COS([.$K$2]*[.B261])+([.$K$4]+[.$K$1]*[.$H$3]*[.$K$3])/[.$K$2]*SIN([.$K$2]*[.B261]))" office:value-type="float" office:value="-0.0000683372132327551" calcext:value-type="float">
            <text:p>-6,83372132327551E-05</text:p>
          </table:table-cell>
          <table:table-cell table:number-columns-repeated="1021"/>
        </table:table-row>
        <table:table-row table:style-name="ro2">
          <table:table-cell/>
          <table:table-cell table:formula="of:=[.B261]+[.$B$2]" office:value-type="float" office:value="1.28999999999999" calcext:value-type="float">
            <text:p>1,29</text:p>
          </table:table-cell>
          <table:table-cell table:formula="of:=EXP(-[.$K$1]*[.$H$3]*[.B262])*([.$K$3]*COS([.$K$2]*[.B262])+([.$K$4]+[.$K$1]*[.$H$3]*[.$K$3])/[.$K$2]*SIN([.$K$2]*[.B262]))" office:value-type="float" office:value="0.000178800464060278" calcext:value-type="float">
            <text:p>0,0001788005</text:p>
          </table:table-cell>
          <table:table-cell table:number-columns-repeated="1021"/>
        </table:table-row>
        <table:table-row table:style-name="ro2">
          <table:table-cell/>
          <table:table-cell table:formula="of:=[.B262]+[.$B$2]" office:value-type="float" office:value="1.29499999999999" calcext:value-type="float">
            <text:p>1,295</text:p>
          </table:table-cell>
          <table:table-cell table:formula="of:=EXP(-[.$K$1]*[.$H$3]*[.B263])*([.$K$3]*COS([.$K$2]*[.B263])+([.$K$4]+[.$K$1]*[.$H$3]*[.$K$3])/[.$K$2]*SIN([.$K$2]*[.B263]))" office:value-type="float" office:value="0.000402808564592242" calcext:value-type="float">
            <text:p>0,0004028086</text:p>
          </table:table-cell>
          <table:table-cell table:number-columns-repeated="1021"/>
        </table:table-row>
        <table:table-row table:style-name="ro2">
          <table:table-cell/>
          <table:table-cell table:formula="of:=[.B263]+[.$B$2]" office:value-type="float" office:value="1.29999999999999" calcext:value-type="float">
            <text:p>1,3</text:p>
          </table:table-cell>
          <table:table-cell table:formula="of:=EXP(-[.$K$1]*[.$H$3]*[.B264])*([.$K$3]*COS([.$K$2]*[.B264])+([.$K$4]+[.$K$1]*[.$H$3]*[.$K$3])/[.$K$2]*SIN([.$K$2]*[.B264]))" office:value-type="float" office:value="0.000582925169682891" calcext:value-type="float">
            <text:p>0,0005829252</text:p>
          </table:table-cell>
          <table:table-cell table:number-columns-repeated="1021"/>
        </table:table-row>
        <table:table-row table:style-name="ro2">
          <table:table-cell/>
          <table:table-cell table:formula="of:=[.B264]+[.$B$2]" office:value-type="float" office:value="1.30499999999999" calcext:value-type="float">
            <text:p>1,305</text:p>
          </table:table-cell>
          <table:table-cell table:formula="of:=EXP(-[.$K$1]*[.$H$3]*[.B265])*([.$K$3]*COS([.$K$2]*[.B265])+([.$K$4]+[.$K$1]*[.$H$3]*[.$K$3])/[.$K$2]*SIN([.$K$2]*[.B265]))" office:value-type="float" office:value="0.000703080898233669" calcext:value-type="float">
            <text:p>0,0007030809</text:p>
          </table:table-cell>
          <table:table-cell table:number-columns-repeated="1021"/>
        </table:table-row>
        <table:table-row table:style-name="ro2">
          <table:table-cell/>
          <table:table-cell table:formula="of:=[.B265]+[.$B$2]" office:value-type="float" office:value="1.30999999999999" calcext:value-type="float">
            <text:p>1,31</text:p>
          </table:table-cell>
          <table:table-cell table:formula="of:=EXP(-[.$K$1]*[.$H$3]*[.B266])*([.$K$3]*COS([.$K$2]*[.B266])+([.$K$4]+[.$K$1]*[.$H$3]*[.$K$3])/[.$K$2]*SIN([.$K$2]*[.B266]))" office:value-type="float" office:value="0.000753313384835168" calcext:value-type="float">
            <text:p>0,0007533134</text:p>
          </table:table-cell>
          <table:table-cell table:number-columns-repeated="1021"/>
        </table:table-row>
        <table:table-row table:style-name="ro2">
          <table:table-cell/>
          <table:table-cell table:formula="of:=[.B266]+[.$B$2]" office:value-type="float" office:value="1.31499999999999" calcext:value-type="float">
            <text:p>1,315</text:p>
          </table:table-cell>
          <table:table-cell table:formula="of:=EXP(-[.$K$1]*[.$H$3]*[.B267])*([.$K$3]*COS([.$K$2]*[.B267])+([.$K$4]+[.$K$1]*[.$H$3]*[.$K$3])/[.$K$2]*SIN([.$K$2]*[.B267]))" office:value-type="float" office:value="0.000730565244137276" calcext:value-type="float">
            <text:p>0,0007305652</text:p>
          </table:table-cell>
          <table:table-cell table:number-columns-repeated="1021"/>
        </table:table-row>
        <table:table-row table:style-name="ro2">
          <table:table-cell/>
          <table:table-cell table:formula="of:=[.B267]+[.$B$2]" office:value-type="float" office:value="1.31999999999999" calcext:value-type="float">
            <text:p>1,32</text:p>
          </table:table-cell>
          <table:table-cell table:formula="of:=EXP(-[.$K$1]*[.$H$3]*[.B268])*([.$K$3]*COS([.$K$2]*[.B268])+([.$K$4]+[.$K$1]*[.$H$3]*[.$K$3])/[.$K$2]*SIN([.$K$2]*[.B268]))" office:value-type="float" office:value="0.000638804750625183" calcext:value-type="float">
            <text:p>0,0006388048</text:p>
          </table:table-cell>
          <table:table-cell table:number-columns-repeated="1021"/>
        </table:table-row>
        <table:table-row table:style-name="ro2">
          <table:table-cell/>
          <table:table-cell table:formula="of:=[.B268]+[.$B$2]" office:value-type="float" office:value="1.32499999999999" calcext:value-type="float">
            <text:p>1,325</text:p>
          </table:table-cell>
          <table:table-cell table:formula="of:=EXP(-[.$K$1]*[.$H$3]*[.B269])*([.$K$3]*COS([.$K$2]*[.B269])+([.$K$4]+[.$K$1]*[.$H$3]*[.$K$3])/[.$K$2]*SIN([.$K$2]*[.B269]))" office:value-type="float" office:value="0.000488474463306016" calcext:value-type="float">
            <text:p>0,0004884745</text:p>
          </table:table-cell>
          <table:table-cell table:number-columns-repeated="1021"/>
        </table:table-row>
        <table:table-row table:style-name="ro2">
          <table:table-cell/>
          <table:table-cell table:formula="of:=[.B269]+[.$B$2]" office:value-type="float" office:value="1.32999999999999" calcext:value-type="float">
            <text:p>1,33</text:p>
          </table:table-cell>
          <table:table-cell table:formula="of:=EXP(-[.$K$1]*[.$H$3]*[.B270])*([.$K$3]*COS([.$K$2]*[.B270])+([.$K$4]+[.$K$1]*[.$H$3]*[.$K$3])/[.$K$2]*SIN([.$K$2]*[.B270]))" office:value-type="float" office:value="0.000295336897595879" calcext:value-type="float">
            <text:p>0,0002953369</text:p>
          </table:table-cell>
          <table:table-cell table:number-columns-repeated="1021"/>
        </table:table-row>
        <table:table-row table:style-name="ro2">
          <table:table-cell/>
          <table:table-cell table:formula="of:=[.B270]+[.$B$2]" office:value-type="float" office:value="1.33499999999999" calcext:value-type="float">
            <text:p>1,335</text:p>
          </table:table-cell>
          <table:table-cell table:formula="of:=EXP(-[.$K$1]*[.$H$3]*[.B271])*([.$K$3]*COS([.$K$2]*[.B271])+([.$K$4]+[.$K$1]*[.$H$3]*[.$K$3])/[.$K$2]*SIN([.$K$2]*[.B271]))" office:value-type="float" office:value="0.0000788420616309152" calcext:value-type="float">
            <text:p>7,88420616309152E-05</text:p>
          </table:table-cell>
          <table:table-cell table:number-columns-repeated="1021"/>
        </table:table-row>
        <table:table-row table:style-name="ro2">
          <table:table-cell/>
          <table:table-cell table:formula="of:=[.B271]+[.$B$2]" office:value-type="float" office:value="1.33999999999999" calcext:value-type="float">
            <text:p>1,34</text:p>
          </table:table-cell>
          <table:table-cell table:formula="of:=EXP(-[.$K$1]*[.$H$3]*[.B272])*([.$K$3]*COS([.$K$2]*[.B272])+([.$K$4]+[.$K$1]*[.$H$3]*[.$K$3])/[.$K$2]*SIN([.$K$2]*[.B272]))" office:value-type="float" office:value="-0.000139815873180528" calcext:value-type="float">
            <text:p>-0,0001398159</text:p>
          </table:table-cell>
          <table:table-cell table:number-columns-repeated="1021"/>
        </table:table-row>
        <table:table-row table:style-name="ro2">
          <table:table-cell/>
          <table:table-cell table:formula="of:=[.B272]+[.$B$2]" office:value-type="float" office:value="1.34499999999999" calcext:value-type="float">
            <text:p>1,345</text:p>
          </table:table-cell>
          <table:table-cell table:formula="of:=EXP(-[.$K$1]*[.$H$3]*[.B273])*([.$K$3]*COS([.$K$2]*[.B273])+([.$K$4]+[.$K$1]*[.$H$3]*[.$K$3])/[.$K$2]*SIN([.$K$2]*[.B273]))" office:value-type="float" office:value="-0.000339760022738021" calcext:value-type="float">
            <text:p>-0,00033976</text:p>
          </table:table-cell>
          <table:table-cell table:number-columns-repeated="1021"/>
        </table:table-row>
        <table:table-row table:style-name="ro2">
          <table:table-cell/>
          <table:table-cell table:formula="of:=[.B273]+[.$B$2]" office:value-type="float" office:value="1.34999999999999" calcext:value-type="float">
            <text:p>1,35</text:p>
          </table:table-cell>
          <table:table-cell table:formula="of:=EXP(-[.$K$1]*[.$H$3]*[.B274])*([.$K$3]*COS([.$K$2]*[.B274])+([.$K$4]+[.$K$1]*[.$H$3]*[.$K$3])/[.$K$2]*SIN([.$K$2]*[.B274]))" office:value-type="float" office:value="-0.000502411127173374" calcext:value-type="float">
            <text:p>-0,0005024111</text:p>
          </table:table-cell>
          <table:table-cell table:number-columns-repeated="1021"/>
        </table:table-row>
        <table:table-row table:style-name="ro2">
          <table:table-cell/>
          <table:table-cell table:formula="of:=[.B274]+[.$B$2]" office:value-type="float" office:value="1.35499999999999" calcext:value-type="float">
            <text:p>1,355</text:p>
          </table:table-cell>
          <table:table-cell table:formula="of:=EXP(-[.$K$1]*[.$H$3]*[.B275])*([.$K$3]*COS([.$K$2]*[.B275])+([.$K$4]+[.$K$1]*[.$H$3]*[.$K$3])/[.$K$2]*SIN([.$K$2]*[.B275]))" office:value-type="float" office:value="-0.000613200183161383" calcext:value-type="float">
            <text:p>-0,0006132002</text:p>
          </table:table-cell>
          <table:table-cell table:number-columns-repeated="1021"/>
        </table:table-row>
        <table:table-row table:style-name="ro2">
          <table:table-cell/>
          <table:table-cell table:formula="of:=[.B275]+[.$B$2]" office:value-type="float" office:value="1.35999999999999" calcext:value-type="float">
            <text:p>1,36</text:p>
          </table:table-cell>
          <table:table-cell table:formula="of:=EXP(-[.$K$1]*[.$H$3]*[.B276])*([.$K$3]*COS([.$K$2]*[.B276])+([.$K$4]+[.$K$1]*[.$H$3]*[.$K$3])/[.$K$2]*SIN([.$K$2]*[.B276]))" office:value-type="float" office:value="-0.000662856881951931" calcext:value-type="float">
            <text:p>-0,0006628569</text:p>
          </table:table-cell>
          <table:table-cell table:number-columns-repeated="1021"/>
        </table:table-row>
        <table:table-row table:style-name="ro2">
          <table:table-cell/>
          <table:table-cell table:formula="of:=[.B276]+[.$B$2]" office:value-type="float" office:value="1.36499999999999" calcext:value-type="float">
            <text:p>1,365</text:p>
          </table:table-cell>
          <table:table-cell table:formula="of:=EXP(-[.$K$1]*[.$H$3]*[.B277])*([.$K$3]*COS([.$K$2]*[.B277])+([.$K$4]+[.$K$1]*[.$H$3]*[.$K$3])/[.$K$2]*SIN([.$K$2]*[.B277]))" office:value-type="float" office:value="-0.000648161624545827" calcext:value-type="float">
            <text:p>-0,0006481616</text:p>
          </table:table-cell>
          <table:table-cell table:number-columns-repeated="1021"/>
        </table:table-row>
        <table:table-row table:style-name="ro2">
          <table:table-cell/>
          <table:table-cell table:formula="of:=[.B277]+[.$B$2]" office:value-type="float" office:value="1.36999999999999" calcext:value-type="float">
            <text:p>1,37</text:p>
          </table:table-cell>
          <table:table-cell table:formula="of:=EXP(-[.$K$1]*[.$H$3]*[.B278])*([.$K$3]*COS([.$K$2]*[.B278])+([.$K$4]+[.$K$1]*[.$H$3]*[.$K$3])/[.$K$2]*SIN([.$K$2]*[.B278]))" office:value-type="float" office:value="-0.000572102741591495" calcext:value-type="float">
            <text:p>-0,0005721027</text:p>
          </table:table-cell>
          <table:table-cell table:number-columns-repeated="1021"/>
        </table:table-row>
        <table:table-row table:style-name="ro2">
          <table:table-cell/>
          <table:table-cell table:formula="of:=[.B278]+[.$B$2]" office:value-type="float" office:value="1.37499999999999" calcext:value-type="float">
            <text:p>1,375</text:p>
          </table:table-cell>
          <table:table-cell table:formula="of:=EXP(-[.$K$1]*[.$H$3]*[.B279])*([.$K$3]*COS([.$K$2]*[.B279])+([.$K$4]+[.$K$1]*[.$H$3]*[.$K$3])/[.$K$2]*SIN([.$K$2]*[.B279]))" office:value-type="float" office:value="-0.000443438631009348" calcext:value-type="float">
            <text:p>-0,0004434386</text:p>
          </table:table-cell>
          <table:table-cell table:number-columns-repeated="1021"/>
        </table:table-row>
        <table:table-row table:style-name="ro2">
          <table:table-cell/>
          <table:table-cell table:formula="of:=[.B279]+[.$B$2]" office:value-type="float" office:value="1.37999999999999" calcext:value-type="float">
            <text:p>1,38</text:p>
          </table:table-cell>
          <table:table-cell table:formula="of:=EXP(-[.$K$1]*[.$H$3]*[.B280])*([.$K$3]*COS([.$K$2]*[.B280])+([.$K$4]+[.$K$1]*[.$H$3]*[.$K$3])/[.$K$2]*SIN([.$K$2]*[.B280]))" office:value-type="float" office:value="-0.000275721204976893" calcext:value-type="float">
            <text:p>-0,0002757212</text:p>
          </table:table-cell>
          <table:table-cell table:number-columns-repeated="1021"/>
        </table:table-row>
        <table:table-row table:style-name="ro2">
          <table:table-cell/>
          <table:table-cell table:formula="of:=[.B280]+[.$B$2]" office:value-type="float" office:value="1.38499999999999" calcext:value-type="float">
            <text:p>1,385</text:p>
          </table:table-cell>
          <table:table-cell table:formula="of:=EXP(-[.$K$1]*[.$H$3]*[.B281])*([.$K$3]*COS([.$K$2]*[.B281])+([.$K$4]+[.$K$1]*[.$H$3]*[.$K$3])/[.$K$2]*SIN([.$K$2]*[.B281]))" office:value-type="float" office:value="-0.0000858869467827957" calcext:value-type="float">
            <text:p>-8,58869467827957E-05</text:p>
          </table:table-cell>
          <table:table-cell table:number-columns-repeated="1021"/>
        </table:table-row>
        <table:table-row table:style-name="ro2">
          <table:table-cell/>
          <table:table-cell table:formula="of:=[.B281]+[.$B$2]" office:value-type="float" office:value="1.38999999999999" calcext:value-type="float">
            <text:p>1,39</text:p>
          </table:table-cell>
          <table:table-cell table:formula="of:=EXP(-[.$K$1]*[.$H$3]*[.B282])*([.$K$3]*COS([.$K$2]*[.B282])+([.$K$4]+[.$K$1]*[.$H$3]*[.$K$3])/[.$K$2]*SIN([.$K$2]*[.B282]))" office:value-type="float" office:value="0.000107439568650233" calcext:value-type="float">
            <text:p>0,0001074396</text:p>
          </table:table-cell>
          <table:table-cell table:number-columns-repeated="1021"/>
        </table:table-row>
        <table:table-row table:style-name="ro2">
          <table:table-cell/>
          <table:table-cell table:formula="of:=[.B282]+[.$B$2]" office:value-type="float" office:value="1.39499999999999" calcext:value-type="float">
            <text:p>1,395</text:p>
          </table:table-cell>
          <table:table-cell table:formula="of:=EXP(-[.$K$1]*[.$H$3]*[.B283])*([.$K$3]*COS([.$K$2]*[.B283])+([.$K$4]+[.$K$1]*[.$H$3]*[.$K$3])/[.$K$2]*SIN([.$K$2]*[.B283]))" office:value-type="float" office:value="0.000285761030245599" calcext:value-type="float">
            <text:p>0,000285761</text:p>
          </table:table-cell>
          <table:table-cell table:number-columns-repeated="1021"/>
        </table:table-row>
        <table:table-row table:style-name="ro2">
          <table:table-cell/>
          <table:table-cell table:formula="of:=[.B283]+[.$B$2]" office:value-type="float" office:value="1.39999999999999" calcext:value-type="float">
            <text:p>1,4</text:p>
          </table:table-cell>
          <table:table-cell table:formula="of:=EXP(-[.$K$1]*[.$H$3]*[.B284])*([.$K$3]*COS([.$K$2]*[.B284])+([.$K$4]+[.$K$1]*[.$H$3]*[.$K$3])/[.$K$2]*SIN([.$K$2]*[.B284]))" office:value-type="float" office:value="0.000432465805233433" calcext:value-type="float">
            <text:p>0,0004324658</text:p>
          </table:table-cell>
          <table:table-cell table:number-columns-repeated="1021"/>
        </table:table-row>
        <table:table-row table:style-name="ro2">
          <table:table-cell/>
          <table:table-cell table:formula="of:=[.B284]+[.$B$2]" office:value-type="float" office:value="1.40499999999999" calcext:value-type="float">
            <text:p>1,405</text:p>
          </table:table-cell>
          <table:table-cell table:formula="of:=EXP(-[.$K$1]*[.$H$3]*[.B285])*([.$K$3]*COS([.$K$2]*[.B285])+([.$K$4]+[.$K$1]*[.$H$3]*[.$K$3])/[.$K$2]*SIN([.$K$2]*[.B285]))" office:value-type="float" office:value="0.000534363359178108" calcext:value-type="float">
            <text:p>0,0005343634</text:p>
          </table:table-cell>
          <table:table-cell table:number-columns-repeated="1021"/>
        </table:table-row>
        <table:table-row table:style-name="ro2">
          <table:table-cell/>
          <table:table-cell table:formula="of:=[.B285]+[.$B$2]" office:value-type="float" office:value="1.40999999999999" calcext:value-type="float">
            <text:p>1,41</text:p>
          </table:table-cell>
          <table:table-cell table:formula="of:=EXP(-[.$K$1]*[.$H$3]*[.B286])*([.$K$3]*COS([.$K$2]*[.B286])+([.$K$4]+[.$K$1]*[.$H$3]*[.$K$3])/[.$K$2]*SIN([.$K$2]*[.B286]))" office:value-type="float" office:value="0.000582855964487317" calcext:value-type="float">
            <text:p>0,000582856</text:p>
          </table:table-cell>
          <table:table-cell table:number-columns-repeated="1021"/>
        </table:table-row>
        <table:table-row table:style-name="ro2">
          <table:table-cell/>
          <table:table-cell table:formula="of:=[.B286]+[.$B$2]" office:value-type="float" office:value="1.41499999999999" calcext:value-type="float">
            <text:p>1,415</text:p>
          </table:table-cell>
          <table:table-cell table:formula="of:=EXP(-[.$K$1]*[.$H$3]*[.B287])*([.$K$3]*COS([.$K$2]*[.B287])+([.$K$4]+[.$K$1]*[.$H$3]*[.$K$3])/[.$K$2]*SIN([.$K$2]*[.B287]))" office:value-type="float" office:value="0.000574644092017032" calcext:value-type="float">
            <text:p>0,0005746441</text:p>
          </table:table-cell>
          <table:table-cell table:number-columns-repeated="1021"/>
        </table:table-row>
        <table:table-row table:style-name="ro2">
          <table:table-cell/>
          <table:table-cell table:formula="of:=[.B287]+[.$B$2]" office:value-type="float" office:value="1.41999999999999" calcext:value-type="float">
            <text:p>1,42</text:p>
          </table:table-cell>
          <table:table-cell table:formula="of:=EXP(-[.$K$1]*[.$H$3]*[.B288])*([.$K$3]*COS([.$K$2]*[.B288])+([.$K$4]+[.$K$1]*[.$H$3]*[.$K$3])/[.$K$2]*SIN([.$K$2]*[.B288]))" office:value-type="float" office:value="0.000511909822535441" calcext:value-type="float">
            <text:p>0,0005119098</text:p>
          </table:table-cell>
          <table:table-cell table:number-columns-repeated="1021"/>
        </table:table-row>
        <table:table-row table:style-name="ro2">
          <table:table-cell/>
          <table:table-cell table:formula="of:=[.B288]+[.$B$2]" office:value-type="float" office:value="1.42499999999999" calcext:value-type="float">
            <text:p>1,425</text:p>
          </table:table-cell>
          <table:table-cell table:formula="of:=EXP(-[.$K$1]*[.$H$3]*[.B289])*([.$K$3]*COS([.$K$2]*[.B289])+([.$K$4]+[.$K$1]*[.$H$3]*[.$K$3])/[.$K$2]*SIN([.$K$2]*[.B289]))" office:value-type="float" office:value="0.000401973698935771" calcext:value-type="float">
            <text:p>0,0004019737</text:p>
          </table:table-cell>
          <table:table-cell table:number-columns-repeated="1021"/>
        </table:table-row>
        <table:table-row table:style-name="ro2">
          <table:table-cell/>
          <table:table-cell table:formula="of:=[.B289]+[.$B$2]" office:value-type="float" office:value="1.42999999999999" calcext:value-type="float">
            <text:p>1,43</text:p>
          </table:table-cell>
          <table:table-cell table:formula="of:=EXP(-[.$K$1]*[.$H$3]*[.B290])*([.$K$3]*COS([.$K$2]*[.B290])+([.$K$4]+[.$K$1]*[.$H$3]*[.$K$3])/[.$K$2]*SIN([.$K$2]*[.B290]))" office:value-type="float" office:value="0.00025647069902615" calcext:value-type="float">
            <text:p>0,0002564707</text:p>
          </table:table-cell>
          <table:table-cell table:number-columns-repeated="1021"/>
        </table:table-row>
        <table:table-row table:style-name="ro2">
          <table:table-cell/>
          <table:table-cell table:formula="of:=[.B290]+[.$B$2]" office:value-type="float" office:value="1.43499999999999" calcext:value-type="float">
            <text:p>1,435</text:p>
          </table:table-cell>
          <table:table-cell table:formula="of:=EXP(-[.$K$1]*[.$H$3]*[.B291])*([.$K$3]*COS([.$K$2]*[.B291])+([.$K$4]+[.$K$1]*[.$H$3]*[.$K$3])/[.$K$2]*SIN([.$K$2]*[.B291]))" office:value-type="float" office:value="0.0000901356765325548" calcext:value-type="float">
            <text:p>9,01356765325548E-05</text:p>
          </table:table-cell>
          <table:table-cell table:number-columns-repeated="1021"/>
        </table:table-row>
        <table:table-row table:style-name="ro2">
          <table:table-cell/>
          <table:table-cell table:formula="of:=[.B291]+[.$B$2]" office:value-type="float" office:value="1.43999999999999" calcext:value-type="float">
            <text:p>1,44</text:p>
          </table:table-cell>
          <table:table-cell table:formula="of:=EXP(-[.$K$1]*[.$H$3]*[.B292])*([.$K$3]*COS([.$K$2]*[.B292])+([.$K$4]+[.$K$1]*[.$H$3]*[.$K$3])/[.$K$2]*SIN([.$K$2]*[.B292]))" office:value-type="float" office:value="-0.0000806764211800979" calcext:value-type="float">
            <text:p>-8,06764211800979E-05</text:p>
          </table:table-cell>
          <table:table-cell table:number-columns-repeated="1021"/>
        </table:table-row>
        <table:table-row table:style-name="ro2">
          <table:table-cell/>
          <table:table-cell table:formula="of:=[.B292]+[.$B$2]" office:value-type="float" office:value="1.44499999999999" calcext:value-type="float">
            <text:p>1,445</text:p>
          </table:table-cell>
          <table:table-cell table:formula="of:=EXP(-[.$K$1]*[.$H$3]*[.B293])*([.$K$3]*COS([.$K$2]*[.B293])+([.$K$4]+[.$K$1]*[.$H$3]*[.$K$3])/[.$K$2]*SIN([.$K$2]*[.B293]))" office:value-type="float" office:value="-0.000239588086001563" calcext:value-type="float">
            <text:p>-0,0002395881</text:p>
          </table:table-cell>
          <table:table-cell table:number-columns-repeated="1021"/>
        </table:table-row>
        <table:table-row table:style-name="ro2">
          <table:table-cell/>
          <table:table-cell table:formula="of:=[.B293]+[.$B$2]" office:value-type="float" office:value="1.44999999999999" calcext:value-type="float">
            <text:p>1,45</text:p>
          </table:table-cell>
          <table:table-cell table:formula="of:=EXP(-[.$K$1]*[.$H$3]*[.B294])*([.$K$3]*COS([.$K$2]*[.B294])+([.$K$4]+[.$K$1]*[.$H$3]*[.$K$3])/[.$K$2]*SIN([.$K$2]*[.B294]))" office:value-type="float" office:value="-0.000371759487272409" calcext:value-type="float">
            <text:p>-0,0003717595</text:p>
          </table:table-cell>
          <table:table-cell table:number-columns-repeated="1021"/>
        </table:table-row>
        <table:table-row table:style-name="ro2">
          <table:table-cell/>
          <table:table-cell table:formula="of:=[.B294]+[.$B$2]" office:value-type="float" office:value="1.45499999999999" calcext:value-type="float">
            <text:p>1,455</text:p>
          </table:table-cell>
          <table:table-cell table:formula="of:=EXP(-[.$K$1]*[.$H$3]*[.B295])*([.$K$3]*COS([.$K$2]*[.B295])+([.$K$4]+[.$K$1]*[.$H$3]*[.$K$3])/[.$K$2]*SIN([.$K$2]*[.B295]))" office:value-type="float" office:value="-0.000465263749742974" calcext:value-type="float">
            <text:p>-0,0004652637</text:p>
          </table:table-cell>
          <table:table-cell table:number-columns-repeated="1021"/>
        </table:table-row>
        <table:table-row table:style-name="ro2">
          <table:table-cell/>
          <table:table-cell table:formula="of:=[.B295]+[.$B$2]" office:value-type="float" office:value="1.45999999999999" calcext:value-type="float">
            <text:p>1,46</text:p>
          </table:table-cell>
          <table:table-cell table:formula="of:=EXP(-[.$K$1]*[.$H$3]*[.B296])*([.$K$3]*COS([.$K$2]*[.B296])+([.$K$4]+[.$K$1]*[.$H$3]*[.$K$3])/[.$K$2]*SIN([.$K$2]*[.B296]))" office:value-type="float" office:value="-0.000512150865971125" calcext:value-type="float">
            <text:p>-0,0005121509</text:p>
          </table:table-cell>
          <table:table-cell table:number-columns-repeated="1021"/>
        </table:table-row>
        <table:table-row table:style-name="ro2">
          <table:table-cell/>
          <table:table-cell table:formula="of:=[.B296]+[.$B$2]" office:value-type="float" office:value="1.46499999999999" calcext:value-type="float">
            <text:p>1,465</text:p>
          </table:table-cell>
          <table:table-cell table:formula="of:=EXP(-[.$K$1]*[.$H$3]*[.B297])*([.$K$3]*COS([.$K$2]*[.B297])+([.$K$4]+[.$K$1]*[.$H$3]*[.$K$3])/[.$K$2]*SIN([.$K$2]*[.B297]))" office:value-type="float" office:value="-0.000509106611106397" calcext:value-type="float">
            <text:p>-0,0005091066</text:p>
          </table:table-cell>
          <table:table-cell table:number-columns-repeated="1021"/>
        </table:table-row>
        <table:table-row table:style-name="ro2">
          <table:table-cell/>
          <table:table-cell table:formula="of:=[.B297]+[.$B$2]" office:value-type="float" office:value="1.46999999999999" calcext:value-type="float">
            <text:p>1,47</text:p>
          </table:table-cell>
          <table:table-cell table:formula="of:=EXP(-[.$K$1]*[.$H$3]*[.B298])*([.$K$3]*COS([.$K$2]*[.B298])+([.$K$4]+[.$K$1]*[.$H$3]*[.$K$3])/[.$K$2]*SIN([.$K$2]*[.B298]))" office:value-type="float" office:value="-0.000457653708977656" calcext:value-type="float">
            <text:p>-0,0004576537</text:p>
          </table:table-cell>
          <table:table-cell table:number-columns-repeated="1021"/>
        </table:table-row>
        <table:table-row table:style-name="ro2">
          <table:table-cell/>
          <table:table-cell table:formula="of:=[.B298]+[.$B$2]" office:value-type="float" office:value="1.47499999999999" calcext:value-type="float">
            <text:p>1,475</text:p>
          </table:table-cell>
          <table:table-cell table:formula="of:=EXP(-[.$K$1]*[.$H$3]*[.B299])*([.$K$3]*COS([.$K$2]*[.B299])+([.$K$4]+[.$K$1]*[.$H$3]*[.$K$3])/[.$K$2]*SIN([.$K$2]*[.B299]))" office:value-type="float" office:value="-0.000363887393665972" calcext:value-type="float">
            <text:p>-0,0003638874</text:p>
          </table:table-cell>
          <table:table-cell table:number-columns-repeated="1021"/>
        </table:table-row>
        <table:table-row table:style-name="ro2">
          <table:table-cell/>
          <table:table-cell table:formula="of:=[.B299]+[.$B$2]" office:value-type="float" office:value="1.47999999999999" calcext:value-type="float">
            <text:p>1,48</text:p>
          </table:table-cell>
          <table:table-cell table:formula="of:=EXP(-[.$K$1]*[.$H$3]*[.B300])*([.$K$3]*COS([.$K$2]*[.B300])+([.$K$4]+[.$K$1]*[.$H$3]*[.$K$3])/[.$K$2]*SIN([.$K$2]*[.B300]))" office:value-type="float" office:value="-0.000237782045675192" calcext:value-type="float">
            <text:p>-0,000237782</text:p>
          </table:table-cell>
          <table:table-cell table:number-columns-repeated="1021"/>
        </table:table-row>
        <table:table-row table:style-name="ro2">
          <table:table-cell/>
          <table:table-cell table:formula="of:=[.B300]+[.$B$2]" office:value-type="float" office:value="1.48499999999999" calcext:value-type="float">
            <text:p>1,485</text:p>
          </table:table-cell>
          <table:table-cell table:formula="of:=EXP(-[.$K$1]*[.$H$3]*[.B301])*([.$K$3]*COS([.$K$2]*[.B301])+([.$K$4]+[.$K$1]*[.$H$3]*[.$K$3])/[.$K$2]*SIN([.$K$2]*[.B301]))" office:value-type="float" office:value="-0.000092145524105823" calcext:value-type="float">
            <text:p>-9,2145524105823E-05</text:p>
          </table:table-cell>
          <table:table-cell table:number-columns-repeated="1021"/>
        </table:table-row>
        <table:table-row table:style-name="ro2">
          <table:table-cell/>
          <table:table-cell table:formula="of:=[.B301]+[.$B$2]" office:value-type="float" office:value="1.48999999999999" calcext:value-type="float">
            <text:p>1,49</text:p>
          </table:table-cell>
          <table:table-cell table:formula="of:=EXP(-[.$K$1]*[.$H$3]*[.B302])*([.$K$3]*COS([.$K$2]*[.B302])+([.$K$4]+[.$K$1]*[.$H$3]*[.$K$3])/[.$K$2]*SIN([.$K$2]*[.B302]))" office:value-type="float" office:value="0.0000586705245432492" calcext:value-type="float">
            <text:p>5,86705245432492E-05</text:p>
          </table:table-cell>
          <table:table-cell table:number-columns-repeated="1021"/>
        </table:table-row>
        <table:table-row table:style-name="ro2">
          <table:table-cell/>
          <table:table-cell table:formula="of:=[.B302]+[.$B$2]" office:value-type="float" office:value="1.49499999999999" calcext:value-type="float">
            <text:p>1,495</text:p>
          </table:table-cell>
          <table:table-cell table:formula="of:=EXP(-[.$K$1]*[.$H$3]*[.B303])*([.$K$3]*COS([.$K$2]*[.B303])+([.$K$4]+[.$K$1]*[.$H$3]*[.$K$3])/[.$K$2]*SIN([.$K$2]*[.B303]))" office:value-type="float" office:value="0.000200175534671991" calcext:value-type="float">
            <text:p>0,0002001755</text:p>
          </table:table-cell>
          <table:table-cell table:number-columns-repeated="1021"/>
        </table:table-row>
        <table:table-row table:style-name="ro2">
          <table:table-cell/>
          <table:table-cell table:formula="of:=[.B303]+[.$B$2]" office:value-type="float" office:value="1.49999999999999" calcext:value-type="float">
            <text:p>1,5</text:p>
          </table:table-cell>
          <table:table-cell table:formula="of:=EXP(-[.$K$1]*[.$H$3]*[.B304])*([.$K$3]*COS([.$K$2]*[.B304])+([.$K$4]+[.$K$1]*[.$H$3]*[.$K$3])/[.$K$2]*SIN([.$K$2]*[.B304]))" office:value-type="float" office:value="0.000319123433253803" calcext:value-type="float">
            <text:p>0,0003191234</text:p>
          </table:table-cell>
          <table:table-cell table:number-columns-repeated="1021"/>
        </table:table-row>
        <table:table-row table:style-name="ro2">
          <table:table-cell/>
          <table:table-cell table:formula="of:=[.B304]+[.$B$2]" office:value-type="float" office:value="1.50499999999999" calcext:value-type="float">
            <text:p>1,505</text:p>
          </table:table-cell>
          <table:table-cell table:formula="of:=EXP(-[.$K$1]*[.$H$3]*[.B305])*([.$K$3]*COS([.$K$2]*[.B305])+([.$K$4]+[.$K$1]*[.$H$3]*[.$K$3])/[.$K$2]*SIN([.$K$2]*[.B305]))" office:value-type="float" office:value="0.0004047433780456" calcext:value-type="float">
            <text:p>0,0004047434</text:p>
          </table:table-cell>
          <table:table-cell table:number-columns-repeated="1021"/>
        </table:table-row>
        <table:table-row table:style-name="ro2">
          <table:table-cell/>
          <table:table-cell table:formula="of:=[.B305]+[.$B$2]" office:value-type="float" office:value="1.50999999999999" calcext:value-type="float">
            <text:p>1,51</text:p>
          </table:table-cell>
          <table:table-cell table:formula="of:=EXP(-[.$K$1]*[.$H$3]*[.B306])*([.$K$3]*COS([.$K$2]*[.B306])+([.$K$4]+[.$K$1]*[.$H$3]*[.$K$3])/[.$K$2]*SIN([.$K$2]*[.B306]))" office:value-type="float" office:value="0.000449704384816804" calcext:value-type="float">
            <text:p>0,0004497044</text:p>
          </table:table-cell>
          <table:table-cell table:number-columns-repeated="1021"/>
        </table:table-row>
        <table:table-row table:style-name="ro2">
          <table:table-cell/>
          <table:table-cell table:formula="of:=[.B306]+[.$B$2]" office:value-type="float" office:value="1.51499999999999" calcext:value-type="float">
            <text:p>1,515</text:p>
          </table:table-cell>
          <table:table-cell table:formula="of:=EXP(-[.$K$1]*[.$H$3]*[.B307])*([.$K$3]*COS([.$K$2]*[.B307])+([.$K$4]+[.$K$1]*[.$H$3]*[.$K$3])/[.$K$2]*SIN([.$K$2]*[.B307]))" office:value-type="float" office:value="0.000450728549441812" calcext:value-type="float">
            <text:p>0,0004507285</text:p>
          </table:table-cell>
          <table:table-cell table:number-columns-repeated="1021"/>
        </table:table-row>
        <table:table-row table:style-name="ro2">
          <table:table-cell/>
          <table:table-cell table:formula="of:=[.B307]+[.$B$2]" office:value-type="float" office:value="1.51999999999999" calcext:value-type="float">
            <text:p>1,52</text:p>
          </table:table-cell>
          <table:table-cell table:formula="of:=EXP(-[.$K$1]*[.$H$3]*[.B308])*([.$K$3]*COS([.$K$2]*[.B308])+([.$K$4]+[.$K$1]*[.$H$3]*[.$K$3])/[.$K$2]*SIN([.$K$2]*[.B308]))" office:value-type="float" office:value="0.000408803142027393" calcext:value-type="float">
            <text:p>0,0004088031</text:p>
          </table:table-cell>
          <table:table-cell table:number-columns-repeated="1021"/>
        </table:table-row>
        <table:table-row table:style-name="ro2">
          <table:table-cell/>
          <table:table-cell table:formula="of:=[.B308]+[.$B$2]" office:value-type="float" office:value="1.52499999999999" calcext:value-type="float">
            <text:p>1,525</text:p>
          </table:table-cell>
          <table:table-cell table:formula="of:=EXP(-[.$K$1]*[.$H$3]*[.B309])*([.$K$3]*COS([.$K$2]*[.B309])+([.$K$4]+[.$K$1]*[.$H$3]*[.$K$3])/[.$K$2]*SIN([.$K$2]*[.B309]))" office:value-type="float" office:value="0.000328981278574695" calcext:value-type="float">
            <text:p>0,0003289813</text:p>
          </table:table-cell>
          <table:table-cell table:number-columns-repeated="1021"/>
        </table:table-row>
        <table:table-row table:style-name="ro2">
          <table:table-cell/>
          <table:table-cell table:formula="of:=[.B309]+[.$B$2]" office:value-type="float" office:value="1.52999999999999" calcext:value-type="float">
            <text:p>1,53</text:p>
          </table:table-cell>
          <table:table-cell table:formula="of:=EXP(-[.$K$1]*[.$H$3]*[.B310])*([.$K$3]*COS([.$K$2]*[.B310])+([.$K$4]+[.$K$1]*[.$H$3]*[.$K$3])/[.$K$2]*SIN([.$K$2]*[.B310]))" office:value-type="float" office:value="0.000219800310891898" calcext:value-type="float">
            <text:p>0,0002198003</text:p>
          </table:table-cell>
          <table:table-cell table:number-columns-repeated="1021"/>
        </table:table-row>
        <table:table-row table:style-name="ro2">
          <table:table-cell/>
          <table:table-cell table:formula="of:=[.B310]+[.$B$2]" office:value-type="float" office:value="1.53499999999999" calcext:value-type="float">
            <text:p>1,535</text:p>
          </table:table-cell>
          <table:table-cell table:formula="of:=EXP(-[.$K$1]*[.$H$3]*[.B311])*([.$K$3]*COS([.$K$2]*[.B311])+([.$K$4]+[.$K$1]*[.$H$3]*[.$K$3])/[.$K$2]*SIN([.$K$2]*[.B311]))" office:value-type="float" office:value="0.0000923827618698646" calcext:value-type="float">
            <text:p>9,23827618698646E-05</text:p>
          </table:table-cell>
          <table:table-cell table:number-columns-repeated="1021"/>
        </table:table-row>
        <table:table-row table:style-name="ro2">
          <table:table-cell/>
          <table:table-cell table:formula="of:=[.B311]+[.$B$2]" office:value-type="float" office:value="1.53999999999999" calcext:value-type="float">
            <text:p>1,54</text:p>
          </table:table-cell>
          <table:table-cell table:formula="of:=EXP(-[.$K$1]*[.$H$3]*[.B312])*([.$K$3]*COS([.$K$2]*[.B312])+([.$K$4]+[.$K$1]*[.$H$3]*[.$K$3])/[.$K$2]*SIN([.$K$2]*[.B312]))" office:value-type="float" office:value="-0.0000406867351588909" calcext:value-type="float">
            <text:p>-4,06867351588909E-05</text:p>
          </table:table-cell>
          <table:table-cell table:number-columns-repeated="1021"/>
        </table:table-row>
        <table:table-row table:style-name="ro2">
          <table:table-cell/>
          <table:table-cell table:formula="of:=[.B312]+[.$B$2]" office:value-type="float" office:value="1.54499999999999" calcext:value-type="float">
            <text:p>1,545</text:p>
          </table:table-cell>
          <table:table-cell table:formula="of:=EXP(-[.$K$1]*[.$H$3]*[.B313])*([.$K$3]*COS([.$K$2]*[.B313])+([.$K$4]+[.$K$1]*[.$H$3]*[.$K$3])/[.$K$2]*SIN([.$K$2]*[.B313]))" office:value-type="float" office:value="-0.000166596009932109" calcext:value-type="float">
            <text:p>-0,000166596</text:p>
          </table:table-cell>
          <table:table-cell table:number-columns-repeated="1021"/>
        </table:table-row>
        <table:table-row table:style-name="ro2">
          <table:table-cell/>
          <table:table-cell table:formula="of:=[.B313]+[.$B$2]" office:value-type="float" office:value="1.54999999999999" calcext:value-type="float">
            <text:p>1,55</text:p>
          </table:table-cell>
          <table:table-cell table:formula="of:=EXP(-[.$K$1]*[.$H$3]*[.B314])*([.$K$3]*COS([.$K$2]*[.B314])+([.$K$4]+[.$K$1]*[.$H$3]*[.$K$3])/[.$K$2]*SIN([.$K$2]*[.B314]))" office:value-type="float" office:value="-0.000273531116092394" calcext:value-type="float">
            <text:p>-0,0002735311</text:p>
          </table:table-cell>
          <table:table-cell table:number-columns-repeated="1021"/>
        </table:table-row>
        <table:table-row table:style-name="ro2">
          <table:table-cell/>
          <table:table-cell table:formula="of:=[.B314]+[.$B$2]" office:value-type="float" office:value="1.55499999999999" calcext:value-type="float">
            <text:p>1,555</text:p>
          </table:table-cell>
          <table:table-cell table:formula="of:=EXP(-[.$K$1]*[.$H$3]*[.B315])*([.$K$3]*COS([.$K$2]*[.B315])+([.$K$4]+[.$K$1]*[.$H$3]*[.$K$3])/[.$K$2]*SIN([.$K$2]*[.B315]))" office:value-type="float" office:value="-0.00035177676390365" calcext:value-type="float">
            <text:p>-0,0003517768</text:p>
          </table:table-cell>
          <table:table-cell table:number-columns-repeated="1021"/>
        </table:table-row>
        <table:table-row table:style-name="ro2">
          <table:table-cell/>
          <table:table-cell table:formula="of:=[.B315]+[.$B$2]" office:value-type="float" office:value="1.55999999999999" calcext:value-type="float">
            <text:p>1,56</text:p>
          </table:table-cell>
          <table:table-cell table:formula="of:=EXP(-[.$K$1]*[.$H$3]*[.B316])*([.$K$3]*COS([.$K$2]*[.B316])+([.$K$4]+[.$K$1]*[.$H$3]*[.$K$3])/[.$K$2]*SIN([.$K$2]*[.B316]))" office:value-type="float" office:value="-0.000394589721572441" calcext:value-type="float">
            <text:p>-0,0003945897</text:p>
          </table:table-cell>
          <table:table-cell table:number-columns-repeated="1021"/>
        </table:table-row>
        <table:table-row table:style-name="ro2">
          <table:table-cell/>
          <table:table-cell table:formula="of:=[.B316]+[.$B$2]" office:value-type="float" office:value="1.56499999999999" calcext:value-type="float">
            <text:p>1,565</text:p>
          </table:table-cell>
          <table:table-cell table:formula="of:=EXP(-[.$K$1]*[.$H$3]*[.B317])*([.$K$3]*COS([.$K$2]*[.B317])+([.$K$4]+[.$K$1]*[.$H$3]*[.$K$3])/[.$K$2]*SIN([.$K$2]*[.B317]))" office:value-type="float" office:value="-0.000398767613867825" calcext:value-type="float">
            <text:p>-0,0003987676</text:p>
          </table:table-cell>
          <table:table-cell table:number-columns-repeated="1021"/>
        </table:table-row>
        <table:table-row table:style-name="ro2">
          <table:table-cell/>
          <table:table-cell table:formula="of:=[.B317]+[.$B$2]" office:value-type="float" office:value="1.56999999999999" calcext:value-type="float">
            <text:p>1,57</text:p>
          </table:table-cell>
          <table:table-cell table:formula="of:=EXP(-[.$K$1]*[.$H$3]*[.B318])*([.$K$3]*COS([.$K$2]*[.B318])+([.$K$4]+[.$K$1]*[.$H$3]*[.$K$3])/[.$K$2]*SIN([.$K$2]*[.B318]))" office:value-type="float" office:value="-0.000364866470240949" calcext:value-type="float">
            <text:p>-0,0003648665</text:p>
          </table:table-cell>
          <table:table-cell table:number-columns-repeated="1021"/>
        </table:table-row>
        <table:table-row table:style-name="ro2">
          <table:table-cell/>
          <table:table-cell table:formula="of:=[.B318]+[.$B$2]" office:value-type="float" office:value="1.57499999999999" calcext:value-type="float">
            <text:p>1,575</text:p>
          </table:table-cell>
          <table:table-cell table:formula="of:=EXP(-[.$K$1]*[.$H$3]*[.B319])*([.$K$3]*COS([.$K$2]*[.B319])+([.$K$4]+[.$K$1]*[.$H$3]*[.$K$3])/[.$K$2]*SIN([.$K$2]*[.B319]))" office:value-type="float" office:value="-0.000297054977064234" calcext:value-type="float">
            <text:p>-0,000297055</text:p>
          </table:table-cell>
          <table:table-cell table:number-columns-repeated="1021"/>
        </table:table-row>
        <table:table-row table:style-name="ro2">
          <table:table-cell/>
          <table:table-cell table:formula="of:=[.B319]+[.$B$2]" office:value-type="float" office:value="1.57999999999999" calcext:value-type="float">
            <text:p>1,58</text:p>
          </table:table-cell>
          <table:table-cell table:formula="of:=EXP(-[.$K$1]*[.$H$3]*[.B320])*([.$K$3]*COS([.$K$2]*[.B320])+([.$K$4]+[.$K$1]*[.$H$3]*[.$K$3])/[.$K$2]*SIN([.$K$2]*[.B320]))" office:value-type="float" office:value="-0.000202628283811226" calcext:value-type="float">
            <text:p>-0,0002026283</text:p>
          </table:table-cell>
          <table:table-cell table:number-columns-repeated="1021"/>
        </table:table-row>
        <table:table-row table:style-name="ro2">
          <table:table-cell/>
          <table:table-cell table:formula="of:=[.B320]+[.$B$2]" office:value-type="float" office:value="1.58499999999999" calcext:value-type="float">
            <text:p>1,585</text:p>
          </table:table-cell>
          <table:table-cell table:formula="of:=EXP(-[.$K$1]*[.$H$3]*[.B321])*([.$K$3]*COS([.$K$2]*[.B321])+([.$K$4]+[.$K$1]*[.$H$3]*[.$K$3])/[.$K$2]*SIN([.$K$2]*[.B321]))" office:value-type="float" office:value="-0.0000912360705738613" calcext:value-type="float">
            <text:p>-9,12360705738613E-05</text:p>
          </table:table-cell>
          <table:table-cell table:number-columns-repeated="1021"/>
        </table:table-row>
        <table:table-row table:style-name="ro2">
          <table:table-cell/>
          <table:table-cell table:formula="of:=[.B321]+[.$B$2]" office:value-type="float" office:value="1.58999999999999" calcext:value-type="float">
            <text:p>1,59</text:p>
          </table:table-cell>
          <table:table-cell table:formula="of:=EXP(-[.$K$1]*[.$H$3]*[.B322])*([.$K$3]*COS([.$K$2]*[.B322])+([.$K$4]+[.$K$1]*[.$H$3]*[.$K$3])/[.$K$2]*SIN([.$K$2]*[.B322]))" office:value-type="float" office:value="0.0000260945546325504" calcext:value-type="float">
            <text:p>2,60945546325504E-05</text:p>
          </table:table-cell>
          <table:table-cell table:number-columns-repeated="1021"/>
        </table:table-row>
        <table:table-row table:style-name="ro2">
          <table:table-cell/>
          <table:table-cell table:formula="of:=[.B322]+[.$B$2]" office:value-type="float" office:value="1.59499999999999" calcext:value-type="float">
            <text:p>1,595</text:p>
          </table:table-cell>
          <table:table-cell table:formula="of:=EXP(-[.$K$1]*[.$H$3]*[.B323])*([.$K$3]*COS([.$K$2]*[.B323])+([.$K$4]+[.$K$1]*[.$H$3]*[.$K$3])/[.$K$2]*SIN([.$K$2]*[.B323]))" office:value-type="float" office:value="0.000138043210569374" calcext:value-type="float">
            <text:p>0,0001380432</text:p>
          </table:table-cell>
          <table:table-cell table:number-columns-repeated="1021"/>
        </table:table-row>
        <table:table-row table:style-name="ro2">
          <table:table-cell/>
          <table:table-cell table:formula="of:=[.B323]+[.$B$2]" office:value-type="float" office:value="1.59999999999999" calcext:value-type="float">
            <text:p>1,6</text:p>
          </table:table-cell>
          <table:table-cell table:formula="of:=EXP(-[.$K$1]*[.$H$3]*[.B324])*([.$K$3]*COS([.$K$2]*[.B324])+([.$K$4]+[.$K$1]*[.$H$3]*[.$K$3])/[.$K$2]*SIN([.$K$2]*[.B324]))" office:value-type="float" office:value="0.000234081558923434" calcext:value-type="float">
            <text:p>0,0002340816</text:p>
          </table:table-cell>
          <table:table-cell table:number-columns-repeated="1021"/>
        </table:table-row>
        <table:table-row table:style-name="ro2">
          <table:table-cell/>
          <table:table-cell table:formula="of:=[.B324]+[.$B$2]" office:value-type="float" office:value="1.60499999999999" calcext:value-type="float">
            <text:p>1,605</text:p>
          </table:table-cell>
          <table:table-cell table:formula="of:=EXP(-[.$K$1]*[.$H$3]*[.B325])*([.$K$3]*COS([.$K$2]*[.B325])+([.$K$4]+[.$K$1]*[.$H$3]*[.$K$3])/[.$K$2]*SIN([.$K$2]*[.B325]))" office:value-type="float" office:value="0.000305456395186843" calcext:value-type="float">
            <text:p>0,0003054564</text:p>
          </table:table-cell>
          <table:table-cell table:number-columns-repeated="1021"/>
        </table:table-row>
        <table:table-row table:style-name="ro2">
          <table:table-cell/>
          <table:table-cell table:formula="of:=[.B325]+[.$B$2]" office:value-type="float" office:value="1.60999999999999" calcext:value-type="float">
            <text:p>1,61</text:p>
          </table:table-cell>
          <table:table-cell table:formula="of:=EXP(-[.$K$1]*[.$H$3]*[.B326])*([.$K$3]*COS([.$K$2]*[.B326])+([.$K$4]+[.$K$1]*[.$H$3]*[.$K$3])/[.$K$2]*SIN([.$K$2]*[.B326]))" office:value-type="float" office:value="0.000345979415408649" calcext:value-type="float">
            <text:p>0,0003459794</text:p>
          </table:table-cell>
          <table:table-cell table:number-columns-repeated="1021"/>
        </table:table-row>
        <table:table-row table:style-name="ro2">
          <table:table-cell/>
          <table:table-cell table:formula="of:=[.B326]+[.$B$2]" office:value-type="float" office:value="1.61499999999999" calcext:value-type="float">
            <text:p>1,615</text:p>
          </table:table-cell>
          <table:table-cell table:formula="of:=EXP(-[.$K$1]*[.$H$3]*[.B327])*([.$K$3]*COS([.$K$2]*[.B327])+([.$K$4]+[.$K$1]*[.$H$3]*[.$K$3])/[.$K$2]*SIN([.$K$2]*[.B327]))" office:value-type="float" office:value="0.000352553220057446" calcext:value-type="float">
            <text:p>0,0003525532</text:p>
          </table:table-cell>
          <table:table-cell table:number-columns-repeated="1021"/>
        </table:table-row>
        <table:table-row table:style-name="ro2">
          <table:table-cell/>
          <table:table-cell table:formula="of:=[.B327]+[.$B$2]" office:value-type="float" office:value="1.61999999999999" calcext:value-type="float">
            <text:p>1,62</text:p>
          </table:table-cell>
          <table:table-cell table:formula="of:=EXP(-[.$K$1]*[.$H$3]*[.B328])*([.$K$3]*COS([.$K$2]*[.B328])+([.$K$4]+[.$K$1]*[.$H$3]*[.$K$3])/[.$K$2]*SIN([.$K$2]*[.B328]))" office:value-type="float" office:value="0.000325389974335704" calcext:value-type="float">
            <text:p>0,00032539</text:p>
          </table:table-cell>
          <table:table-cell table:number-columns-repeated="1021"/>
        </table:table-row>
        <table:table-row table:style-name="ro2">
          <table:table-cell/>
          <table:table-cell table:formula="of:=[.B328]+[.$B$2]" office:value-type="float" office:value="1.62499999999999" calcext:value-type="float">
            <text:p>1,625</text:p>
          </table:table-cell>
          <table:table-cell table:formula="of:=EXP(-[.$K$1]*[.$H$3]*[.B329])*([.$K$3]*COS([.$K$2]*[.B329])+([.$K$4]+[.$K$1]*[.$H$3]*[.$K$3])/[.$K$2]*SIN([.$K$2]*[.B329]))" office:value-type="float" office:value="0.000267909489581497" calcext:value-type="float">
            <text:p>0,0002679095</text:p>
          </table:table-cell>
          <table:table-cell table:number-columns-repeated="1021"/>
        </table:table-row>
        <table:table-row table:style-name="ro2">
          <table:table-cell/>
          <table:table-cell table:formula="of:=[.B329]+[.$B$2]" office:value-type="float" office:value="1.62999999999999" calcext:value-type="float">
            <text:p>1,63</text:p>
          </table:table-cell>
          <table:table-cell table:formula="of:=EXP(-[.$K$1]*[.$H$3]*[.B330])*([.$K$3]*COS([.$K$2]*[.B330])+([.$K$4]+[.$K$1]*[.$H$3]*[.$K$3])/[.$K$2]*SIN([.$K$2]*[.B330]))" office:value-type="float" office:value="0.000186334346905085" calcext:value-type="float">
            <text:p>0,0001863343</text:p>
          </table:table-cell>
          <table:table-cell table:number-columns-repeated="1021"/>
        </table:table-row>
        <table:table-row table:style-name="ro2">
          <table:table-cell/>
          <table:table-cell table:formula="of:=[.B330]+[.$B$2]" office:value-type="float" office:value="1.63499999999999" calcext:value-type="float">
            <text:p>1,635</text:p>
          </table:table-cell>
          <table:table-cell table:formula="of:=EXP(-[.$K$1]*[.$H$3]*[.B331])*([.$K$3]*COS([.$K$2]*[.B331])+([.$K$4]+[.$K$1]*[.$H$3]*[.$K$3])/[.$K$2]*SIN([.$K$2]*[.B331]))" office:value-type="float" office:value="0.0000890281007529387" calcext:value-type="float">
            <text:p>8,90281007529387E-05</text:p>
          </table:table-cell>
          <table:table-cell table:number-columns-repeated="1021"/>
        </table:table-row>
        <table:table-row table:style-name="ro2">
          <table:table-cell/>
          <table:table-cell table:formula="of:=[.B331]+[.$B$2]" office:value-type="float" office:value="1.63999999999999" calcext:value-type="float">
            <text:p>1,64</text:p>
          </table:table-cell>
          <table:table-cell table:formula="of:=EXP(-[.$K$1]*[.$H$3]*[.B332])*([.$K$3]*COS([.$K$2]*[.B332])+([.$K$4]+[.$K$1]*[.$H$3]*[.$K$3])/[.$K$2]*SIN([.$K$2]*[.B332]))" office:value-type="float" office:value="-0.0000143540692833234" calcext:value-type="float">
            <text:p>-1,43540692833234E-05</text:p>
          </table:table-cell>
          <table:table-cell table:number-columns-repeated="1021"/>
        </table:table-row>
        <table:table-row table:style-name="ro2">
          <table:table-cell/>
          <table:table-cell table:formula="of:=[.B332]+[.$B$2]" office:value-type="float" office:value="1.64499999999999" calcext:value-type="float">
            <text:p>1,645</text:p>
          </table:table-cell>
          <table:table-cell table:formula="of:=EXP(-[.$K$1]*[.$H$3]*[.B333])*([.$K$3]*COS([.$K$2]*[.B333])+([.$K$4]+[.$K$1]*[.$H$3]*[.$K$3])/[.$K$2]*SIN([.$K$2]*[.B333]))" office:value-type="float" office:value="-0.00011381674166681" calcext:value-type="float">
            <text:p>-0,0001138167</text:p>
          </table:table-cell>
          <table:table-cell table:number-columns-repeated="1021"/>
        </table:table-row>
        <table:table-row table:style-name="ro2">
          <table:table-cell/>
          <table:table-cell table:formula="of:=[.B333]+[.$B$2]" office:value-type="float" office:value="1.64999999999999" calcext:value-type="float">
            <text:p>1,65</text:p>
          </table:table-cell>
          <table:table-cell table:formula="of:=EXP(-[.$K$1]*[.$H$3]*[.B334])*([.$K$3]*COS([.$K$2]*[.B334])+([.$K$4]+[.$K$1]*[.$H$3]*[.$K$3])/[.$K$2]*SIN([.$K$2]*[.B334]))" office:value-type="float" office:value="-0.000199984548681795" calcext:value-type="float">
            <text:p>-0,0001999845</text:p>
          </table:table-cell>
          <table:table-cell table:number-columns-repeated="1021"/>
        </table:table-row>
        <table:table-row table:style-name="ro2">
          <table:table-cell/>
          <table:table-cell table:formula="of:=[.B334]+[.$B$2]" office:value-type="float" office:value="1.65499999999999" calcext:value-type="float">
            <text:p>1,655</text:p>
          </table:table-cell>
          <table:table-cell table:formula="of:=EXP(-[.$K$1]*[.$H$3]*[.B335])*([.$K$3]*COS([.$K$2]*[.B335])+([.$K$4]+[.$K$1]*[.$H$3]*[.$K$3])/[.$K$2]*SIN([.$K$2]*[.B335]))" office:value-type="float" office:value="-0.000264979712754262" calcext:value-type="float">
            <text:p>-0,0002649797</text:p>
          </table:table-cell>
          <table:table-cell table:number-columns-repeated="1021"/>
        </table:table-row>
        <table:table-row table:style-name="ro2">
          <table:table-cell/>
          <table:table-cell table:formula="of:=[.B335]+[.$B$2]" office:value-type="float" office:value="1.65999999999999" calcext:value-type="float">
            <text:p>1,66</text:p>
          </table:table-cell>
          <table:table-cell table:formula="of:=EXP(-[.$K$1]*[.$H$3]*[.B336])*([.$K$3]*COS([.$K$2]*[.B336])+([.$K$4]+[.$K$1]*[.$H$3]*[.$K$3])/[.$K$2]*SIN([.$K$2]*[.B336]))" office:value-type="float" office:value="-0.000303135296144147" calcext:value-type="float">
            <text:p>-0,0003031353</text:p>
          </table:table-cell>
          <table:table-cell table:number-columns-repeated="1021"/>
        </table:table-row>
        <table:table-row table:style-name="ro2">
          <table:table-cell/>
          <table:table-cell table:formula="of:=[.B336]+[.$B$2]" office:value-type="float" office:value="1.66499999999999" calcext:value-type="float">
            <text:p>1,665</text:p>
          </table:table-cell>
          <table:table-cell table:formula="of:=EXP(-[.$K$1]*[.$H$3]*[.B337])*([.$K$3]*COS([.$K$2]*[.B337])+([.$K$4]+[.$K$1]*[.$H$3]*[.$K$3])/[.$K$2]*SIN([.$K$2]*[.B337]))" office:value-type="float" office:value="-0.000311480295268231" calcext:value-type="float">
            <text:p>-0,0003114803</text:p>
          </table:table-cell>
          <table:table-cell table:number-columns-repeated="1021"/>
        </table:table-row>
        <table:table-row table:style-name="ro2">
          <table:table-cell/>
          <table:table-cell table:formula="of:=[.B337]+[.$B$2]" office:value-type="float" office:value="1.66999999999999" calcext:value-type="float">
            <text:p>1,67</text:p>
          </table:table-cell>
          <table:table-cell table:formula="of:=EXP(-[.$K$1]*[.$H$3]*[.B338])*([.$K$3]*COS([.$K$2]*[.B338])+([.$K$4]+[.$K$1]*[.$H$3]*[.$K$3])/[.$K$2]*SIN([.$K$2]*[.B338]))" office:value-type="float" office:value="-0.000289956015784716" calcext:value-type="float">
            <text:p>-0,000289956</text:p>
          </table:table-cell>
          <table:table-cell table:number-columns-repeated="1021"/>
        </table:table-row>
        <table:table-row table:style-name="ro2">
          <table:table-cell/>
          <table:table-cell table:formula="of:=[.B338]+[.$B$2]" office:value-type="float" office:value="1.67499999999999" calcext:value-type="float">
            <text:p>1,675</text:p>
          </table:table-cell>
          <table:table-cell table:formula="of:=EXP(-[.$K$1]*[.$H$3]*[.B339])*([.$K$3]*COS([.$K$2]*[.B339])+([.$K$4]+[.$K$1]*[.$H$3]*[.$K$3])/[.$K$2]*SIN([.$K$2]*[.B339]))" office:value-type="float" office:value="-0.000241349757067057" calcext:value-type="float">
            <text:p>-0,0002413498</text:p>
          </table:table-cell>
          <table:table-cell table:number-columns-repeated="1021"/>
        </table:table-row>
        <table:table-row table:style-name="ro2">
          <table:table-cell/>
          <table:table-cell table:formula="of:=[.B339]+[.$B$2]" office:value-type="float" office:value="1.67999999999999" calcext:value-type="float">
            <text:p>1,68</text:p>
          </table:table-cell>
          <table:table-cell table:formula="of:=EXP(-[.$K$1]*[.$H$3]*[.B340])*([.$K$3]*COS([.$K$2]*[.B340])+([.$K$4]+[.$K$1]*[.$H$3]*[.$K$3])/[.$K$2]*SIN([.$K$2]*[.B340]))" office:value-type="float" office:value="-0.000170959101157453" calcext:value-type="float">
            <text:p>-0,0001709591</text:p>
          </table:table-cell>
          <table:table-cell table:number-columns-repeated="1021"/>
        </table:table-row>
        <table:table-row table:style-name="ro2">
          <table:table-cell/>
          <table:table-cell table:formula="of:=[.B340]+[.$B$2]" office:value-type="float" office:value="1.68499999999999" calcext:value-type="float">
            <text:p>1,685</text:p>
          </table:table-cell>
          <table:table-cell table:formula="of:=EXP(-[.$K$1]*[.$H$3]*[.B341])*([.$K$3]*COS([.$K$2]*[.B341])+([.$K$4]+[.$K$1]*[.$H$3]*[.$K$3])/[.$K$2]*SIN([.$K$2]*[.B341]))" office:value-type="float" office:value="-0.0000860254284089549" calcext:value-type="float">
            <text:p>-8,60254284089549E-05</text:p>
          </table:table-cell>
          <table:table-cell table:number-columns-repeated="1021"/>
        </table:table-row>
        <table:table-row table:style-name="ro2">
          <table:table-cell/>
          <table:table-cell table:formula="of:=[.B341]+[.$B$2]" office:value-type="float" office:value="1.68999999999999" calcext:value-type="float">
            <text:p>1,69</text:p>
          </table:table-cell>
          <table:table-cell table:formula="of:=EXP(-[.$K$1]*[.$H$3]*[.B342])*([.$K$3]*COS([.$K$2]*[.B342])+([.$K$4]+[.$K$1]*[.$H$3]*[.$K$3])/[.$K$2]*SIN([.$K$2]*[.B342]))" office:value-type="float" office:value="0.00000500369429851393" calcext:value-type="float">
            <text:p>5,00369429851393E-06</text:p>
          </table:table-cell>
          <table:table-cell table:number-columns-repeated="1021"/>
        </table:table-row>
        <table:table-row table:style-name="ro2">
          <table:table-cell/>
          <table:table-cell table:formula="of:=[.B342]+[.$B$2]" office:value-type="float" office:value="1.69499999999999" calcext:value-type="float">
            <text:p>1,695</text:p>
          </table:table-cell>
          <table:table-cell table:formula="of:=EXP(-[.$K$1]*[.$H$3]*[.B343])*([.$K$3]*COS([.$K$2]*[.B343])+([.$K$4]+[.$K$1]*[.$H$3]*[.$K$3])/[.$K$2]*SIN([.$K$2]*[.B343]))" office:value-type="float" office:value="0.0000933087825466786" calcext:value-type="float">
            <text:p>9,33087825466786E-05</text:p>
          </table:table-cell>
          <table:table-cell table:number-columns-repeated="1021"/>
        </table:table-row>
        <table:table-row table:style-name="ro2">
          <table:table-cell/>
          <table:table-cell table:formula="of:=[.B343]+[.$B$2]" office:value-type="float" office:value="1.69999999999999" calcext:value-type="float">
            <text:p>1,7</text:p>
          </table:table-cell>
          <table:table-cell table:formula="of:=EXP(-[.$K$1]*[.$H$3]*[.B344])*([.$K$3]*COS([.$K$2]*[.B344])+([.$K$4]+[.$K$1]*[.$H$3]*[.$K$3])/[.$K$2]*SIN([.$K$2]*[.B344]))" office:value-type="float" office:value="0.000170547524059662" calcext:value-type="float">
            <text:p>0,0001705475</text:p>
          </table:table-cell>
          <table:table-cell table:number-columns-repeated="1021"/>
        </table:table-row>
        <table:table-row table:style-name="ro2">
          <table:table-cell/>
          <table:table-cell table:formula="of:=[.B344]+[.$B$2]" office:value-type="float" office:value="1.70499999999999" calcext:value-type="float">
            <text:p>1,705</text:p>
          </table:table-cell>
          <table:table-cell table:formula="of:=EXP(-[.$K$1]*[.$H$3]*[.B345])*([.$K$3]*COS([.$K$2]*[.B345])+([.$K$4]+[.$K$1]*[.$H$3]*[.$K$3])/[.$K$2]*SIN([.$K$2]*[.B345]))" office:value-type="float" office:value="0.000229637461694677" calcext:value-type="float">
            <text:p>0,0002296375</text:p>
          </table:table-cell>
          <table:table-cell table:number-columns-repeated="1021"/>
        </table:table-row>
        <table:table-row table:style-name="ro2">
          <table:table-cell/>
          <table:table-cell table:formula="of:=[.B345]+[.$B$2]" office:value-type="float" office:value="1.70999999999999" calcext:value-type="float">
            <text:p>1,71</text:p>
          </table:table-cell>
          <table:table-cell table:formula="of:=EXP(-[.$K$1]*[.$H$3]*[.B346])*([.$K$3]*COS([.$K$2]*[.B346])+([.$K$4]+[.$K$1]*[.$H$3]*[.$K$3])/[.$K$2]*SIN([.$K$2]*[.B346]))" office:value-type="float" office:value="0.000265399371987766" calcext:value-type="float">
            <text:p>0,0002653994</text:p>
          </table:table-cell>
          <table:table-cell table:number-columns-repeated="1021"/>
        </table:table-row>
        <table:table-row table:style-name="ro2">
          <table:table-cell/>
          <table:table-cell table:formula="of:=[.B346]+[.$B$2]" office:value-type="float" office:value="1.71499999999999" calcext:value-type="float">
            <text:p>1,715</text:p>
          </table:table-cell>
          <table:table-cell table:formula="of:=EXP(-[.$K$1]*[.$H$3]*[.B347])*([.$K$3]*COS([.$K$2]*[.B347])+([.$K$4]+[.$K$1]*[.$H$3]*[.$K$3])/[.$K$2]*SIN([.$K$2]*[.B347]))" office:value-type="float" office:value="0.000275003507748303" calcext:value-type="float">
            <text:p>0,0002750035</text:p>
          </table:table-cell>
          <table:table-cell table:number-columns-repeated="1021"/>
        </table:table-row>
        <table:table-row table:style-name="ro2">
          <table:table-cell/>
          <table:table-cell table:formula="of:=[.B347]+[.$B$2]" office:value-type="float" office:value="1.71999999999999" calcext:value-type="float">
            <text:p>1,72</text:p>
          </table:table-cell>
          <table:table-cell table:formula="of:=EXP(-[.$K$1]*[.$H$3]*[.B348])*([.$K$3]*COS([.$K$2]*[.B348])+([.$K$4]+[.$K$1]*[.$H$3]*[.$K$3])/[.$K$2]*SIN([.$K$2]*[.B348]))" office:value-type="float" office:value="0.000258181074932423" calcext:value-type="float">
            <text:p>0,0002581811</text:p>
          </table:table-cell>
          <table:table-cell table:number-columns-repeated="1021"/>
        </table:table-row>
        <table:table-row table:style-name="ro2">
          <table:table-cell/>
          <table:table-cell table:formula="of:=[.B348]+[.$B$2]" office:value-type="float" office:value="1.72499999999999" calcext:value-type="float">
            <text:p>1,725</text:p>
          </table:table-cell>
          <table:table-cell table:formula="of:=EXP(-[.$K$1]*[.$H$3]*[.B349])*([.$K$3]*COS([.$K$2]*[.B349])+([.$K$4]+[.$K$1]*[.$H$3]*[.$K$3])/[.$K$2]*SIN([.$K$2]*[.B349]))" office:value-type="float" office:value="0.000217186600579552" calcext:value-type="float">
            <text:p>0,0002171866</text:p>
          </table:table-cell>
          <table:table-cell table:number-columns-repeated="1021"/>
        </table:table-row>
        <table:table-row table:style-name="ro2">
          <table:table-cell/>
          <table:table-cell table:formula="of:=[.B349]+[.$B$2]" office:value-type="float" office:value="1.72999999999999" calcext:value-type="float">
            <text:p>1,73</text:p>
          </table:table-cell>
          <table:table-cell table:formula="of:=EXP(-[.$K$1]*[.$H$3]*[.B350])*([.$K$3]*COS([.$K$2]*[.B350])+([.$K$4]+[.$K$1]*[.$H$3]*[.$K$3])/[.$K$2]*SIN([.$K$2]*[.B350]))" office:value-type="float" office:value="0.00015652092615235" calcext:value-type="float">
            <text:p>0,0001565209</text:p>
          </table:table-cell>
          <table:table-cell table:number-columns-repeated="1021"/>
        </table:table-row>
        <table:table-row table:style-name="ro2">
          <table:table-cell/>
          <table:table-cell table:formula="of:=[.B350]+[.$B$2]" office:value-type="float" office:value="1.73499999999999" calcext:value-type="float">
            <text:p>1,735</text:p>
          </table:table-cell>
          <table:table-cell table:formula="of:=EXP(-[.$K$1]*[.$H$3]*[.B351])*([.$K$3]*COS([.$K$2]*[.B351])+([.$K$4]+[.$K$1]*[.$H$3]*[.$K$3])/[.$K$2]*SIN([.$K$2]*[.B351]))" office:value-type="float" office:value="0.0000824471166679789" calcext:value-type="float">
            <text:p>8,24471166679789E-05</text:p>
          </table:table-cell>
          <table:table-cell table:number-columns-repeated="1021"/>
        </table:table-row>
        <table:table-row table:style-name="ro2">
          <table:table-cell/>
          <table:table-cell table:formula="of:=[.B351]+[.$B$2]" office:value-type="float" office:value="1.73999999999998" calcext:value-type="float">
            <text:p>1,74</text:p>
          </table:table-cell>
          <table:table-cell table:formula="of:=EXP(-[.$K$1]*[.$H$3]*[.B352])*([.$K$3]*COS([.$K$2]*[.B352])+([.$K$4]+[.$K$1]*[.$H$3]*[.$K$3])/[.$K$2]*SIN([.$K$2]*[.B352]))" office:value-type="float" office:value="0.00000235050003105444" calcext:value-type="float">
            <text:p>2,35050003105444E-06</text:p>
          </table:table-cell>
          <table:table-cell table:number-columns-repeated="1021"/>
        </table:table-row>
        <table:table-row table:style-name="ro2">
          <table:table-cell/>
          <table:table-cell table:formula="of:=[.B352]+[.$B$2]" office:value-type="float" office:value="1.74499999999998" calcext:value-type="float">
            <text:p>1,745</text:p>
          </table:table-cell>
          <table:table-cell table:formula="of:=EXP(-[.$K$1]*[.$H$3]*[.B353])*([.$K$3]*COS([.$K$2]*[.B353])+([.$K$4]+[.$K$1]*[.$H$3]*[.$K$3])/[.$K$2]*SIN([.$K$2]*[.B353]))" office:value-type="float" office:value="-0.0000759923695426741" calcext:value-type="float">
            <text:p>-7,59923695426741E-05</text:p>
          </table:table-cell>
          <table:table-cell table:number-columns-repeated="1021"/>
        </table:table-row>
        <table:table-row table:style-name="ro2">
          <table:table-cell/>
          <table:table-cell table:formula="of:=[.B353]+[.$B$2]" office:value-type="float" office:value="1.74999999999998" calcext:value-type="float">
            <text:p>1,75</text:p>
          </table:table-cell>
          <table:table-cell table:formula="of:=EXP(-[.$K$1]*[.$H$3]*[.B354])*([.$K$3]*COS([.$K$2]*[.B354])+([.$K$4]+[.$K$1]*[.$H$3]*[.$K$3])/[.$K$2]*SIN([.$K$2]*[.B354]))" office:value-type="float" office:value="-0.000145163956446921" calcext:value-type="float">
            <text:p>-0,000145164</text:p>
          </table:table-cell>
          <table:table-cell table:number-columns-repeated="1021"/>
        </table:table-row>
        <table:table-row table:style-name="ro2">
          <table:table-cell/>
          <table:table-cell table:formula="of:=[.B354]+[.$B$2]" office:value-type="float" office:value="1.75499999999998" calcext:value-type="float">
            <text:p>1,755</text:p>
          </table:table-cell>
          <table:table-cell table:formula="of:=EXP(-[.$K$1]*[.$H$3]*[.B355])*([.$K$3]*COS([.$K$2]*[.B355])+([.$K$4]+[.$K$1]*[.$H$3]*[.$K$3])/[.$K$2]*SIN([.$K$2]*[.B355]))" office:value-type="float" office:value="-0.000198803274530589" calcext:value-type="float">
            <text:p>-0,0001988033</text:p>
          </table:table-cell>
          <table:table-cell table:number-columns-repeated="1021"/>
        </table:table-row>
        <table:table-row table:style-name="ro2">
          <table:table-cell/>
          <table:table-cell table:formula="of:=[.B355]+[.$B$2]" office:value-type="float" office:value="1.75999999999998" calcext:value-type="float">
            <text:p>1,76</text:p>
          </table:table-cell>
          <table:table-cell table:formula="of:=EXP(-[.$K$1]*[.$H$3]*[.B356])*([.$K$3]*COS([.$K$2]*[.B356])+([.$K$4]+[.$K$1]*[.$H$3]*[.$K$3])/[.$K$2]*SIN([.$K$2]*[.B356]))" office:value-type="float" office:value="-0.000232185577346165" calcext:value-type="float">
            <text:p>-0,0002321856</text:p>
          </table:table-cell>
          <table:table-cell table:number-columns-repeated="1021"/>
        </table:table-row>
        <table:table-row table:style-name="ro2">
          <table:table-cell/>
          <table:table-cell table:formula="of:=[.B356]+[.$B$2]" office:value-type="float" office:value="1.76499999999998" calcext:value-type="float">
            <text:p>1,765</text:p>
          </table:table-cell>
          <table:table-cell table:formula="of:=EXP(-[.$K$1]*[.$H$3]*[.B357])*([.$K$3]*COS([.$K$2]*[.B357])+([.$K$4]+[.$K$1]*[.$H$3]*[.$K$3])/[.$K$2]*SIN([.$K$2]*[.B357]))" office:value-type="float" office:value="-0.000242631911585462" calcext:value-type="float">
            <text:p>-0,0002426319</text:p>
          </table:table-cell>
          <table:table-cell table:number-columns-repeated="1021"/>
        </table:table-row>
        <table:table-row table:style-name="ro2">
          <table:table-cell/>
          <table:table-cell table:formula="of:=[.B357]+[.$B$2]" office:value-type="float" office:value="1.76999999999998" calcext:value-type="float">
            <text:p>1,77</text:p>
          </table:table-cell>
          <table:table-cell table:formula="of:=EXP(-[.$K$1]*[.$H$3]*[.B358])*([.$K$3]*COS([.$K$2]*[.B358])+([.$K$4]+[.$K$1]*[.$H$3]*[.$K$3])/[.$K$2]*SIN([.$K$2]*[.B358]))" office:value-type="float" office:value="-0.000229713731344667" calcext:value-type="float">
            <text:p>-0,0002297137</text:p>
          </table:table-cell>
          <table:table-cell table:number-columns-repeated="1021"/>
        </table:table-row>
        <table:table-row table:style-name="ro2">
          <table:table-cell/>
          <table:table-cell table:formula="of:=[.B358]+[.$B$2]" office:value-type="float" office:value="1.77499999999998" calcext:value-type="float">
            <text:p>1,775</text:p>
          </table:table-cell>
          <table:table-cell table:formula="of:=EXP(-[.$K$1]*[.$H$3]*[.B359])*([.$K$3]*COS([.$K$2]*[.B359])+([.$K$4]+[.$K$1]*[.$H$3]*[.$K$3])/[.$K$2]*SIN([.$K$2]*[.B359]))" office:value-type="float" office:value="-0.000195238147130365" calcext:value-type="float">
            <text:p>-0,0001952381</text:p>
          </table:table-cell>
          <table:table-cell table:number-columns-repeated="1021"/>
        </table:table-row>
        <table:table-row table:style-name="ro2">
          <table:table-cell/>
          <table:table-cell table:formula="of:=[.B359]+[.$B$2]" office:value-type="float" office:value="1.77999999999998" calcext:value-type="float">
            <text:p>1,78</text:p>
          </table:table-cell>
          <table:table-cell table:formula="of:=EXP(-[.$K$1]*[.$H$3]*[.B360])*([.$K$3]*COS([.$K$2]*[.B360])+([.$K$4]+[.$K$1]*[.$H$3]*[.$K$3])/[.$K$2]*SIN([.$K$2]*[.B360]))" office:value-type="float" office:value="-0.000143020630537215" calcext:value-type="float">
            <text:p>-0,0001430206</text:p>
          </table:table-cell>
          <table:table-cell table:number-columns-repeated="1021"/>
        </table:table-row>
        <table:table-row table:style-name="ro2">
          <table:table-cell/>
          <table:table-cell table:formula="of:=[.B360]+[.$B$2]" office:value-type="float" office:value="1.78499999999998" calcext:value-type="float">
            <text:p>1,785</text:p>
          </table:table-cell>
          <table:table-cell table:formula="of:=EXP(-[.$K$1]*[.$H$3]*[.B361])*([.$K$3]*COS([.$K$2]*[.B361])+([.$K$4]+[.$K$1]*[.$H$3]*[.$K$3])/[.$K$2]*SIN([.$K$2]*[.B361]))" office:value-type="float" office:value="-0.0000784720683778117" calcext:value-type="float">
            <text:p>-7,84720683778117E-05</text:p>
          </table:table-cell>
          <table:table-cell table:number-columns-repeated="1021"/>
        </table:table-row>
        <table:table-row table:style-name="ro2">
          <table:table-cell/>
          <table:table-cell table:formula="of:=[.B361]+[.$B$2]" office:value-type="float" office:value="1.78999999999998" calcext:value-type="float">
            <text:p>1,79</text:p>
          </table:table-cell>
          <table:table-cell table:formula="of:=EXP(-[.$K$1]*[.$H$3]*[.B362])*([.$K$3]*COS([.$K$2]*[.B362])+([.$K$4]+[.$K$1]*[.$H$3]*[.$K$3])/[.$K$2]*SIN([.$K$2]*[.B362]))" office:value-type="float" office:value="-0.00000804407611600013" calcext:value-type="float">
            <text:p>-8,04407611600013E-06</text:p>
          </table:table-cell>
          <table:table-cell table:number-columns-repeated="1021"/>
        </table:table-row>
        <table:table-row table:style-name="ro2">
          <table:table-cell/>
          <table:table-cell table:formula="of:=[.B362]+[.$B$2]" office:value-type="float" office:value="1.79499999999998" calcext:value-type="float">
            <text:p>1,795</text:p>
          </table:table-cell>
          <table:table-cell table:formula="of:=EXP(-[.$K$1]*[.$H$3]*[.B363])*([.$K$3]*COS([.$K$2]*[.B363])+([.$K$4]+[.$K$1]*[.$H$3]*[.$K$3])/[.$K$2]*SIN([.$K$2]*[.B363]))" office:value-type="float" office:value="0.0000614111052745455" calcext:value-type="float">
            <text:p>6,14111052745455E-05</text:p>
          </table:table-cell>
          <table:table-cell table:number-columns-repeated="1021"/>
        </table:table-row>
        <table:table-row table:style-name="ro2">
          <table:table-cell/>
          <table:table-cell table:formula="of:=[.B363]+[.$B$2]" office:value-type="float" office:value="1.79999999999998" calcext:value-type="float">
            <text:p>1,8</text:p>
          </table:table-cell>
          <table:table-cell table:formula="of:=EXP(-[.$K$1]*[.$H$3]*[.B364])*([.$K$3]*COS([.$K$2]*[.B364])+([.$K$4]+[.$K$1]*[.$H$3]*[.$K$3])/[.$K$2]*SIN([.$K$2]*[.B364]))" office:value-type="float" office:value="0.000123303061065489" calcext:value-type="float">
            <text:p>0,0001233031</text:p>
          </table:table-cell>
          <table:table-cell table:number-columns-repeated="1021"/>
        </table:table-row>
        <table:table-row table:style-name="ro2">
          <table:table-cell/>
          <table:table-cell table:formula="of:=[.B364]+[.$B$2]" office:value-type="float" office:value="1.80499999999998" calcext:value-type="float">
            <text:p>1,805</text:p>
          </table:table-cell>
          <table:table-cell table:formula="of:=EXP(-[.$K$1]*[.$H$3]*[.B365])*([.$K$3]*COS([.$K$2]*[.B365])+([.$K$4]+[.$K$1]*[.$H$3]*[.$K$3])/[.$K$2]*SIN([.$K$2]*[.B365]))" office:value-type="float" office:value="0.00017192436400709" calcext:value-type="float">
            <text:p>0,0001719244</text:p>
          </table:table-cell>
          <table:table-cell table:number-columns-repeated="1021"/>
        </table:table-row>
        <table:table-row table:style-name="ro2">
          <table:table-cell/>
          <table:table-cell table:formula="of:=[.B365]+[.$B$2]" office:value-type="float" office:value="1.80999999999998" calcext:value-type="float">
            <text:p>1,81</text:p>
          </table:table-cell>
          <table:table-cell table:formula="of:=EXP(-[.$K$1]*[.$H$3]*[.B366])*([.$K$3]*COS([.$K$2]*[.B366])+([.$K$4]+[.$K$1]*[.$H$3]*[.$K$3])/[.$K$2]*SIN([.$K$2]*[.B366]))" office:value-type="float" office:value="0.000202972309384817" calcext:value-type="float">
            <text:p>0,0002029723</text:p>
          </table:table-cell>
          <table:table-cell table:number-columns-repeated="1021"/>
        </table:table-row>
        <table:table-row table:style-name="ro2">
          <table:table-cell/>
          <table:table-cell table:formula="of:=[.B366]+[.$B$2]" office:value-type="float" office:value="1.81499999999998" calcext:value-type="float">
            <text:p>1,815</text:p>
          </table:table-cell>
          <table:table-cell table:formula="of:=EXP(-[.$K$1]*[.$H$3]*[.B367])*([.$K$3]*COS([.$K$2]*[.B367])+([.$K$4]+[.$K$1]*[.$H$3]*[.$K$3])/[.$K$2]*SIN([.$K$2]*[.B367]))" office:value-type="float" office:value="0.00021392399228399" calcext:value-type="float">
            <text:p>0,000213924</text:p>
          </table:table-cell>
          <table:table-cell table:number-columns-repeated="1021"/>
        </table:table-row>
        <table:table-row table:style-name="ro2">
          <table:table-cell/>
          <table:table-cell table:formula="of:=[.B367]+[.$B$2]" office:value-type="float" office:value="1.81999999999998" calcext:value-type="float">
            <text:p>1,82</text:p>
          </table:table-cell>
          <table:table-cell table:formula="of:=EXP(-[.$K$1]*[.$H$3]*[.B368])*([.$K$3]*COS([.$K$2]*[.B368])+([.$K$4]+[.$K$1]*[.$H$3]*[.$K$3])/[.$K$2]*SIN([.$K$2]*[.B368]))" office:value-type="float" office:value="0.000204232628278661" calcext:value-type="float">
            <text:p>0,0002042326</text:p>
          </table:table-cell>
          <table:table-cell table:number-columns-repeated="1021"/>
        </table:table-row>
        <table:table-row table:style-name="ro2">
          <table:table-cell/>
          <table:table-cell table:formula="of:=[.B368]+[.$B$2]" office:value-type="float" office:value="1.82499999999998" calcext:value-type="float">
            <text:p>1,825</text:p>
          </table:table-cell>
          <table:table-cell table:formula="of:=EXP(-[.$K$1]*[.$H$3]*[.B369])*([.$K$3]*COS([.$K$2]*[.B369])+([.$K$4]+[.$K$1]*[.$H$3]*[.$K$3])/[.$K$2]*SIN([.$K$2]*[.B369]))" office:value-type="float" office:value="0.000175330834828886" calcext:value-type="float">
            <text:p>0,0001753308</text:p>
          </table:table-cell>
          <table:table-cell table:number-columns-repeated="1021"/>
        </table:table-row>
        <table:table-row table:style-name="ro2">
          <table:table-cell/>
          <table:table-cell table:formula="of:=[.B369]+[.$B$2]" office:value-type="float" office:value="1.82999999999998" calcext:value-type="float">
            <text:p>1,83</text:p>
          </table:table-cell>
          <table:table-cell table:formula="of:=EXP(-[.$K$1]*[.$H$3]*[.B370])*([.$K$3]*COS([.$K$2]*[.B370])+([.$K$4]+[.$K$1]*[.$H$3]*[.$K$3])/[.$K$2]*SIN([.$K$2]*[.B370]))" office:value-type="float" office:value="0.000130445327045806" calcext:value-type="float">
            <text:p>0,0001304453</text:p>
          </table:table-cell>
          <table:table-cell table:number-columns-repeated="1021"/>
        </table:table-row>
        <table:table-row table:style-name="ro2">
          <table:table-cell/>
          <table:table-cell table:formula="of:=[.B370]+[.$B$2]" office:value-type="float" office:value="1.83499999999998" calcext:value-type="float">
            <text:p>1,835</text:p>
          </table:table-cell>
          <table:table-cell table:formula="of:=EXP(-[.$K$1]*[.$H$3]*[.B371])*([.$K$3]*COS([.$K$2]*[.B371])+([.$K$4]+[.$K$1]*[.$H$3]*[.$K$3])/[.$K$2]*SIN([.$K$2]*[.B371]))" office:value-type="float" office:value="0.000074245331120518" calcext:value-type="float">
            <text:p>7,4245331120518E-05</text:p>
          </table:table-cell>
          <table:table-cell table:number-columns-repeated="1021"/>
        </table:table-row>
        <table:table-row table:style-name="ro2">
          <table:table-cell/>
          <table:table-cell table:formula="of:=[.B371]+[.$B$2]" office:value-type="float" office:value="1.83999999999998" calcext:value-type="float">
            <text:p>1,84</text:p>
          </table:table-cell>
          <table:table-cell table:formula="of:=EXP(-[.$K$1]*[.$H$3]*[.B372])*([.$K$3]*COS([.$K$2]*[.B372])+([.$K$4]+[.$K$1]*[.$H$3]*[.$K$3])/[.$K$2]*SIN([.$K$2]*[.B372]))" office:value-type="float" office:value="0.0000123623036278205" calcext:value-type="float">
            <text:p>1,23623036278205E-05</text:p>
          </table:table-cell>
          <table:table-cell table:number-columns-repeated="1021"/>
        </table:table-row>
        <table:table-row table:style-name="ro2">
          <table:table-cell/>
          <table:table-cell table:formula="of:=[.B372]+[.$B$2]" office:value-type="float" office:value="1.84499999999998" calcext:value-type="float">
            <text:p>1,845</text:p>
          </table:table-cell>
          <table:table-cell table:formula="of:=EXP(-[.$K$1]*[.$H$3]*[.B373])*([.$K$3]*COS([.$K$2]*[.B373])+([.$K$4]+[.$K$1]*[.$H$3]*[.$K$3])/[.$K$2]*SIN([.$K$2]*[.B373]))" office:value-type="float" office:value="-0.0000491701271974716" calcext:value-type="float">
            <text:p>-4,91701271974716E-05</text:p>
          </table:table-cell>
          <table:table-cell table:number-columns-repeated="1021"/>
        </table:table-row>
        <table:table-row table:style-name="ro2">
          <table:table-cell/>
          <table:table-cell table:formula="of:=[.B373]+[.$B$2]" office:value-type="float" office:value="1.84999999999998" calcext:value-type="float">
            <text:p>1,85</text:p>
          </table:table-cell>
          <table:table-cell table:formula="of:=EXP(-[.$K$1]*[.$H$3]*[.B374])*([.$K$3]*COS([.$K$2]*[.B374])+([.$K$4]+[.$K$1]*[.$H$3]*[.$K$3])/[.$K$2]*SIN([.$K$2]*[.B374]))" office:value-type="float" office:value="-0.000104500692346405" calcext:value-type="float">
            <text:p>-0,0001045007</text:p>
          </table:table-cell>
          <table:table-cell table:number-columns-repeated="1021"/>
        </table:table-row>
        <table:table-row table:style-name="ro2">
          <table:table-cell/>
          <table:table-cell table:formula="of:=[.B374]+[.$B$2]" office:value-type="float" office:value="1.85499999999998" calcext:value-type="float">
            <text:p>1,855</text:p>
          </table:table-cell>
          <table:table-cell table:formula="of:=EXP(-[.$K$1]*[.$H$3]*[.B375])*([.$K$3]*COS([.$K$2]*[.B375])+([.$K$4]+[.$K$1]*[.$H$3]*[.$K$3])/[.$K$2]*SIN([.$K$2]*[.B375]))" office:value-type="float" office:value="-0.00014851321416498" calcext:value-type="float">
            <text:p>-0,0001485132</text:p>
          </table:table-cell>
          <table:table-cell table:number-columns-repeated="1021"/>
        </table:table-row>
        <table:table-row table:style-name="ro2">
          <table:table-cell/>
          <table:table-cell table:formula="of:=[.B375]+[.$B$2]" office:value-type="float" office:value="1.85999999999998" calcext:value-type="float">
            <text:p>1,86</text:p>
          </table:table-cell>
          <table:table-cell table:formula="of:=EXP(-[.$K$1]*[.$H$3]*[.B376])*([.$K$3]*COS([.$K$2]*[.B376])+([.$K$4]+[.$K$1]*[.$H$3]*[.$K$3])/[.$K$2]*SIN([.$K$2]*[.B376]))" office:value-type="float" office:value="-0.000177295686436337" calcext:value-type="float">
            <text:p>-0,0001772957</text:p>
          </table:table-cell>
          <table:table-cell table:number-columns-repeated="1021"/>
        </table:table-row>
        <table:table-row table:style-name="ro2">
          <table:table-cell/>
          <table:table-cell table:formula="of:=[.B376]+[.$B$2]" office:value-type="float" office:value="1.86499999999998" calcext:value-type="float">
            <text:p>1,865</text:p>
          </table:table-cell>
          <table:table-cell table:formula="of:=EXP(-[.$K$1]*[.$H$3]*[.B377])*([.$K$3]*COS([.$K$2]*[.B377])+([.$K$4]+[.$K$1]*[.$H$3]*[.$K$3])/[.$K$2]*SIN([.$K$2]*[.B377]))" office:value-type="float" office:value="-0.00018848309583334" calcext:value-type="float">
            <text:p>-0,0001884831</text:p>
          </table:table-cell>
          <table:table-cell table:number-columns-repeated="1021"/>
        </table:table-row>
        <table:table-row table:style-name="ro2">
          <table:table-cell/>
          <table:table-cell table:formula="of:=[.B377]+[.$B$2]" office:value-type="float" office:value="1.86999999999998" calcext:value-type="float">
            <text:p>1,87</text:p>
          </table:table-cell>
          <table:table-cell table:formula="of:=EXP(-[.$K$1]*[.$H$3]*[.B378])*([.$K$3]*COS([.$K$2]*[.B378])+([.$K$4]+[.$K$1]*[.$H$3]*[.$K$3])/[.$K$2]*SIN([.$K$2]*[.B378]))" office:value-type="float" office:value="-0.000181444454122295" calcext:value-type="float">
            <text:p>-0,0001814445</text:p>
          </table:table-cell>
          <table:table-cell table:number-columns-repeated="1021"/>
        </table:table-row>
        <table:table-row table:style-name="ro2">
          <table:table-cell/>
          <table:table-cell table:formula="of:=[.B378]+[.$B$2]" office:value-type="float" office:value="1.87499999999998" calcext:value-type="float">
            <text:p>1,875</text:p>
          </table:table-cell>
          <table:table-cell table:formula="of:=EXP(-[.$K$1]*[.$H$3]*[.B379])*([.$K$3]*COS([.$K$2]*[.B379])+([.$K$4]+[.$K$1]*[.$H$3]*[.$K$3])/[.$K$2]*SIN([.$K$2]*[.B379]))" office:value-type="float" office:value="-0.000157300075908026" calcext:value-type="float">
            <text:p>-0,0001573001</text:p>
          </table:table-cell>
          <table:table-cell table:number-columns-repeated="1021"/>
        </table:table-row>
        <table:table-row table:style-name="ro2">
          <table:table-cell/>
          <table:table-cell table:formula="of:=[.B379]+[.$B$2]" office:value-type="float" office:value="1.87999999999998" calcext:value-type="float">
            <text:p>1,88</text:p>
          </table:table-cell>
          <table:table-cell table:formula="of:=EXP(-[.$K$1]*[.$H$3]*[.B380])*([.$K$3]*COS([.$K$2]*[.B380])+([.$K$4]+[.$K$1]*[.$H$3]*[.$K$3])/[.$K$2]*SIN([.$K$2]*[.B380]))" office:value-type="float" office:value="-0.0001187716477593" calcext:value-type="float">
            <text:p>-0,0001187716</text:p>
          </table:table-cell>
          <table:table-cell table:number-columns-repeated="1021"/>
        </table:table-row>
        <table:table-row table:style-name="ro2">
          <table:table-cell/>
          <table:table-cell table:formula="of:=[.B380]+[.$B$2]" office:value-type="float" office:value="1.88499999999998" calcext:value-type="float">
            <text:p>1,885</text:p>
          </table:table-cell>
          <table:table-cell table:formula="of:=EXP(-[.$K$1]*[.$H$3]*[.B381])*([.$K$3]*COS([.$K$2]*[.B381])+([.$K$4]+[.$K$1]*[.$H$3]*[.$K$3])/[.$K$2]*SIN([.$K$2]*[.B381]))" office:value-type="float" office:value="-0.0000698834954948527" calcext:value-type="float">
            <text:p>-6,98834954948527E-05</text:p>
          </table:table-cell>
          <table:table-cell table:number-columns-repeated="1021"/>
        </table:table-row>
        <table:table-row table:style-name="ro2">
          <table:table-cell/>
          <table:table-cell table:formula="of:=[.B381]+[.$B$2]" office:value-type="float" office:value="1.88999999999998" calcext:value-type="float">
            <text:p>1,89</text:p>
          </table:table-cell>
          <table:table-cell table:formula="of:=EXP(-[.$K$1]*[.$H$3]*[.B382])*([.$K$3]*COS([.$K$2]*[.B382])+([.$K$4]+[.$K$1]*[.$H$3]*[.$K$3])/[.$K$2]*SIN([.$K$2]*[.B382]))" office:value-type="float" office:value="-0.0000155471728084496" calcext:value-type="float">
            <text:p>-1,55471728084496E-05</text:p>
          </table:table-cell>
          <table:table-cell table:number-columns-repeated="1021"/>
        </table:table-row>
        <table:table-row table:style-name="ro2">
          <table:table-cell/>
          <table:table-cell table:formula="of:=[.B382]+[.$B$2]" office:value-type="float" office:value="1.89499999999998" calcext:value-type="float">
            <text:p>1,895</text:p>
          </table:table-cell>
          <table:table-cell table:formula="of:=EXP(-[.$K$1]*[.$H$3]*[.B383])*([.$K$3]*COS([.$K$2]*[.B383])+([.$K$4]+[.$K$1]*[.$H$3]*[.$K$3])/[.$K$2]*SIN([.$K$2]*[.B383]))" office:value-type="float" office:value="0.0000389281870399512" calcext:value-type="float">
            <text:p>3,89281870399512E-05</text:p>
          </table:table-cell>
          <table:table-cell table:number-columns-repeated="1021"/>
        </table:table-row>
        <table:table-row table:style-name="ro2">
          <table:table-cell/>
          <table:table-cell table:formula="of:=[.B383]+[.$B$2]" office:value-type="float" office:value="1.89999999999998" calcext:value-type="float">
            <text:p>1,9</text:p>
          </table:table-cell>
          <table:table-cell table:formula="of:=EXP(-[.$K$1]*[.$H$3]*[.B384])*([.$K$3]*COS([.$K$2]*[.B384])+([.$K$4]+[.$K$1]*[.$H$3]*[.$K$3])/[.$K$2]*SIN([.$K$2]*[.B384]))" office:value-type="float" office:value="0.0000883512928151122" calcext:value-type="float">
            <text:p>8,83512928151122E-05</text:p>
          </table:table-cell>
          <table:table-cell table:number-columns-repeated="1021"/>
        </table:table-row>
        <table:table-row table:style-name="ro2">
          <table:table-cell/>
          <table:table-cell table:formula="of:=[.B384]+[.$B$2]" office:value-type="float" office:value="1.90499999999998" calcext:value-type="float">
            <text:p>1,905</text:p>
          </table:table-cell>
          <table:table-cell table:formula="of:=EXP(-[.$K$1]*[.$H$3]*[.B385])*([.$K$3]*COS([.$K$2]*[.B385])+([.$K$4]+[.$K$1]*[.$H$3]*[.$K$3])/[.$K$2]*SIN([.$K$2]*[.B385]))" office:value-type="float" office:value="0.00012814016862954" calcext:value-type="float">
            <text:p>0,0001281402</text:p>
          </table:table-cell>
          <table:table-cell table:number-columns-repeated="1021"/>
        </table:table-row>
        <table:table-row table:style-name="ro2">
          <table:table-cell/>
          <table:table-cell table:formula="of:=[.B385]+[.$B$2]" office:value-type="float" office:value="1.90999999999998" calcext:value-type="float">
            <text:p>1,91</text:p>
          </table:table-cell>
          <table:table-cell table:formula="of:=EXP(-[.$K$1]*[.$H$3]*[.B386])*([.$K$3]*COS([.$K$2]*[.B386])+([.$K$4]+[.$K$1]*[.$H$3]*[.$K$3])/[.$K$2]*SIN([.$K$2]*[.B386]))" office:value-type="float" office:value="0.000154743465746224" calcext:value-type="float">
            <text:p>0,0001547435</text:p>
          </table:table-cell>
          <table:table-cell table:number-columns-repeated="1021"/>
        </table:table-row>
        <table:table-row table:style-name="ro2">
          <table:table-cell/>
          <table:table-cell table:formula="of:=[.B386]+[.$B$2]" office:value-type="float" office:value="1.91499999999998" calcext:value-type="float">
            <text:p>1,915</text:p>
          </table:table-cell>
          <table:table-cell table:formula="of:=EXP(-[.$K$1]*[.$H$3]*[.B387])*([.$K$3]*COS([.$K$2]*[.B387])+([.$K$4]+[.$K$1]*[.$H$3]*[.$K$3])/[.$K$2]*SIN([.$K$2]*[.B387]))" office:value-type="float" office:value="0.000165953222318468" calcext:value-type="float">
            <text:p>0,0001659532</text:p>
          </table:table-cell>
          <table:table-cell table:number-columns-repeated="1021"/>
        </table:table-row>
        <table:table-row table:style-name="ro2">
          <table:table-cell/>
          <table:table-cell table:formula="of:=[.B387]+[.$B$2]" office:value-type="float" office:value="1.91999999999998" calcext:value-type="float">
            <text:p>1,92</text:p>
          </table:table-cell>
          <table:table-cell table:formula="of:=EXP(-[.$K$1]*[.$H$3]*[.B388])*([.$K$3]*COS([.$K$2]*[.B388])+([.$K$4]+[.$K$1]*[.$H$3]*[.$K$3])/[.$K$2]*SIN([.$K$2]*[.B388]))" office:value-type="float" office:value="0.000161081966141394" calcext:value-type="float">
            <text:p>0,000161082</text:p>
          </table:table-cell>
          <table:table-cell table:number-columns-repeated="1021"/>
        </table:table-row>
        <table:table-row table:style-name="ro2">
          <table:table-cell/>
          <table:table-cell table:formula="of:=[.B388]+[.$B$2]" office:value-type="float" office:value="1.92499999999998" calcext:value-type="float">
            <text:p>1,925</text:p>
          </table:table-cell>
          <table:table-cell table:formula="of:=EXP(-[.$K$1]*[.$H$3]*[.B389])*([.$K$3]*COS([.$K$2]*[.B389])+([.$K$4]+[.$K$1]*[.$H$3]*[.$K$3])/[.$K$2]*SIN([.$K$2]*[.B389]))" office:value-type="float" office:value="0.000140990643750827" calcext:value-type="float">
            <text:p>0,0001409906</text:p>
          </table:table-cell>
          <table:table-cell table:number-columns-repeated="1021"/>
        </table:table-row>
        <table:table-row table:style-name="ro2">
          <table:table-cell/>
          <table:table-cell table:formula="of:=[.B389]+[.$B$2]" office:value-type="float" office:value="1.92999999999998" calcext:value-type="float">
            <text:p>1,93</text:p>
          </table:table-cell>
          <table:table-cell table:formula="of:=EXP(-[.$K$1]*[.$H$3]*[.B390])*([.$K$3]*COS([.$K$2]*[.B390])+([.$K$4]+[.$K$1]*[.$H$3]*[.$K$3])/[.$K$2]*SIN([.$K$2]*[.B390]))" office:value-type="float" office:value="0.000107968399204968" calcext:value-type="float">
            <text:p>0,0001079684</text:p>
          </table:table-cell>
          <table:table-cell table:number-columns-repeated="1021"/>
        </table:table-row>
        <table:table-row table:style-name="ro2">
          <table:table-cell/>
          <table:table-cell table:formula="of:=[.B390]+[.$B$2]" office:value-type="float" office:value="1.93499999999998" calcext:value-type="float">
            <text:p>1,935</text:p>
          </table:table-cell>
          <table:table-cell table:formula="of:=EXP(-[.$K$1]*[.$H$3]*[.B391])*([.$K$3]*COS([.$K$2]*[.B391])+([.$K$4]+[.$K$1]*[.$H$3]*[.$K$3])/[.$K$2]*SIN([.$K$2]*[.B391]))" office:value-type="float" office:value="0.0000654793094347502" calcext:value-type="float">
            <text:p>6,54793094347502E-05</text:p>
          </table:table-cell>
          <table:table-cell table:number-columns-repeated="1021"/>
        </table:table-row>
        <table:table-row table:style-name="ro2">
          <table:table-cell/>
          <table:table-cell table:formula="of:=[.B391]+[.$B$2]" office:value-type="float" office:value="1.93999999999998" calcext:value-type="float">
            <text:p>1,94</text:p>
          </table:table-cell>
          <table:table-cell table:formula="of:=EXP(-[.$K$1]*[.$H$3]*[.B392])*([.$K$3]*COS([.$K$2]*[.B392])+([.$K$4]+[.$K$1]*[.$H$3]*[.$K$3])/[.$K$2]*SIN([.$K$2]*[.B392]))" office:value-type="float" office:value="0.0000178034801992687" calcext:value-type="float">
            <text:p>1,78034801992687E-05</text:p>
          </table:table-cell>
          <table:table-cell table:number-columns-repeated="1021"/>
        </table:table-row>
        <table:table-row table:style-name="ro2">
          <table:table-cell/>
          <table:table-cell table:formula="of:=[.B392]+[.$B$2]" office:value-type="float" office:value="1.94499999999998" calcext:value-type="float">
            <text:p>1,945</text:p>
          </table:table-cell>
          <table:table-cell table:formula="of:=EXP(-[.$K$1]*[.$H$3]*[.B393])*([.$K$3]*COS([.$K$2]*[.B393])+([.$K$4]+[.$K$1]*[.$H$3]*[.$K$3])/[.$K$2]*SIN([.$K$2]*[.B393]))" office:value-type="float" office:value="-0.0000303907095563902" calcext:value-type="float">
            <text:p>-3,03907095563902E-05</text:p>
          </table:table-cell>
          <table:table-cell table:number-columns-repeated="1021"/>
        </table:table-row>
        <table:table-row table:style-name="ro2">
          <table:table-cell/>
          <table:table-cell table:formula="of:=[.B393]+[.$B$2]" office:value-type="float" office:value="1.94999999999998" calcext:value-type="float">
            <text:p>1,95</text:p>
          </table:table-cell>
          <table:table-cell table:formula="of:=EXP(-[.$K$1]*[.$H$3]*[.B394])*([.$K$3]*COS([.$K$2]*[.B394])+([.$K$4]+[.$K$1]*[.$H$3]*[.$K$3])/[.$K$2]*SIN([.$K$2]*[.B394]))" office:value-type="float" office:value="-0.0000745007784851773" calcext:value-type="float">
            <text:p>-7,45007784851773E-05</text:p>
          </table:table-cell>
          <table:table-cell table:number-columns-repeated="1021"/>
        </table:table-row>
        <table:table-row table:style-name="ro2">
          <table:table-cell/>
          <table:table-cell table:formula="of:=[.B394]+[.$B$2]" office:value-type="float" office:value="1.95499999999998" calcext:value-type="float">
            <text:p>1,955</text:p>
          </table:table-cell>
          <table:table-cell table:formula="of:=EXP(-[.$K$1]*[.$H$3]*[.B395])*([.$K$3]*COS([.$K$2]*[.B395])+([.$K$4]+[.$K$1]*[.$H$3]*[.$K$3])/[.$K$2]*SIN([.$K$2]*[.B395]))" office:value-type="float" office:value="-0.000110426824471736" calcext:value-type="float">
            <text:p>-0,0001104268</text:p>
          </table:table-cell>
          <table:table-cell table:number-columns-repeated="1021"/>
        </table:table-row>
        <table:table-row table:style-name="ro2">
          <table:table-cell/>
          <table:table-cell table:formula="of:=[.B395]+[.$B$2]" office:value-type="float" office:value="1.95999999999998" calcext:value-type="float">
            <text:p>1,96</text:p>
          </table:table-cell>
          <table:table-cell table:formula="of:=EXP(-[.$K$1]*[.$H$3]*[.B396])*([.$K$3]*COS([.$K$2]*[.B396])+([.$K$4]+[.$K$1]*[.$H$3]*[.$K$3])/[.$K$2]*SIN([.$K$2]*[.B396]))" office:value-type="float" office:value="-0.000134949562370636" calcext:value-type="float">
            <text:p>-0,0001349496</text:p>
          </table:table-cell>
          <table:table-cell table:number-columns-repeated="1021"/>
        </table:table-row>
        <table:table-row table:style-name="ro2">
          <table:table-cell/>
          <table:table-cell table:formula="of:=[.B396]+[.$B$2]" office:value-type="float" office:value="1.96499999999998" calcext:value-type="float">
            <text:p>1,965</text:p>
          </table:table-cell>
          <table:table-cell table:formula="of:=EXP(-[.$K$1]*[.$H$3]*[.B397])*([.$K$3]*COS([.$K$2]*[.B397])+([.$K$4]+[.$K$1]*[.$H$3]*[.$K$3])/[.$K$2]*SIN([.$K$2]*[.B397]))" office:value-type="float" office:value="-0.000146015164059395" calcext:value-type="float">
            <text:p>-0,0001460152</text:p>
          </table:table-cell>
          <table:table-cell table:number-columns-repeated="1021"/>
        </table:table-row>
        <table:table-row table:style-name="ro2">
          <table:table-cell/>
          <table:table-cell table:formula="of:=[.B397]+[.$B$2]" office:value-type="float" office:value="1.96999999999998" calcext:value-type="float">
            <text:p>1,97</text:p>
          </table:table-cell>
          <table:table-cell table:formula="of:=EXP(-[.$K$1]*[.$H$3]*[.B398])*([.$K$3]*COS([.$K$2]*[.B398])+([.$K$4]+[.$K$1]*[.$H$3]*[.$K$3])/[.$K$2]*SIN([.$K$2]*[.B398]))" office:value-type="float" office:value="-0.000142902075658863" calcext:value-type="float">
            <text:p>-0,0001429021</text:p>
          </table:table-cell>
          <table:table-cell table:number-columns-repeated="1021"/>
        </table:table-row>
        <table:table-row table:style-name="ro2">
          <table:table-cell/>
          <table:table-cell table:formula="of:=[.B398]+[.$B$2]" office:value-type="float" office:value="1.97499999999998" calcext:value-type="float">
            <text:p>1,975</text:p>
          </table:table-cell>
          <table:table-cell table:formula="of:=EXP(-[.$K$1]*[.$H$3]*[.B399])*([.$K$3]*COS([.$K$2]*[.B399])+([.$K$4]+[.$K$1]*[.$H$3]*[.$K$3])/[.$K$2]*SIN([.$K$2]*[.B399]))" office:value-type="float" office:value="-0.000126256839390969" calcext:value-type="float">
            <text:p>-0,0001262568</text:p>
          </table:table-cell>
          <table:table-cell table:number-columns-repeated="1021"/>
        </table:table-row>
        <table:table-row table:style-name="ro2">
          <table:table-cell/>
          <table:table-cell table:formula="of:=[.B399]+[.$B$2]" office:value-type="float" office:value="1.97999999999998" calcext:value-type="float">
            <text:p>1,98</text:p>
          </table:table-cell>
          <table:table-cell table:formula="of:=EXP(-[.$K$1]*[.$H$3]*[.B400])*([.$K$3]*COS([.$K$2]*[.B400])+([.$K$4]+[.$K$1]*[.$H$3]*[.$K$3])/[.$K$2]*SIN([.$K$2]*[.B400]))" office:value-type="float" office:value="-0.0000979987429336527" calcext:value-type="float">
            <text:p>-9,79987429336527E-05</text:p>
          </table:table-cell>
          <table:table-cell table:number-columns-repeated="1021"/>
        </table:table-row>
        <table:table-row table:style-name="ro2">
          <table:table-cell/>
          <table:table-cell table:formula="of:=[.B400]+[.$B$2]" office:value-type="float" office:value="1.98499999999998" calcext:value-type="float">
            <text:p>1,985</text:p>
          </table:table-cell>
          <table:table-cell table:formula="of:=EXP(-[.$K$1]*[.$H$3]*[.B401])*([.$K$3]*COS([.$K$2]*[.B401])+([.$K$4]+[.$K$1]*[.$H$3]*[.$K$3])/[.$K$2]*SIN([.$K$2]*[.B401]))" office:value-type="float" office:value="-0.0000611056154728656" calcext:value-type="float">
            <text:p>-6,11056154728656E-05</text:p>
          </table:table-cell>
          <table:table-cell table:number-columns-repeated="1021"/>
        </table:table-row>
        <table:table-row table:style-name="ro2">
          <table:table-cell/>
          <table:table-cell table:formula="of:=[.B401]+[.$B$2]" office:value-type="float" office:value="1.98999999999998" calcext:value-type="float">
            <text:p>1,99</text:p>
          </table:table-cell>
          <table:table-cell table:formula="of:=EXP(-[.$K$1]*[.$H$3]*[.B402])*([.$K$3]*COS([.$K$2]*[.B402])+([.$K$4]+[.$K$1]*[.$H$3]*[.$K$3])/[.$K$2]*SIN([.$K$2]*[.B402]))" office:value-type="float" office:value="-0.0000193041042601152" calcext:value-type="float">
            <text:p>-1,93041042601152E-05</text:p>
          </table:table-cell>
          <table:table-cell table:number-columns-repeated="1021"/>
        </table:table-row>
        <table:table-row table:style-name="ro2">
          <table:table-cell/>
          <table:table-cell table:formula="of:=[.B402]+[.$B$2]" office:value-type="float" office:value="1.99499999999998" calcext:value-type="float">
            <text:p>1,995</text:p>
          </table:table-cell>
          <table:table-cell table:formula="of:=EXP(-[.$K$1]*[.$H$3]*[.B403])*([.$K$3]*COS([.$K$2]*[.B403])+([.$K$4]+[.$K$1]*[.$H$3]*[.$K$3])/[.$K$2]*SIN([.$K$2]*[.B403]))" office:value-type="float" office:value="0.0000233037140104576" calcext:value-type="float">
            <text:p>2,33037140104576E-05</text:p>
          </table:table-cell>
          <table:table-cell table:number-columns-repeated="1021"/>
        </table:table-row>
        <table:table-row table:style-name="ro2">
          <table:table-cell/>
          <table:table-cell table:formula="of:=[.B403]+[.$B$2]" office:value-type="float" office:value="1.99999999999998" calcext:value-type="float">
            <text:p>2</text:p>
          </table:table-cell>
          <table:table-cell table:formula="of:=EXP(-[.$K$1]*[.$H$3]*[.B404])*([.$K$3]*COS([.$K$2]*[.B404])+([.$K$4]+[.$K$1]*[.$H$3]*[.$K$3])/[.$K$2]*SIN([.$K$2]*[.B404]))" office:value-type="float" office:value="0.0000626402561436412" calcext:value-type="float">
            <text:p>6,26402561436412E-05</text:p>
          </table:table-cell>
          <table:table-cell table:number-columns-repeated="1021"/>
        </table:table-row>
        <table:table-row table:style-name="ro2">
          <table:table-cell/>
          <table:table-cell table:formula="of:=[.B404]+[.$B$2]" office:value-type="float" office:value="2.00499999999998" calcext:value-type="float">
            <text:p>2,005</text:p>
          </table:table-cell>
          <table:table-cell table:formula="of:=EXP(-[.$K$1]*[.$H$3]*[.B405])*([.$K$3]*COS([.$K$2]*[.B405])+([.$K$4]+[.$K$1]*[.$H$3]*[.$K$3])/[.$K$2]*SIN([.$K$2]*[.B405]))" office:value-type="float" office:value="0.0000950401486598062" calcext:value-type="float">
            <text:p>9,50401486598062E-05</text:p>
          </table:table-cell>
          <table:table-cell table:number-columns-repeated="1021"/>
        </table:table-row>
        <table:table-row table:style-name="ro2">
          <table:table-cell/>
          <table:table-cell table:formula="of:=[.B405]+[.$B$2]" office:value-type="float" office:value="2.00999999999998" calcext:value-type="float">
            <text:p>2,01</text:p>
          </table:table-cell>
          <table:table-cell table:formula="of:=EXP(-[.$K$1]*[.$H$3]*[.B406])*([.$K$3]*COS([.$K$2]*[.B406])+([.$K$4]+[.$K$1]*[.$H$3]*[.$K$3])/[.$K$2]*SIN([.$K$2]*[.B406]))" office:value-type="float" office:value="0.000117589115247399" calcext:value-type="float">
            <text:p>0,0001175891</text:p>
          </table:table-cell>
          <table:table-cell table:number-columns-repeated="1021"/>
        </table:table-row>
        <table:table-row table:style-name="ro2">
          <table:table-cell/>
          <table:table-cell table:formula="of:=[.B406]+[.$B$2]" office:value-type="float" office:value="2.01499999999998" calcext:value-type="float">
            <text:p>2,015</text:p>
          </table:table-cell>
          <table:table-cell table:formula="of:=EXP(-[.$K$1]*[.$H$3]*[.B407])*([.$K$3]*COS([.$K$2]*[.B407])+([.$K$4]+[.$K$1]*[.$H$3]*[.$K$3])/[.$K$2]*SIN([.$K$2]*[.B407]))" office:value-type="float" office:value="0.000128382967728892" calcext:value-type="float">
            <text:p>0,000128383</text:p>
          </table:table-cell>
          <table:table-cell table:number-columns-repeated="1021"/>
        </table:table-row>
        <table:table-row table:style-name="ro2">
          <table:table-cell/>
          <table:table-cell table:formula="of:=[.B407]+[.$B$2]" office:value-type="float" office:value="2.01999999999998" calcext:value-type="float">
            <text:p>2,02</text:p>
          </table:table-cell>
          <table:table-cell table:formula="of:=EXP(-[.$K$1]*[.$H$3]*[.B408])*([.$K$3]*COS([.$K$2]*[.B408])+([.$K$4]+[.$K$1]*[.$H$3]*[.$K$3])/[.$K$2]*SIN([.$K$2]*[.B408]))" office:value-type="float" office:value="0.000126684008674094" calcext:value-type="float">
            <text:p>0,000126684</text:p>
          </table:table-cell>
          <table:table-cell table:number-columns-repeated="1021"/>
        </table:table-row>
        <table:table-row table:style-name="ro2">
          <table:table-cell/>
          <table:table-cell table:formula="of:=[.B408]+[.$B$2]" office:value-type="float" office:value="2.02499999999998" calcext:value-type="float">
            <text:p>2,025</text:p>
          </table:table-cell>
          <table:table-cell table:formula="of:=EXP(-[.$K$1]*[.$H$3]*[.B409])*([.$K$3]*COS([.$K$2]*[.B409])+([.$K$4]+[.$K$1]*[.$H$3]*[.$K$3])/[.$K$2]*SIN([.$K$2]*[.B409]))" office:value-type="float" office:value="0.000112962483867706" calcext:value-type="float">
            <text:p>0,0001129625</text:p>
          </table:table-cell>
          <table:table-cell table:number-columns-repeated="1021"/>
        </table:table-row>
        <table:table-row table:style-name="ro2">
          <table:table-cell/>
          <table:table-cell table:formula="of:=[.B409]+[.$B$2]" office:value-type="float" office:value="2.02999999999998" calcext:value-type="float">
            <text:p>2,03</text:p>
          </table:table-cell>
          <table:table-cell table:formula="of:=EXP(-[.$K$1]*[.$H$3]*[.B410])*([.$K$3]*COS([.$K$2]*[.B410])+([.$K$4]+[.$K$1]*[.$H$3]*[.$K$3])/[.$K$2]*SIN([.$K$2]*[.B410]))" office:value-type="float" office:value="0.0000888219751125842" calcext:value-type="float">
            <text:p>0,000088822</text:p>
          </table:table-cell>
          <table:table-cell table:number-columns-repeated="1021"/>
        </table:table-row>
        <table:table-row table:style-name="ro1" table:number-rows-repeated="10481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carlo</meta:initial-creator>
    <meta:creation-date>2018-03-16T01:09:47</meta:creation-date>
    <dc:date>2018-03-18T09:19:41.510645744</dc:date>
    <meta:generator>LibreOffice/5.1.6.2$Linux_X86_64 LibreOffice_project/10m0$Build-2</meta:generator>
    <meta:editing-duration>PT10M10S</meta:editing-duration>
    <meta:editing-cycles>1</meta:editing-cycles>
    <meta:document-statistic meta:table-count="1" meta:cell-count="84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6.289cm" svg:height="7.797cm" xlink:href=".." xlink:type="simple" chart:class="chart:scatter" chart:style-name="ch1">
        <chart:plot-area chart:style-name="ch2" table:cell-range-address="Planilha1.B4:Planilha1.C163" svg:x="0.364cm" svg:y="0.082cm" svg:width="15.597cm" svg:height="7.523cm">
          <chartooo:coordinate-region svg:x="1.285cm" svg:y="0.242cm" svg:width="14.476cm" svg:height="7.20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lanilha1.C4:Planilha1.C163" chart:class="chart:scatter">
            <chart:domain table:cell-range-address="Planilha1.B4:Planilha1.B163"/>
            <chart:data-point chart:repeated="1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B4:Planilha1.B163</svg:desc>
                </draw:g>
              </table:table-cell>
              <table:table-cell office:value-type="float" office:value="0.02">
                <text:p>0.02</text:p>
                <draw:g>
                  <svg:desc>Planilha1.C4:Planilha1.C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190436879078658">
                <text:p>0.0190436879078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162973974597114">
                <text:p>0.0162973974597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">
                <text:p>0.015</text:p>
              </table:table-cell>
              <table:table-cell office:value-type="float" office:value="0.0120668611820821">
                <text:p>0.0120668611820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00679161239739129">
                <text:p>0.00679161239739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0.000999823541556262">
                <text:p>0.000999823541556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-0.00474418185164805">
                <text:p>-0.00474418185164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">
                <text:p>0.035</text:p>
              </table:table-cell>
              <table:table-cell office:value-type="float" office:value="-0.00989456401429543">
                <text:p>-0.00989456401429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-0.0139754926017613">
                <text:p>-0.0139754926017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-0.0166247329614605">
                <text:p>-0.0166247329614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-0.0176253381807836">
                <text:p>-0.0176253381807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">
                <text:p>0.055</text:p>
              </table:table-cell>
              <table:table-cell office:value-type="float" office:value="-0.0169227224510351">
                <text:p>-0.0169227224510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-0.0146258507342784">
                <text:p>-0.0146258507342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">
                <text:p>0.065</text:p>
              </table:table-cell>
              <table:table-cell office:value-type="float" office:value="-0.0109928236072819">
                <text:p>-0.01099282360728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  <table:table-cell office:value-type="float" office:value="-0.00640261536728051">
                <text:p>-0.00640261536728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">
                <text:p>0.075</text:p>
              </table:table-cell>
              <table:table-cell office:value-type="float" office:value="-0.00131599874505632">
                <text:p>-0.00131599874505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0377035552961691">
                <text:p>0.00377035552961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5">
                <text:p>0.085</text:p>
              </table:table-cell>
              <table:table-cell office:value-type="float" office:value="0.00837206455515191">
                <text:p>0.008372064555151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0.012062859164817">
                <text:p>0.012062859164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">
                <text:p>0.095</text:p>
              </table:table-cell>
              <table:table-cell office:value-type="float" office:value="0.0145137440355447">
                <text:p>0.0145137440355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0.0155219272387358">
                <text:p>0.01552192723873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">
                <text:p>0.105</text:p>
              </table:table-cell>
              <table:table-cell office:value-type="float" office:value="0.0150270167750992">
                <text:p>0.0150270167750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">
                <text:p>0.11</text:p>
              </table:table-cell>
              <table:table-cell office:value-type="float" office:value="0.0131132560262897">
                <text:p>0.0131132560262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">
                <text:p>0.115</text:p>
              </table:table-cell>
              <table:table-cell office:value-type="float" office:value="0.00999792993468794">
                <text:p>0.009997929934687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0.00600738747291275">
                <text:p>0.00600738747291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0.00154326961296443">
                <text:p>0.001543269612964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">
                <text:p>0.13</text:p>
              </table:table-cell>
              <table:table-cell office:value-type="float" office:value="-0.00295759916211292">
                <text:p>-0.00295759916211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5">
                <text:p>0.135</text:p>
              </table:table-cell>
              <table:table-cell office:value-type="float" office:value="-0.0070656796999372">
                <text:p>-0.0070656796999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">
                <text:p>0.14</text:p>
              </table:table-cell>
              <table:table-cell office:value-type="float" office:value="-0.0103994446562986">
                <text:p>-0.0103994446562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5">
                <text:p>0.145</text:p>
              </table:table-cell>
              <table:table-cell office:value-type="float" office:value="-0.0126605271181441">
                <text:p>-0.0126605271181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  <table:table-cell office:value-type="float" office:value="-0.0136600817767803">
                <text:p>-0.0136600817767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5">
                <text:p>0.155</text:p>
              </table:table-cell>
              <table:table-cell office:value-type="float" office:value="-0.013334065157473">
                <text:p>-0.013334065157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">
                <text:p>0.16</text:p>
              </table:table-cell>
              <table:table-cell office:value-type="float" office:value="-0.0117462533110011">
                <text:p>-0.0117462533110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5">
                <text:p>0.165</text:p>
              </table:table-cell>
              <table:table-cell office:value-type="float" office:value="-0.00907901234613074">
                <text:p>-0.009079012346130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">
                <text:p>0.17</text:p>
              </table:table-cell>
              <table:table-cell office:value-type="float" office:value="-0.00561300313741945">
                <text:p>-0.005613003137419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">
                <text:p>0.175</text:p>
              </table:table-cell>
              <table:table-cell office:value-type="float" office:value="-0.00169802620849828">
                <text:p>-0.00169802620849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">
                <text:p>0.18</text:p>
              </table:table-cell>
              <table:table-cell office:value-type="float" office:value="0.00228199792663675">
                <text:p>0.002281997926636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">
                <text:p>0.185</text:p>
              </table:table-cell>
              <table:table-cell office:value-type="float" office:value="0.00594643313696195">
                <text:p>0.00594643313696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">
                <text:p>0.19</text:p>
              </table:table-cell>
              <table:table-cell office:value-type="float" office:value="0.00895409574846258">
                <text:p>0.008954095748462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5">
                <text:p>0.195</text:p>
              </table:table-cell>
              <table:table-cell office:value-type="float" office:value="0.0110347724447294">
                <text:p>0.01103477244472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0.0120132012593466">
                <text:p>0.0120132012593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5">
                <text:p>0.205</text:p>
              </table:table-cell>
              <table:table-cell office:value-type="float" office:value="0.0118234179623097">
                <text:p>0.01182341796230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">
                <text:p>0.21</text:p>
              </table:table-cell>
              <table:table-cell office:value-type="float" office:value="0.0105123394686259">
                <text:p>0.0105123394686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5">
                <text:p>0.215</text:p>
              </table:table-cell>
              <table:table-cell office:value-type="float" office:value="0.00823250874879102">
                <text:p>0.00823250874879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">
                <text:p>0.22</text:p>
              </table:table-cell>
              <table:table-cell office:value-type="float" office:value="0.00522495976941345">
                <text:p>0.00522495976941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5">
                <text:p>0.225</text:p>
              </table:table-cell>
              <table:table-cell office:value-type="float" office:value="0.00179407822645004">
                <text:p>0.00179407822645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  <table:table-cell office:value-type="float" office:value="-0.00172295021359337">
                <text:p>-0.001722950213593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5">
                <text:p>0.235</text:p>
              </table:table-cell>
              <table:table-cell office:value-type="float" office:value="-0.00498906099032853">
                <text:p>-0.00498906099032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">
                <text:p>0.24</text:p>
              </table:table-cell>
              <table:table-cell office:value-type="float" office:value="-0.00769940736855911">
                <text:p>-0.007699407368559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5">
                <text:p>0.245</text:p>
              </table:table-cell>
              <table:table-cell office:value-type="float" office:value="-0.00960959648257561">
                <text:p>-0.009609596482575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">
                <text:p>0.25</text:p>
              </table:table-cell>
              <table:table-cell office:value-type="float" office:value="-0.0105574710195209">
                <text:p>-0.01055747101952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">
                <text:p>0.255</text:p>
              </table:table-cell>
              <table:table-cell office:value-type="float" office:value="-0.0104765215629341">
                <text:p>-0.01047652156293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">
                <text:p>0.26</text:p>
              </table:table-cell>
              <table:table-cell office:value-type="float" office:value="-0.00939985893690808">
                <text:p>-0.009399858936908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">
                <text:p>0.265</text:p>
              </table:table-cell>
              <table:table-cell office:value-type="float" office:value="-0.00745460132655476">
                <text:p>-0.007454601326554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-0.0048474473668151">
                <text:p>-0.00484744736681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5">
                <text:p>0.275</text:p>
              </table:table-cell>
              <table:table-cell office:value-type="float" office:value="-0.00184302673857341">
                <text:p>-0.001843026738573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">
                <text:p>0.28</text:p>
              </table:table-cell>
              <table:table-cell office:value-type="float" office:value="0.00126273166370081">
                <text:p>0.001262731663700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5">
                <text:p>0.285</text:p>
              </table:table-cell>
              <table:table-cell office:value-type="float" office:value="0.00417155474374094">
                <text:p>0.004171554743740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">
                <text:p>0.29</text:p>
              </table:table-cell>
              <table:table-cell office:value-type="float" office:value="0.00661128855913027">
                <text:p>0.006611288559130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5">
                <text:p>0.295</text:p>
              </table:table-cell>
              <table:table-cell office:value-type="float" office:value="0.00836117150572283">
                <text:p>0.008361171505722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">
                <text:p>0.3</text:p>
              </table:table-cell>
              <table:table-cell office:value-type="float" office:value="0.00927158925228068">
                <text:p>0.009271589252280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5">
                <text:p>0.305</text:p>
              </table:table-cell>
              <table:table-cell office:value-type="float" office:value="0.00927656634737129">
                <text:p>0.00927656634737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">
                <text:p>0.31</text:p>
              </table:table-cell>
              <table:table-cell office:value-type="float" office:value="0.00839798421604634">
                <text:p>0.008397984216046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">
                <text:p>0.315</text:p>
              </table:table-cell>
              <table:table-cell office:value-type="float" office:value="0.00674132812948931">
                <text:p>0.006741328129489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">
                <text:p>0.32</text:p>
              </table:table-cell>
              <table:table-cell office:value-type="float" office:value="0.00448357732737735">
                <text:p>0.004483577327377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">
                <text:p>0.325</text:p>
              </table:table-cell>
              <table:table-cell office:value-type="float" office:value="0.0018545855406196">
                <text:p>0.0018545855406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">
                <text:p>0.33</text:p>
              </table:table-cell>
              <table:table-cell office:value-type="float" office:value="-0.000886114172058096">
                <text:p>-0.0008861141720580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5">
                <text:p>0.335</text:p>
              </table:table-cell>
              <table:table-cell office:value-type="float" office:value="-0.00347475835184371">
                <text:p>-0.003474758351843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">
                <text:p>0.34</text:p>
              </table:table-cell>
              <table:table-cell office:value-type="float" office:value="-0.00566857660549738">
                <text:p>-0.00566857660549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5">
                <text:p>0.345</text:p>
              </table:table-cell>
              <table:table-cell office:value-type="float" office:value="-0.0072683930663244">
                <text:p>-0.0072683930663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">
                <text:p>0.35</text:p>
              </table:table-cell>
              <table:table-cell office:value-type="float" office:value="-0.00813651818037905">
                <text:p>-0.008136518180379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5">
                <text:p>0.355</text:p>
              </table:table-cell>
              <table:table-cell office:value-type="float" office:value="-0.00820834320959025">
                <text:p>-0.008208343209590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">
                <text:p>0.36</text:p>
              </table:table-cell>
              <table:table-cell office:value-type="float" office:value="-0.00749668875159212">
                <text:p>-0.00749668875159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5">
                <text:p>0.365</text:p>
              </table:table-cell>
              <table:table-cell office:value-type="float" office:value="-0.00608867205712129">
                <text:p>-0.00608867205712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">
                <text:p>0.37</text:p>
              </table:table-cell>
              <table:table-cell office:value-type="float" office:value="-0.00413557619165977">
                <text:p>-0.004135576191659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5">
                <text:p>0.375</text:p>
              </table:table-cell>
              <table:table-cell office:value-type="float" office:value="-0.00183685861773396">
                <text:p>-0.001836858617733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0.000580033191334957">
                <text:p>0.0005800331913349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5">
                <text:p>0.385</text:p>
              </table:table-cell>
              <table:table-cell office:value-type="float" office:value="0.00288201335942145">
                <text:p>0.002882013359421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">
                <text:p>0.39</text:p>
              </table:table-cell>
              <table:table-cell office:value-type="float" office:value="0.0048526943151">
                <text:p>0.00485269431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5">
                <text:p>0.395</text:p>
              </table:table-cell>
              <table:table-cell office:value-type="float" office:value="0.00631258177224769">
                <text:p>0.006312581772247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">
                <text:p>0.4</text:p>
              </table:table-cell>
              <table:table-cell office:value-type="float" office:value="0.00713525763219066">
                <text:p>0.007135257632190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5">
                <text:p>0.405</text:p>
              </table:table-cell>
              <table:table-cell office:value-type="float" office:value="0.00725810871772837">
                <text:p>0.007258108717728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">
                <text:p>0.41</text:p>
              </table:table-cell>
              <table:table-cell office:value-type="float" office:value="0.00668671427212846">
                <text:p>0.00668671427212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5">
                <text:p>0.415</text:p>
              </table:table-cell>
              <table:table-cell office:value-type="float" office:value="0.00549263095353162">
                <text:p>0.005492630953531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">
                <text:p>0.42</text:p>
              </table:table-cell>
              <table:table-cell office:value-type="float" office:value="0.00380494928307564">
                <text:p>0.00380494928307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5">
                <text:p>0.425</text:p>
              </table:table-cell>
              <table:table-cell office:value-type="float" office:value="0.00179657943587014">
                <text:p>0.00179657943587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">
                <text:p>0.43</text:p>
              </table:table-cell>
              <table:table-cell office:value-type="float" office:value="-0.000333297445297223">
                <text:p>-0.0003332974452972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5">
                <text:p>0.435</text:p>
              </table:table-cell>
              <table:table-cell office:value-type="float" office:value="-0.00237884652382235">
                <text:p>-0.002378846523822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">
                <text:p>0.44</text:p>
              </table:table-cell>
              <table:table-cell office:value-type="float" office:value="-0.00414734584293963">
                <text:p>-0.004147345842939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5">
                <text:p>0.445</text:p>
              </table:table-cell>
              <table:table-cell office:value-type="float" office:value="-0.00547721608049636">
                <text:p>-0.005477216080496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">
                <text:p>0.45</text:p>
              </table:table-cell>
              <table:table-cell office:value-type="float" office:value="-0.00625263933728534">
                <text:p>-0.006252639337285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5">
                <text:p>0.455</text:p>
              </table:table-cell>
              <table:table-cell office:value-type="float" office:value="-0.00641345898319712">
                <text:p>-0.006413458983197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">
                <text:p>0.46</text:p>
              </table:table-cell>
              <table:table-cell office:value-type="float" office:value="-0.00595953427906841">
                <text:p>-0.005959534279068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5">
                <text:p>0.465</text:p>
              </table:table-cell>
              <table:table-cell office:value-type="float" office:value="-0.00494927198208434">
                <text:p>-0.004949271982084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">
                <text:p>0.47</text:p>
              </table:table-cell>
              <table:table-cell office:value-type="float" office:value="-0.00349261854531945">
                <text:p>-0.003492618545319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5">
                <text:p>0.475</text:p>
              </table:table-cell>
              <table:table-cell office:value-type="float" office:value="-0.00173931705452654">
                <text:p>-0.001739317054526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">
                <text:p>0.48</text:p>
              </table:table-cell>
              <table:table-cell office:value-type="float" office:value="0.000136335855243292">
                <text:p>0.0001363358552432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5">
                <text:p>0.485</text:p>
              </table:table-cell>
              <table:table-cell office:value-type="float" office:value="0.00195269504101919">
                <text:p>0.001952695041019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">
                <text:p>0.49</text:p>
              </table:table-cell>
              <table:table-cell office:value-type="float" office:value="0.00353824692062855">
                <text:p>0.00353824692062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5">
                <text:p>0.495</text:p>
              </table:table-cell>
              <table:table-cell office:value-type="float" office:value="0.00474769309685158">
                <text:p>0.004747693096851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0.00547514032166741">
                <text:p>0.00547514032166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5">
                <text:p>0.505</text:p>
              </table:table-cell>
              <table:table-cell office:value-type="float" office:value="0.00566321212388258">
                <text:p>0.005663212123882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">
                <text:p>0.51</text:p>
              </table:table-cell>
              <table:table-cell office:value-type="float" office:value="0.00530731506591884">
                <text:p>0.00530731506591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5">
                <text:p>0.515</text:p>
              </table:table-cell>
              <table:table-cell office:value-type="float" office:value="0.00445477297345462">
                <text:p>0.004454772973454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">
                <text:p>0.52</text:p>
              </table:table-cell>
              <table:table-cell office:value-type="float" office:value="0.00319903829813299">
                <text:p>0.003199038298132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5">
                <text:p>0.525</text:p>
              </table:table-cell>
              <table:table-cell office:value-type="float" office:value="0.00166965342933458">
                <text:p>0.001669653429334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">
                <text:p>0.53</text:p>
              </table:table-cell>
              <table:table-cell office:value-type="float" office:value="0.0000190229047313855">
                <text:p>0.00001902290473138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5">
                <text:p>0.535</text:p>
              </table:table-cell>
              <table:table-cell office:value-type="float" office:value="-0.00159266501754964">
                <text:p>-0.001592665017549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">
                <text:p>0.54</text:p>
              </table:table-cell>
              <table:table-cell office:value-type="float" office:value="-0.0030128857670253">
                <text:p>-0.00301288576702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-0.00411111463421698">
                <text:p>-0.004111114634216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">
                <text:p>0.55</text:p>
              </table:table-cell>
              <table:table-cell office:value-type="float" office:value="-0.00479071386726181">
                <text:p>-0.004790713867261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5">
                <text:p>0.555</text:p>
              </table:table-cell>
              <table:table-cell office:value-type="float" office:value="-0.00499729911441497">
                <text:p>-0.004997299114414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">
                <text:p>0.56</text:p>
              </table:table-cell>
              <table:table-cell office:value-type="float" office:value="-0.00472287537529379">
                <text:p>-0.004722875375293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5">
                <text:p>0.565</text:p>
              </table:table-cell>
              <table:table-cell office:value-type="float" office:value="-0.00400545303252982">
                <text:p>-0.004005453032529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">
                <text:p>0.57</text:p>
              </table:table-cell>
              <table:table-cell office:value-type="float" office:value="-0.00292429212754466">
                <text:p>-0.002924292127544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5">
                <text:p>0.575</text:p>
              </table:table-cell>
              <table:table-cell office:value-type="float" office:value="-0.00159133572193494">
                <text:p>-0.001591335721934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">
                <text:p>0.58</text:p>
              </table:table-cell>
              <table:table-cell office:value-type="float" office:value="-0.00013974226398742">
                <text:p>-0.00013974226398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5">
                <text:p>0.585</text:p>
              </table:table-cell>
              <table:table-cell office:value-type="float" office:value="0.00128931931535902">
                <text:p>0.001289319315359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">
                <text:p>0.59</text:p>
              </table:table-cell>
              <table:table-cell office:value-type="float" office:value="0.00256031133955234">
                <text:p>0.002560311339552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5">
                <text:p>0.595</text:p>
              </table:table-cell>
              <table:table-cell office:value-type="float" office:value="0.00355609602586266">
                <text:p>0.003556096025862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">
                <text:p>0.6</text:p>
              </table:table-cell>
              <table:table-cell office:value-type="float" office:value="0.00418863658671958">
                <text:p>0.004188636586719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5">
                <text:p>0.605</text:p>
              </table:table-cell>
              <table:table-cell office:value-type="float" office:value="0.00440666274139747">
                <text:p>0.004406662741397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">
                <text:p>0.61</text:p>
              </table:table-cell>
              <table:table-cell office:value-type="float" office:value="0.00419964557644312">
                <text:p>0.004199645576443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5">
                <text:p>0.615</text:p>
              </table:table-cell>
              <table:table-cell office:value-type="float" office:value="0.0035977943389953">
                <text:p>0.00359779433899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">
                <text:p>0.62</text:p>
              </table:table-cell>
              <table:table-cell office:value-type="float" office:value="0.00266817368720579">
                <text:p>0.002668173687205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5">
                <text:p>0.625</text:p>
              </table:table-cell>
              <table:table-cell office:value-type="float" office:value="0.00150740695036768">
                <text:p>0.001507406950367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">
                <text:p>0.63</text:p>
              </table:table-cell>
              <table:table-cell office:value-type="float" office:value="0.000231744581763579">
                <text:p>0.0002317445817635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5">
                <text:p>0.635</text:p>
              </table:table-cell>
              <table:table-cell office:value-type="float" office:value="-0.00103449132993607">
                <text:p>-0.001034491329936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">
                <text:p>0.64</text:p>
              </table:table-cell>
              <table:table-cell office:value-type="float" office:value="-0.00217094593025359">
                <text:p>-0.002170945930253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45">
                <text:p>0.645</text:p>
              </table:table-cell>
              <table:table-cell office:value-type="float" office:value="-0.00307259541565195">
                <text:p>-0.003072595415651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">
                <text:p>0.65</text:p>
              </table:table-cell>
              <table:table-cell office:value-type="float" office:value="-0.00365937025285747">
                <text:p>-0.003659370252857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5">
                <text:p>0.655</text:p>
              </table:table-cell>
              <table:table-cell office:value-type="float" office:value="-0.00388316432707598">
                <text:p>-0.003883164327075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">
                <text:p>0.66</text:p>
              </table:table-cell>
              <table:table-cell office:value-type="float" office:value="-0.00373162705770567">
                <text:p>-0.003731627057705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5000000000001">
                <text:p>0.665000000000001</text:p>
              </table:table-cell>
              <table:table-cell office:value-type="float" office:value="-0.00322845677535743">
                <text:p>-0.003228456775357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">
                <text:p>0.67</text:p>
              </table:table-cell>
              <table:table-cell office:value-type="float" office:value="-0.00243025380514024">
                <text:p>-0.002430253805140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5">
                <text:p>0.675</text:p>
              </table:table-cell>
              <table:table-cell office:value-type="float" office:value="-0.00142031788805886">
                <text:p>-0.001420317888058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">
                <text:p>0.68</text:p>
              </table:table-cell>
              <table:table-cell office:value-type="float" office:value="-0.000300056075986898">
                <text:p>-0.0003000560759868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5000000000001">
                <text:p>0.685000000000001</text:p>
              </table:table-cell>
              <table:table-cell office:value-type="float" office:value="0.000821121649211124">
                <text:p>0.000821121649211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0018364194224847">
                <text:p>0.00183641942248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5">
                <text:p>0.695</text:p>
              </table:table-cell>
              <table:table-cell office:value-type="float" office:value="0.00265176145608654">
                <text:p>0.002651761456086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">
                <text:p>0.7</text:p>
              </table:table-cell>
              <table:table-cell office:value-type="float" office:value="0.00319443711037988">
                <text:p>0.003194437110379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5000000000001">
                <text:p>0.705000000000001</text:p>
              </table:table-cell>
              <table:table-cell office:value-type="float" office:value="0.00341949784740724">
                <text:p>0.003419497847407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00331335237159577">
                <text:p>0.003313352371595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5000000000001">
                <text:p>0.715000000000001</text:p>
              </table:table-cell>
              <table:table-cell office:value-type="float" office:value="0.00289428675814503">
                <text:p>0.002894286758145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">
                <text:p>0.72</text:p>
              </table:table-cell>
              <table:table-cell office:value-type="float" office:value="0.00220993595797339">
                <text:p>0.002209935957973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5000000000001">
                <text:p>0.725000000000001</text:p>
              </table:table-cell>
              <table:table-cell office:value-type="float" office:value="0.00133202274647288">
                <text:p>0.001332022746472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000348932609441396">
                <text:p>0.0003489326094413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35000000000001">
                <text:p>0.735000000000001</text:p>
              </table:table-cell>
              <table:table-cell office:value-type="float" office:value="-0.000643114886138596">
                <text:p>-0.0006431148861385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-0.00154942280567065">
                <text:p>-0.001549422805670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5000000000001">
                <text:p>0.745000000000001</text:p>
              </table:table-cell>
              <table:table-cell office:value-type="float" office:value="-0.00228579753740335">
                <text:p>-0.002285797537403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-0.00278630748466338">
                <text:p>-0.002786307484663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5000000000001">
                <text:p>0.755000000000001</text:p>
              </table:table-cell>
              <table:table-cell office:value-type="float" office:value="-0.00300911104665046">
                <text:p>-0.003009111046650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-0.00293984654044393">
                <text:p>-0.002939846540443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000000000001">
                <text:p>0.765000000000001</text:p>
              </table:table-cell>
              <table:table-cell office:value-type="float" office:value="-0.00259232142726314">
                <text:p>-0.002592321427263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-0.00200650188623118">
                <text:p>-0.002006501886231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5000000000001">
                <text:p>0.775000000000001</text:p>
              </table:table-cell>
              <table:table-cell office:value-type="float" office:value="-0.00124406084945932">
                <text:p>-0.001244060849459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-0.000381968754759002">
                <text:p>-0.0003819687547590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5000000000001">
                <text:p>0.785000000000001</text:p>
              </table:table-cell>
              <table:table-cell office:value-type="float" office:value="0.000495214285938592">
                <text:p>0.000495214285938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0013035787994575">
                <text:p>0.00130357879945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5000000000001">
                <text:p>0.795000000000001</text:p>
              </table:table-cell>
              <table:table-cell office:value-type="float" office:value="0.00196784084784457">
                <text:p>0.00196784084784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